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1" svg:font-family="Monospace"/>
    <style:font-face style:name="Muli" svg:font-family="Muli, Helvetica, Arial, sans-serif"/>
    <style:font-face style:name="Nunito" svg:font-family="Nunito, sans-serif"/>
    <style:font-face style:name="Roboto" svg:font-family="Roboto, Arial, 'Helvetica Neue', Helvetica, sans-serif"/>
    <style:font-face style:name="Roboto1" svg:font-family="Roboto, sans-serif"/>
    <style:font-face style:name="urw-din" svg:font-family="urw-din, sans-serif"/>
    <style:font-face style:name="Liberation Serif" svg:font-family="'Liberation Serif'" style:font-family-generic="roman" style:font-pitch="variable"/>
    <style:font-face style:name="Monospace" svg:font-family="Monospace"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Comic Sans MS" fo:font-size="12pt" fo:letter-spacing="normal" fo:font-style="normal" fo:font-weight="normal" officeooo:paragraph-rsid="0021d894" fo:background-color="#ffffff" style:font-size-asian="12pt" style:font-size-complex="12pt"/>
    </style:style>
    <style:style style:name="P2" style:family="paragraph" style:parent-style-name="Standard">
      <style:paragraph-properties fo:margin-left="0cm" fo:margin-right="0cm" fo:orphans="2" fo:widows="2" fo:text-indent="0cm" style:auto-text-indent="false"/>
      <style:text-properties officeooo:paragraph-rsid="0021d894"/>
    </style:style>
    <style:style style:name="P3" style:family="paragraph" style:parent-style-name="Standard">
      <style:paragraph-properties fo:margin-left="0cm" fo:margin-right="0cm" fo:orphans="2" fo:widows="2" fo:text-indent="0cm" style:auto-text-indent="false"/>
      <style:text-properties officeooo:paragraph-rsid="002fb3b4"/>
    </style:style>
    <style:style style:name="P4" style:family="paragraph" style:parent-style-name="Text_20_body">
      <style:paragraph-properties fo:margin-left="0cm" fo:margin-right="0cm" fo:orphans="2" fo:widows="2" fo:text-indent="0cm" style:auto-text-indent="false"/>
      <style:text-properties officeooo:paragraph-rsid="002c1aaf"/>
    </style:style>
    <style:style style:name="P5" style:family="paragraph" style:parent-style-name="Heading_20_3">
      <style:paragraph-properties fo:margin-left="0cm" fo:margin-right="0cm" fo:orphans="2" fo:widows="2" fo:text-indent="0cm" style:auto-text-indent="false"/>
      <style:text-properties officeooo:paragraph-rsid="0022991b"/>
    </style:style>
    <style:style style:name="P6" style:family="paragraph" style:parent-style-name="Heading_20_4">
      <style:paragraph-properties fo:margin-left="0cm" fo:margin-right="0cm" fo:orphans="2" fo:widows="2" fo:text-indent="0cm" style:auto-text-indent="false"/>
      <style:text-properties officeooo:paragraph-rsid="0025fdd1"/>
    </style:style>
    <style:style style:name="P7"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Liberation Serif" fo:font-size="12pt" fo:letter-spacing="normal" fo:font-style="normal" fo:font-weight="normal" officeooo:rsid="0027d7c6" officeooo:paragraph-rsid="0027d7c6" style:font-size-asian="12pt" style:font-size-complex="12pt"/>
    </style:style>
    <style:style style:name="P8"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Liberation Serif" fo:font-size="12pt" fo:letter-spacing="normal" fo:font-style="normal" fo:font-weight="normal" officeooo:paragraph-rsid="0027d7c6" style:font-size-asian="12pt" style:font-size-complex="12pt"/>
    </style:style>
    <style:style style:name="P9"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Liberation Serif" fo:font-size="12pt" fo:letter-spacing="normal" fo:font-style="normal" fo:font-weight="normal" officeooo:rsid="002a27eb" officeooo:paragraph-rsid="002a27eb"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bold" officeooo:rsid="004c207e" officeooo:paragraph-rsid="004c207e" style:font-size-asian="12pt" style:font-weight-asian="bold" style:font-size-complex="12pt"/>
    </style:style>
    <style:style style:name="P1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4c207e" style:font-size-asian="12pt" style:font-size-complex="12pt"/>
    </style:style>
    <style:style style:name="P13" style:family="paragraph" style:parent-style-name="Standard">
      <style:paragraph-properties fo:margin-left="0cm" fo:margin-right="0cm" fo:orphans="2" fo:widows="2" fo:text-indent="0cm" style:auto-text-indent="false"/>
      <style:text-properties fo:color="#000000" style:font-name="Liberation Serif" fo:font-size="12pt" officeooo:paragraph-rsid="0035ed74" style:font-size-asian="12pt" style:font-size-complex="12pt"/>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212204" officeooo:paragraph-rsid="001f23fe" style:font-size-asian="12pt" style:font-weight-asian="normal" style:font-size-complex="12pt" style:font-weight-complex="normal"/>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273887" officeooo:paragraph-rsid="00273887" style:font-size-asian="12pt" style:font-size-complex="12pt"/>
    </style:style>
    <style:style style:name="P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Liberation Serif" fo:font-size="12pt" fo:letter-spacing="normal" fo:font-style="normal" fo:font-weight="normal" officeooo:paragraph-rsid="004c207e" style:font-size-asian="12pt" style:font-size-complex="12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2723be" officeooo:paragraph-rsid="002723be" style:font-size-asian="12pt" style:font-size-complex="12pt"/>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2a27eb" officeooo:paragraph-rsid="002a27eb" style:font-size-asian="12pt" style:font-size-complex="12pt"/>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21d894" fo:background-color="#ffffff" style:font-size-asian="12pt" style:font-size-complex="12pt"/>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1"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bold" style:font-size-asian="12pt" style:font-weight-asian="bold" style:font-size-complex="12pt" style:font-weight-complex="bold"/>
    </style:style>
    <style:style style:name="P22"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bold" officeooo:paragraph-rsid="002fb3b4" style:font-size-asian="12pt" style:font-weight-asian="bold" style:font-size-complex="12pt" style:font-weight-complex="bold"/>
    </style:style>
    <style:style style:name="P23"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bold" officeooo:rsid="001df294" officeooo:paragraph-rsid="001df294" style:font-size-asian="12pt" style:font-weight-asian="bold" style:font-size-complex="12pt" style:font-weight-complex="bold"/>
    </style:style>
    <style:style style:name="P24" style:family="paragraph" style:parent-style-name="Standard">
      <style:paragraph-properties fo:margin-left="0cm" fo:margin-right="0cm" fo:text-align="start" style:justify-single-word="false" fo:text-indent="0cm" style:auto-text-indent="false"/>
      <style:text-properties fo:font-variant="normal" fo:text-transform="none" fo:color="#202124" style:font-name="Liberation Serif" fo:font-size="12pt" fo:letter-spacing="normal" fo:font-style="normal" fo:font-weight="bold" officeooo:paragraph-rsid="004c207e" style:font-size-asian="12pt" style:font-weight-asian="bold" style:font-size-complex="12pt" style:font-weight-complex="bold"/>
    </style:style>
    <style:style style:name="P25" style:family="paragraph" style:parent-style-name="Standard">
      <style:paragraph-properties fo:margin-left="0cm" fo:margin-right="0cm" fo:text-align="start" style:justify-single-word="false" fo:text-indent="0cm" style:auto-text-indent="false"/>
      <style:text-properties fo:font-variant="normal" fo:text-transform="none" fo:color="#202124" style:font-name="Liberation Serif" fo:font-size="12pt" fo:letter-spacing="normal" fo:font-style="normal" fo:font-weight="bold" officeooo:rsid="0057c809" officeooo:paragraph-rsid="0057c809" style:font-size-asian="12pt" style:font-weight-asian="bold" style:font-size-complex="12pt" style:font-weight-complex="bold"/>
    </style:style>
    <style:style style:name="P26" style:family="paragraph" style:parent-style-name="Standard">
      <style:paragraph-properties fo:margin-left="0cm" fo:margin-right="0cm" fo:text-align="start" style:justify-single-word="false" fo:text-indent="0cm" style:auto-text-indent="false"/>
      <style:text-properties fo:font-variant="normal" fo:text-transform="none" fo:color="#202124" style:font-name="Liberation Serif" fo:font-size="12pt" fo:letter-spacing="normal" fo:font-style="normal" fo:font-weight="bold" officeooo:rsid="0051688d" officeooo:paragraph-rsid="0051688d" style:font-size-asian="12pt" style:font-weight-asian="bold" style:font-size-complex="12pt" style:font-weight-complex="bold"/>
    </style:style>
    <style:style style:name="P27"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style:font-size-asian="12pt" style:font-size-complex="12pt"/>
    </style:style>
    <style:style style:name="P28"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paragraph-rsid="0035ed74" style:font-size-asian="12pt" style:font-size-complex="12pt"/>
    </style:style>
    <style:style style:name="P29" style:family="paragraph" style:parent-style-name="Standard">
      <style:paragraph-properties fo:margin-left="0cm" fo:margin-right="0cm" fo:text-align="start" style:justify-single-word="false" fo:text-indent="0cm" style:auto-text-indent="false"/>
      <style:text-properties fo:font-variant="normal" fo:text-transform="none" fo:color="#202124" style:font-name="Liberation Serif" fo:font-size="12pt" fo:letter-spacing="normal" fo:font-style="normal" fo:font-weight="normal" officeooo:paragraph-rsid="004c207e" style:font-size-asian="12pt" style:font-size-complex="12pt"/>
    </style:style>
    <style:style style:name="P30"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rsid="001df294" officeooo:paragraph-rsid="001df294" style:font-size-asian="12pt" style:font-weight-asian="normal" style:font-size-complex="12pt" style:font-weight-complex="normal"/>
    </style:style>
    <style:style style:name="P31"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rsid="001df294" officeooo:paragraph-rsid="001f23fe" style:font-size-asian="12pt" style:font-weight-asian="normal" style:font-size-complex="12pt" style:font-weight-complex="normal"/>
    </style:style>
    <style:style style:name="P32"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rsid="002c1aaf" officeooo:paragraph-rsid="002c1aaf" style:font-size-asian="12pt" style:font-weight-asian="normal" style:font-size-complex="12pt" style:font-weight-complex="normal"/>
    </style:style>
    <style:style style:name="P33"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rsid="003050d3" officeooo:paragraph-rsid="00316e2d" style:font-size-asian="12pt" style:font-weight-asian="normal" style:font-size-complex="12pt" style:font-weight-complex="normal"/>
    </style:style>
    <style:style style:name="P34"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rsid="00377546" officeooo:paragraph-rsid="00377546" style:font-size-asian="12pt" style:font-weight-asian="normal" style:font-size-complex="12pt" style:font-weight-complex="normal"/>
    </style:style>
    <style:style style:name="P35"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paragraph-rsid="001f23fe" style:font-size-asian="12pt" style:font-weight-asian="normal" style:font-size-complex="12pt" style:font-weight-complex="normal"/>
    </style:style>
    <style:style style:name="P36"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rsid="002c1aaf" officeooo:paragraph-rsid="002c1aaf" fo:background-color="#ffffff" style:font-size-asian="12pt" style:font-weight-asian="normal" style:font-size-complex="12pt" style:font-weight-complex="normal"/>
    </style:style>
    <style:style style:name="P37" style:family="paragraph" style:parent-style-name="Standard">
      <style:paragraph-properties fo:margin-left="0cm" fo:margin-right="0cm" fo:orphans="2" fo:widows="2" fo:text-indent="0cm" style:auto-text-indent="false"/>
      <style:text-properties fo:font-variant="normal" fo:text-transform="none" style:font-name="Liberation Serif" fo:font-size="12pt" fo:letter-spacing="normal" fo:font-style="normal" fo:font-weight="bold" officeooo:rsid="00212204" officeooo:paragraph-rsid="00212204" style:font-size-asian="12pt" style:font-weight-asian="bold" style:font-size-complex="12pt" style:font-weight-complex="bold"/>
    </style:style>
    <style:style style:name="P38" style:family="paragraph" style:parent-style-name="Standard">
      <style:paragraph-properties fo:margin-left="0cm" fo:margin-right="0cm" fo:orphans="2" fo:widows="2" fo:text-indent="0cm" style:auto-text-indent="false"/>
      <style:text-properties fo:font-variant="normal" fo:text-transform="none" fo:color="#212529" style:font-name="Liberation Serif" fo:font-size="12pt" fo:letter-spacing="normal" fo:font-style="normal" fo:font-weight="normal" officeooo:paragraph-rsid="001f23fe" style:font-size-asian="12pt" style:font-weight-asian="normal" style:font-size-complex="12pt" style:font-weight-complex="normal"/>
    </style:style>
    <style:style style:name="P39" style:family="paragraph" style:parent-style-name="Standard">
      <style:paragraph-properties fo:margin-left="0cm" fo:margin-right="0cm" fo:orphans="2" fo:widows="2" fo:text-indent="0cm" style:auto-text-indent="false"/>
      <style:text-properties fo:font-variant="normal" fo:text-transform="none" fo:color="#212529" style:font-name="Liberation Serif" fo:font-size="12pt" fo:letter-spacing="normal" fo:font-style="normal" fo:font-weight="normal" officeooo:paragraph-rsid="0021d894" style:font-size-asian="12pt" style:font-size-complex="12pt"/>
    </style:style>
    <style:style style:name="P40"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paragraph-rsid="0021d894" style:font-size-asian="12pt" style:font-size-complex="12pt"/>
    </style:style>
    <style:style style:name="P41"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paragraph-rsid="0035ed74" style:font-size-asian="12pt" style:font-size-complex="12pt"/>
    </style:style>
    <style:style style:name="P42"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rsid="00235dd2" officeooo:paragraph-rsid="0022991b" style:font-size-asian="12pt" style:font-size-complex="12pt"/>
    </style:style>
    <style:style style:name="P43"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rsid="002723be" officeooo:paragraph-rsid="002723be" style:font-size-asian="12pt" style:font-size-complex="12pt"/>
    </style:style>
    <style:style style:name="P44"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rsid="0027d7c6" officeooo:paragraph-rsid="0027d7c6" style:font-size-asian="12pt" style:font-size-complex="12pt"/>
    </style:style>
    <style:style style:name="P45"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rsid="002a27eb" officeooo:paragraph-rsid="002a27eb" style:font-size-asian="12pt" style:font-size-complex="12pt"/>
    </style:style>
    <style:style style:name="P46"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rsid="0035ed74" officeooo:paragraph-rsid="0035ed74" style:font-size-asian="12pt" style:font-size-complex="12pt"/>
    </style:style>
    <style:style style:name="P47"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rsid="0036a981" officeooo:paragraph-rsid="0036a981" style:font-size-asian="12pt" style:font-size-complex="12pt"/>
    </style:style>
    <style:style style:name="P48"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bold" officeooo:rsid="0036a981" officeooo:paragraph-rsid="0036a981" style:font-size-asian="12pt" style:font-weight-asian="bold" style:font-size-complex="12pt" style:font-weight-complex="bold"/>
    </style:style>
    <style:style style:name="P49" style:family="paragraph" style:parent-style-name="Standard">
      <style:paragraph-properties fo:margin-left="0cm" fo:margin-right="0cm" fo:orphans="2" fo:widows="2" fo:text-indent="0cm" style:auto-text-indent="false"/>
      <style:text-properties fo:font-variant="normal" fo:text-transform="none" fo:color="#282829" style:font-name="Liberation Serif" fo:font-size="12pt" fo:letter-spacing="normal" fo:font-style="normal" fo:font-weight="normal" officeooo:rsid="00273887" officeooo:paragraph-rsid="00273887" style:font-size-asian="12pt" style:font-size-complex="12pt"/>
    </style:style>
    <style:style style:name="P50"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paragraph-rsid="0021d894" fo:background-color="#ffffff" style:font-size-asian="12pt" style:font-size-complex="12pt"/>
    </style:style>
    <style:style style:name="P51"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rsid="003050d3" officeooo:paragraph-rsid="003050d3" style:font-size-asian="12pt" style:font-weight-asian="normal" style:font-size-complex="12pt" style:font-weight-complex="normal"/>
    </style:style>
    <style:style style:name="P52"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rsid="00316e2d" officeooo:paragraph-rsid="00316e2d" style:font-size-asian="12pt" style:font-weight-asian="bold" style:font-size-complex="12pt" style:font-weight-complex="bold"/>
    </style:style>
    <style:style style:name="P53"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paragraph-rsid="00316e2d" style:font-size-asian="12pt" style:font-size-complex="12pt"/>
    </style:style>
    <style:style style:name="P54"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paragraph-rsid="002fb3b4" style:font-size-asian="12pt" style:font-size-complex="12pt"/>
    </style:style>
    <style:style style:name="P55"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paragraph-rsid="0036a981" style:font-size-asian="12pt" style:font-size-complex="12pt"/>
    </style:style>
    <style:style style:name="P56"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paragraph-rsid="0035ed74" style:font-size-asian="12pt" style:font-size-complex="12pt"/>
    </style:style>
    <style:style style:name="P57"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rsid="00316e2d" officeooo:paragraph-rsid="00316e2d" style:font-size-asian="12pt" style:font-size-complex="12pt"/>
    </style:style>
    <style:style style:name="P58"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rsid="00334283" officeooo:paragraph-rsid="00334283" style:font-size-asian="12pt" style:font-size-complex="12pt"/>
    </style:style>
    <style:style style:name="P59"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rsid="003460b8" officeooo:paragraph-rsid="003460b8" style:font-size-asian="12pt" style:font-size-complex="12pt"/>
    </style:style>
    <style:style style:name="P60"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normal" officeooo:rsid="0035ed74" officeooo:paragraph-rsid="0035ed74" style:font-size-asian="12pt" style:font-size-complex="12pt"/>
    </style:style>
    <style:style style:name="P61" style:family="paragraph" style:parent-style-name="Standard">
      <style:paragraph-properties fo:margin-left="0cm" fo:margin-right="0cm" fo:orphans="2" fo:widows="2" fo:text-indent="0cm" style:auto-text-indent="false"/>
      <style:text-properties fo:font-variant="normal" fo:text-transform="none" fo:color="#273239" style:font-name="Liberation Serif" fo:font-size="12pt" fo:letter-spacing="normal" fo:font-style="normal" fo:font-weight="bold" officeooo:paragraph-rsid="002fb3b4" style:font-size-asian="12pt" style:font-weight-asian="bold" style:font-size-complex="12pt" style:font-weight-complex="bold"/>
    </style:style>
    <style:style style:name="P62" style:family="paragraph" style:parent-style-name="Standard">
      <style:paragraph-properties fo:margin-left="0cm" fo:margin-right="0cm" fo:orphans="2" fo:widows="2" fo:text-indent="0cm" style:auto-text-indent="false"/>
      <style:text-properties fo:font-variant="normal" fo:text-transform="none" fo:color="#222222" style:font-name="Liberation Serif" fo:font-size="12pt" fo:letter-spacing="normal" fo:font-style="normal" fo:font-weight="normal" officeooo:paragraph-rsid="0035ed74" style:font-size-asian="12pt" style:font-size-complex="12pt"/>
    </style:style>
    <style:style style:name="P63" style:family="paragraph" style:parent-style-name="Standard">
      <style:paragraph-properties fo:margin-left="0cm" fo:margin-right="0cm" fo:orphans="2" fo:widows="2" fo:text-indent="0cm" style:auto-text-indent="false"/>
      <style:text-properties fo:font-variant="normal" fo:text-transform="none" fo:color="#222222" style:font-name="Liberation Serif" fo:font-size="12pt" fo:letter-spacing="normal" fo:font-style="normal" fo:font-weight="normal" officeooo:rsid="0036a981" officeooo:paragraph-rsid="0036a981" style:font-size-asian="12pt" style:font-size-complex="12pt"/>
    </style:style>
    <style:style style:name="P64" style:family="paragraph" style:parent-style-name="Standard">
      <style:paragraph-properties fo:margin-left="0cm" fo:margin-right="0cm" fo:orphans="2" fo:widows="2" fo:text-indent="0cm" style:auto-text-indent="false"/>
      <style:text-properties fo:font-variant="normal" fo:text-transform="none" fo:color="#222426" style:font-name="Liberation Serif" fo:font-size="12pt" fo:letter-spacing="normal" fo:font-style="normal" fo:font-weight="normal" officeooo:paragraph-rsid="003cec3f" style:font-size-asian="12pt" style:font-size-complex="12pt"/>
    </style:style>
    <style:style style:name="P65" style:family="paragraph" style:parent-style-name="Standard">
      <style:paragraph-properties fo:margin-left="0cm" fo:margin-right="0cm" fo:orphans="2" fo:widows="2" fo:text-indent="0cm" style:auto-text-indent="false"/>
      <style:text-properties fo:font-variant="normal" fo:text-transform="none" fo:color="#222426" style:font-name="Liberation Serif" fo:font-size="12pt" fo:letter-spacing="normal" fo:font-style="normal" fo:font-weight="normal" officeooo:rsid="003d8337" officeooo:paragraph-rsid="003d8337" style:font-size-asian="12pt" style:font-weight-asian="bold" style:font-size-complex="12pt" style:font-weight-complex="bold"/>
    </style:style>
    <style:style style:name="P66" style:family="paragraph" style:parent-style-name="Standard">
      <style:paragraph-properties fo:margin-left="0cm" fo:margin-right="0cm" fo:orphans="2" fo:widows="2" fo:text-indent="0cm" style:auto-text-indent="false"/>
      <style:text-properties fo:font-variant="normal" fo:text-transform="none" fo:color="#222426" style:font-name="Liberation Serif" fo:font-size="12pt" fo:letter-spacing="normal" fo:font-style="normal" fo:font-weight="bold" officeooo:paragraph-rsid="003cec3f" style:font-size-asian="12pt" style:font-weight-asian="bold" style:font-size-complex="12pt" style:font-weight-complex="bold"/>
    </style:style>
    <style:style style:name="P67" style:family="paragraph" style:parent-style-name="Standard">
      <style:paragraph-properties fo:margin-left="0cm" fo:margin-right="0cm" fo:orphans="2" fo:widows="2" fo:text-indent="0cm" style:auto-text-indent="false"/>
      <style:text-properties style:font-name="Liberation Serif" fo:font-size="12pt" officeooo:paragraph-rsid="003cec3f" style:font-size-asian="12pt" style:font-size-complex="12pt"/>
    </style:style>
    <style:style style:name="P68" style:family="paragraph" style:parent-style-name="Standard">
      <style:paragraph-properties fo:margin-left="0cm" fo:margin-right="0cm" fo:orphans="2" fo:widows="2" fo:text-indent="0cm" style:auto-text-indent="false"/>
      <style:text-properties style:font-name="Liberation Serif" fo:font-size="12pt" officeooo:paragraph-rsid="0022991b" style:font-size-asian="12pt" style:font-size-complex="12pt"/>
    </style:style>
    <style:style style:name="P69" style:family="paragraph" style:parent-style-name="Standard">
      <style:paragraph-properties fo:margin-left="0cm" fo:margin-right="0cm" fo:orphans="2" fo:widows="2" fo:text-indent="0cm" style:auto-text-indent="false"/>
      <style:text-properties style:font-name="Liberation Serif" fo:font-size="12pt" officeooo:paragraph-rsid="002fb3b4" style:font-size-asian="12pt" style:font-size-complex="12pt"/>
    </style:style>
    <style:style style:name="P70" style:family="paragraph" style:parent-style-name="Standard">
      <style:paragraph-properties fo:margin-left="0cm" fo:margin-right="0cm" fo:orphans="2" fo:widows="2" fo:text-indent="0cm" style:auto-text-indent="false"/>
      <style:text-properties style:font-name="Liberation Serif" fo:font-size="12pt" officeooo:paragraph-rsid="0035ed74" style:font-size-asian="12pt" style:font-size-complex="12pt"/>
    </style:style>
    <style:style style:name="P71" style:family="paragraph" style:parent-style-name="Standard">
      <style:paragraph-properties fo:margin-left="0cm" fo:margin-right="0cm" fo:text-align="start" style:justify-single-word="false" fo:text-indent="0cm" style:auto-text-indent="false"/>
      <style:text-properties style:font-name="Liberation Serif" fo:font-size="12pt" style:font-size-asian="12pt" style:font-size-complex="12pt"/>
    </style:style>
    <style:style style:name="P72" style:family="paragraph" style:parent-style-name="Standard">
      <style:paragraph-properties fo:margin-left="0cm" fo:margin-right="0cm" fo:text-align="start" style:justify-single-word="false" fo:text-indent="0cm" style:auto-text-indent="false"/>
      <style:text-properties style:font-name="Liberation Serif" fo:font-size="12pt" officeooo:paragraph-rsid="004c207e" style:font-size-asian="12pt" style:font-size-complex="12pt"/>
    </style:style>
    <style:style style:name="P7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Liberation Serif" fo:font-size="12pt" fo:letter-spacing="normal" fo:font-style="normal" fo:font-weight="normal" officeooo:rsid="002a27eb" officeooo:paragraph-rsid="002a27eb" style:font-size-asian="12pt" style:font-size-complex="12pt"/>
    </style:style>
    <style:style style:name="P7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a27eb" officeooo:paragraph-rsid="002a27eb" style:font-size-asian="12pt" style:font-size-complex="12pt"/>
    </style:style>
    <style:style style:name="P75" style:family="paragraph" style:parent-style-name="Standard"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rsid="0040f396" officeooo:paragraph-rsid="0040f396" style:font-size-asian="12pt" style:font-weight-asian="normal" style:font-size-complex="12pt" style:font-weight-complex="normal"/>
    </style:style>
    <style:style style:name="P76"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rsid="0040f396" officeooo:paragraph-rsid="0040f396" style:font-size-asian="12pt" style:font-weight-asian="normal" style:font-size-complex="12pt" style:font-weight-complex="normal"/>
    </style:style>
    <style:style style:name="P77"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rsid="004500e8" officeooo:paragraph-rsid="004500e8" style:font-size-asian="12pt" style:font-weight-asian="normal" style:font-size-complex="12pt" style:font-weight-complex="normal"/>
    </style:style>
    <style:style style:name="P78"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bold" officeooo:rsid="0052f3bd" officeooo:paragraph-rsid="0052f3bd" style:font-size-asian="12pt" style:font-size-complex="12pt"/>
    </style:style>
    <style:style style:name="P79"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bold" officeooo:paragraph-rsid="0047a38f" style:font-size-asian="12pt" style:font-size-complex="12pt"/>
    </style:style>
    <style:style style:name="P80"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bold" officeooo:rsid="0046ef3c" officeooo:paragraph-rsid="0046ef3c" style:font-size-asian="12pt" style:font-weight-asian="bold" style:font-size-complex="12pt" style:font-weight-complex="bold"/>
    </style:style>
    <style:style style:name="P81"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bold" officeooo:rsid="0040f396" officeooo:paragraph-rsid="0040f396" style:font-size-asian="12pt" style:font-weight-asian="bold" style:font-size-complex="12pt" style:font-weight-complex="bold"/>
    </style:style>
    <style:style style:name="P82"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rsid="0040f396" officeooo:paragraph-rsid="0040f396" style:font-size-asian="12pt" style:font-weight-asian="bold" style:font-size-complex="12pt" style:font-weight-complex="bold"/>
    </style:style>
    <style:style style:name="P83"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rsid="0046ef3c" officeooo:paragraph-rsid="0047a38f" style:font-size-asian="12pt" style:font-weight-asian="bold" style:font-size-complex="12pt" style:font-weight-complex="bold"/>
    </style:style>
    <style:style style:name="P84"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rsid="0052f3bd" officeooo:paragraph-rsid="0052f3bd" style:font-size-asian="12pt" style:font-weight-asian="bold" style:font-size-complex="12pt" style:font-weight-complex="bold"/>
    </style:style>
    <style:style style:name="P85"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rsid="00534228" officeooo:paragraph-rsid="00534228" style:font-size-asian="12pt" style:font-weight-asian="bold" style:font-size-complex="12pt" style:font-weight-complex="bold"/>
    </style:style>
    <style:style style:name="P86"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paragraph-rsid="00534228" style:font-size-asian="12pt" style:font-weight-asian="bold" style:font-size-complex="12pt" style:font-weight-complex="bold"/>
    </style:style>
    <style:style style:name="P87"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rsid="005ee6fa" officeooo:paragraph-rsid="005ee6fa" style:font-size-asian="12pt" style:font-weight-asian="bold" style:font-size-complex="12pt" style:font-weight-complex="bold"/>
    </style:style>
    <style:style style:name="P88"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rsid="005d3512" officeooo:paragraph-rsid="005d3512" style:font-size-asian="12pt" style:font-weight-asian="bold" style:font-size-complex="12pt" style:font-weight-complex="bold"/>
    </style:style>
    <style:style style:name="P89" style:family="paragraph" style:parent-style-name="Standard">
      <style:paragraph-properties fo:margin-top="0.106cm" fo:margin-bottom="0.247cm" loext:contextual-spacing="false" style:line-height-at-least="0.661cm" fo:text-align="justify" style:justify-single-word="false" fo:orphans="2" fo:widows="2"/>
      <style:text-properties fo:font-variant="normal" fo:text-transform="none" fo:color="#222426" style:font-name="Liberation Serif" fo:font-size="12pt" fo:letter-spacing="normal" fo:font-style="normal" fo:font-weight="bold" officeooo:rsid="0040f396" officeooo:paragraph-rsid="0040f396" style:font-size-asian="12pt" style:font-weight-asian="bold" style:font-size-complex="12pt" style:font-weight-complex="bold"/>
    </style:style>
    <style:style style:name="P90" style:family="paragraph" style:parent-style-name="Standard">
      <style:paragraph-properties fo:margin-top="0.106cm" fo:margin-bottom="0.247cm" loext:contextual-spacing="false" style:line-height-at-least="0.661cm" fo:text-align="justify" style:justify-single-word="false" fo:orphans="2" fo:widows="2"/>
      <style:text-properties style:font-name="Liberation Serif" fo:font-size="12pt" officeooo:paragraph-rsid="004500e8" style:font-size-asian="12pt" style:font-size-complex="12pt"/>
    </style:style>
    <style:style style:name="P91" style:family="paragraph" style:parent-style-name="Standard">
      <style:paragraph-properties fo:margin-top="0.106cm" fo:margin-bottom="0.247cm" loext:contextual-spacing="false" style:line-height-at-least="0.661cm" fo:text-align="justify" style:justify-single-word="false" fo:orphans="2" fo:widows="2"/>
      <style:text-properties style:font-name="Liberation Serif" fo:font-size="12pt" officeooo:paragraph-rsid="005ee6fa" style:font-size-asian="12pt" style:font-size-complex="12pt"/>
    </style:style>
    <style:style style:name="P92" style:family="paragraph" style:parent-style-name="Standard">
      <style:paragraph-properties fo:margin-left="0cm" fo:margin-right="0cm" fo:text-align="start" style:justify-single-word="false" fo:text-indent="0cm" style:auto-text-indent="false"/>
      <style:text-properties style:font-name="Liberation Serif" fo:font-size="12pt" style:font-size-asian="12pt" style:font-size-complex="12pt"/>
    </style:style>
    <style:style style:name="P93" style:family="paragraph" style:parent-style-name="Standard" style:list-style-name="L1">
      <style:paragraph-properties fo:margin-left="0cm" fo:margin-right="0cm" fo:text-align="start" style:justify-single-word="false" fo:text-indent="0cm" style:auto-text-indent="false"/>
      <style:text-properties style:font-name="Liberation Serif" fo:font-size="12pt" style:font-size-asian="12pt" style:font-size-complex="12pt"/>
    </style:style>
    <style:style style:name="P94"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5"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paragraph-rsid="0040f396" style:font-size-asian="12pt" style:font-size-complex="12pt"/>
    </style:style>
    <style:style style:name="P96"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paragraph-rsid="00410ac5" style:font-size-asian="12pt" style:font-size-complex="12pt"/>
    </style:style>
    <style:style style:name="P97"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rsid="0040f396" officeooo:paragraph-rsid="0040f396" style:font-size-asian="12pt" style:font-size-complex="12pt"/>
    </style:style>
    <style:style style:name="P98"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style:font-size-asian="12pt" style:font-size-complex="12pt"/>
    </style:style>
    <style:style style:name="P99"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222426" style:font-name="Liberation Serif" fo:font-size="12pt" fo:letter-spacing="normal" fo:font-style="normal" fo:font-weight="bold" officeooo:rsid="003d8337" officeooo:paragraph-rsid="00410ac5" style:font-size-asian="12pt" style:font-weight-asian="bold" style:font-size-complex="12pt" style:font-weight-complex="bold"/>
    </style:style>
    <style:style style:name="P100"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222426" style:font-name="Liberation Serif" fo:font-size="12pt" fo:letter-spacing="normal" fo:font-style="normal" fo:font-weight="bold" officeooo:rsid="0040f396" officeooo:paragraph-rsid="0040f396" style:font-size-asian="12pt" style:font-weight-asian="bold" style:font-size-complex="12pt" style:font-weight-complex="bold"/>
    </style:style>
    <style:style style:name="P101"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paragraph-rsid="0040f396" style:font-size-asian="12pt" style:font-weight-asian="bold" style:font-size-complex="12pt" style:font-weight-complex="bold"/>
    </style:style>
    <style:style style:name="P102"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202124" style:font-name="Liberation Serif" fo:font-size="12pt" fo:letter-spacing="normal" fo:font-style="normal" fo:font-weight="bold" officeooo:rsid="0046ef3c" officeooo:paragraph-rsid="0047a38f" style:font-size-asian="12pt" style:font-weight-asian="bold" style:font-size-complex="12pt" style:font-weight-complex="bold"/>
    </style:style>
    <style:style style:name="P103"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style:font-name="Liberation Serif" fo:font-size="12pt" officeooo:paragraph-rsid="0040f396" style:font-size-asian="12pt" style:font-size-complex="12pt"/>
    </style:style>
    <style:style style:name="P10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212204" officeooo:paragraph-rsid="00212204" style:font-size-asian="12pt" style:font-weight-asian="normal" style:font-size-complex="12pt" style:font-weight-complex="normal"/>
    </style:style>
    <style:style style:name="P10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2c1aaf" style:font-size-asian="12pt" style:font-size-complex="12pt"/>
    </style:style>
    <style:style style:name="P10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2c1aaf" fo:background-color="#ffffff" style:font-size-asian="12pt" style:font-size-complex="12pt"/>
    </style:style>
    <style:style style:name="P107" style:family="paragraph" style:parent-style-name="Text_20_body">
      <style:paragraph-properties fo:margin-left="0cm" fo:margin-right="0cm" fo:orphans="2" fo:widows="2" fo:text-indent="0cm" style:auto-text-indent="false"/>
      <style:text-properties fo:font-variant="normal" fo:text-transform="none" style:font-name="Liberation Serif" fo:font-size="12pt" fo:letter-spacing="normal" fo:font-style="normal" fo:font-weight="normal" officeooo:paragraph-rsid="00212204" style:font-size-asian="12pt" style:font-weight-asian="normal" style:font-size-complex="12pt" style:font-weight-complex="normal"/>
    </style:style>
    <style:style style:name="P108" style:family="paragraph" style:parent-style-name="Text_20_body">
      <style:paragraph-properties fo:margin-left="0cm" fo:margin-right="0cm" fo:orphans="2" fo:widows="2" fo:text-indent="0cm" style:auto-text-indent="false"/>
      <style:text-properties fo:font-variant="normal" fo:text-transform="none" style:font-name="Liberation Serif" fo:font-size="12pt" fo:letter-spacing="normal" fo:font-style="normal" fo:font-weight="bold" officeooo:paragraph-rsid="00212204" style:font-size-asian="12pt" style:font-weight-asian="bold" style:font-size-complex="12pt" style:font-weight-complex="bold"/>
    </style:style>
    <style:style style:name="P109" style:family="paragraph" style:parent-style-name="Text_20_body">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officeooo:paragraph-rsid="0025fdd1" style:font-size-asian="12pt" style:font-size-complex="12pt"/>
    </style:style>
    <style:style style:name="P110" style:family="paragraph" style:parent-style-name="Text_20_body">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bold" officeooo:paragraph-rsid="002c1aaf" fo:background-color="#ffffff" style:font-size-asian="12pt" style:font-weight-asian="bold" style:font-size-complex="12pt" style:font-weight-complex="bold"/>
    </style:style>
    <style:style style:name="P111" style:family="paragraph" style:parent-style-name="Text_20_body">
      <style:paragraph-properties fo:margin-left="0cm" fo:margin-right="0cm" fo:orphans="2" fo:widows="2" fo:text-indent="0cm" style:auto-text-indent="false"/>
      <style:text-properties fo:font-variant="normal" fo:text-transform="none" fo:color="#202124" style:font-name="Liberation Serif" fo:font-size="12pt" fo:letter-spacing="normal" fo:font-style="normal" fo:font-weight="normal" officeooo:rsid="002c1aaf" officeooo:paragraph-rsid="002c1aaf" fo:background-color="#ffffff" style:font-size-asian="12pt" style:font-weight-asian="normal" style:font-size-complex="12pt" style:font-weight-complex="normal"/>
    </style:style>
    <style:style style:name="P112" style:family="paragraph" style:parent-style-name="Text_20_body">
      <style:paragraph-properties fo:margin-left="0cm" fo:margin-right="0cm" fo:orphans="2" fo:widows="2" fo:text-indent="0cm" style:auto-text-indent="false"/>
      <style:text-properties fo:font-variant="normal" fo:text-transform="none" fo:color="#222426" style:font-name="Liberation Serif" fo:font-size="12pt" fo:letter-spacing="normal" fo:font-style="normal" fo:font-weight="normal" officeooo:rsid="003d8337" officeooo:paragraph-rsid="003d8337" style:font-size-asian="12pt" style:font-weight-asian="bold" style:font-size-complex="12pt" style:font-weight-complex="bold"/>
    </style:style>
    <style:style style:name="P113" style:family="paragraph" style:parent-style-name="Text_20_body">
      <style:paragraph-properties fo:margin-left="0cm" fo:margin-right="0cm" fo:orphans="2" fo:widows="2" fo:text-indent="0cm" style:auto-text-indent="false"/>
      <style:text-properties style:font-name="Liberation Serif" fo:font-size="12pt" officeooo:paragraph-rsid="00212204" style:font-size-asian="12pt" style:font-size-complex="12pt"/>
    </style:style>
    <style:style style:name="T1" style:family="text">
      <style:text-properties officeooo:rsid="001f23fe"/>
    </style:style>
    <style:style style:name="T2" style:family="text">
      <style:text-properties fo:color="#000000"/>
    </style:style>
    <style:style style:name="T3" style:family="text">
      <style:text-properties fo:color="#000000" officeooo:rsid="00212204"/>
    </style:style>
    <style:style style:name="T4" style:family="text">
      <style:text-properties fo:color="#000000" style:font-name="Monospace" fo:font-size="14pt" style:font-size-asian="14pt"/>
    </style:style>
    <style:style style:name="T5" style:family="text">
      <style:text-properties fo:color="#000000" style:font-name="Monospace" fo:font-size="14pt" officeooo:rsid="002a27eb" style:font-size-asian="14pt"/>
    </style:style>
    <style:style style:name="T6" style:family="text">
      <style:text-properties fo:color="#000000" style:font-name="Monospace" fo:font-size="14pt" style:font-size-asian="14pt"/>
    </style:style>
    <style:style style:name="T7" style:family="text">
      <style:text-properties fo:color="#000000" style:font-name="Monospace" fo:font-size="14pt" officeooo:rsid="0057c809" style:font-size-asian="14pt"/>
    </style:style>
    <style:style style:name="T8" style:family="text">
      <style:text-properties fo:color="#000000" style:font-name="Monospace" fo:font-size="14pt" fo:font-style="italic" style:font-size-asian="14pt" style:font-style-asian="italic"/>
    </style:style>
    <style:style style:name="T9" style:family="text">
      <style:text-properties fo:color="#000000" style:font-name="Monospace" fo:font-size="14pt" fo:font-style="italic" style:font-size-asian="14pt" style:font-style-asian="italic"/>
    </style:style>
    <style:style style:name="T10" style:family="text">
      <style:text-properties fo:color="#000000" style:font-name="Monospace" fo:font-size="14pt" fo:background-color="#d4d4d4" loext:char-shading-value="0" style:font-size-asian="14pt"/>
    </style:style>
    <style:style style:name="T11" style:family="text">
      <style:text-properties fo:color="#000000" style:font-name="Monospace" fo:font-size="14pt" fo:background-color="#d4d4d4" loext:char-shading-value="0" style:font-size-asian="14pt"/>
    </style:style>
    <style:style style:name="T12" style:family="text">
      <style:text-properties fo:color="#000000" style:font-name="Monospace" fo:font-size="14pt" style:text-underline-style="solid" style:text-underline-width="auto" style:text-underline-color="font-color" style:font-size-asian="14pt"/>
    </style:style>
    <style:style style:name="T13" style:family="text">
      <style:text-properties fo:color="#000000" officeooo:rsid="0021d894"/>
    </style:style>
    <style:style style:name="T14" style:family="text">
      <style:text-properties fo:color="#000000" fo:font-size="14pt" style:font-size-asian="14pt"/>
    </style:style>
    <style:style style:name="T15" style:family="text">
      <style:text-properties fo:color="#000000" fo:font-size="14pt" style:font-size-asian="14pt"/>
    </style:style>
    <style:style style:name="T16" style:family="text">
      <style:text-properties fo:color="#000000" fo:font-size="14pt" officeooo:rsid="002a27eb" style:font-size-asian="14pt"/>
    </style:style>
    <style:style style:name="T17" style:family="text">
      <style:text-properties fo:color="#000000" fo:font-size="14pt" officeooo:rsid="0057c809" style:font-size-asian="14pt"/>
    </style:style>
    <style:style style:name="T18" style:family="text">
      <style:text-properties fo:color="#000000" fo:font-size="14pt" fo:font-style="italic" style:font-size-asian="14pt" style:font-style-asian="italic"/>
    </style:style>
    <style:style style:name="T19" style:family="text">
      <style:text-properties fo:color="#000000" fo:font-size="14pt" fo:font-style="italic" style:font-size-asian="14pt" style:font-style-asian="italic"/>
    </style:style>
    <style:style style:name="T20" style:family="text">
      <style:text-properties fo:color="#000000" fo:font-size="14pt" fo:background-color="#d4d4d4" loext:char-shading-value="0" style:font-size-asian="14pt"/>
    </style:style>
    <style:style style:name="T21" style:family="text">
      <style:text-properties fo:color="#000000" fo:font-size="14pt" fo:background-color="#d4d4d4" loext:char-shading-value="0" style:font-size-asian="14pt"/>
    </style:style>
    <style:style style:name="T22" style:family="text">
      <style:text-properties fo:color="#000000" fo:font-size="14pt" style:text-underline-style="solid" style:text-underline-width="auto" style:text-underline-color="font-color" style:font-size-asian="14pt"/>
    </style:style>
    <style:style style:name="T23" style:family="text">
      <style:text-properties fo:color="#000000"/>
    </style:style>
    <style:style style:name="T24" style:family="text">
      <style:text-properties fo:color="#000000" style:font-name="Roboto1" fo:font-size="10.5pt" fo:font-weight="normal"/>
    </style:style>
    <style:style style:name="T25" style:family="text">
      <style:text-properties fo:color="#000000" style:font-name="Roboto1" fo:font-size="10.5pt" fo:font-weight="normal" officeooo:rsid="00534228"/>
    </style:style>
    <style:style style:name="T26" style:family="text">
      <style:text-properties fo:color="#000000" officeooo:rsid="00534228" style:font-size-asian="12pt" style:font-weight-asian="bold" style:font-size-complex="12pt" style:font-weight-complex="bold"/>
    </style:style>
    <style:style style:name="T27" style:family="text">
      <style:text-properties fo:color="#000000" style:font-size-asian="12pt" style:font-weight-asian="bold" style:font-size-complex="12pt" style:font-weight-complex="bold"/>
    </style:style>
    <style:style style:name="T28" style:family="text">
      <style:text-properties fo:color="#000000" fo:font-size="10.5pt" fo:font-weight="normal" officeooo:rsid="00534228"/>
    </style:style>
    <style:style style:name="T29" style:family="text">
      <style:text-properties fo:color="#000000" fo:font-size="10.5pt" fo:font-weight="normal"/>
    </style:style>
    <style:style style:name="T30" style:family="text">
      <style:text-properties fo:color="#000000" fo:font-weight="normal" officeooo:rsid="00534228"/>
    </style:style>
    <style:style style:name="T31" style:family="text">
      <style:text-properties fo:color="#000000" fo:font-weight="normal"/>
    </style:style>
    <style:style style:name="T32" style:family="text">
      <style:text-properties fo:color="#000000" officeooo:rsid="00534228"/>
    </style:style>
    <style:style style:name="T33" style:family="text">
      <style:text-properties fo:color="#000000" officeooo:rsid="00534228" style:font-weight-asian="bold" style:font-weight-complex="bold"/>
    </style:style>
    <style:style style:name="T34" style:family="text">
      <style:text-properties fo:color="#000000" style:font-weight-asian="bold" style:font-weight-complex="bold"/>
    </style:style>
    <style:style style:name="T35" style:family="text">
      <style:text-properties fo:color="#000000" fo:font-style="italic" style:font-style-asian="italic"/>
    </style:style>
    <style:style style:name="T36" style:family="text">
      <style:text-properties fo:color="#000000" fo:font-style="italic" style:font-style-asian="italic"/>
    </style:style>
    <style:style style:name="T37" style:family="text">
      <style:text-properties fo:color="#000000" officeooo:rsid="002a27eb"/>
    </style:style>
    <style:style style:name="T38" style:family="text">
      <style:text-properties fo:color="#000000" fo:background-color="#d4d4d4" loext:char-shading-value="0"/>
    </style:style>
    <style:style style:name="T39" style:family="text">
      <style:text-properties fo:color="#000000" fo:background-color="#d4d4d4" loext:char-shading-value="0"/>
    </style:style>
    <style:style style:name="T40" style:family="text">
      <style:text-properties fo:color="#000000" style:text-underline-style="solid" style:text-underline-width="auto" style:text-underline-color="font-color"/>
    </style:style>
    <style:style style:name="T41" style:family="text">
      <style:text-properties fo:color="#000000" officeooo:rsid="0057c809"/>
    </style:style>
    <style:style style:name="T42" style:family="text">
      <style:text-properties style:font-size-asian="12pt" style:font-size-complex="12pt"/>
    </style:style>
    <style:style style:name="T43" style:family="text">
      <style:text-properties officeooo:rsid="001f23fe" style:font-size-asian="12pt" style:font-size-complex="12pt"/>
    </style:style>
    <style:style style:name="T44" style:family="text">
      <style:text-properties officeooo:rsid="00212204" style:font-size-asian="12pt" style:font-size-complex="12pt"/>
    </style:style>
    <style:style style:name="T45" style:family="text">
      <style:text-properties officeooo:rsid="0027d7c6" style:font-size-asian="12pt" style:font-size-complex="12pt"/>
    </style:style>
    <style:style style:name="T46" style:family="text">
      <style:text-properties officeooo:rsid="00283c16" style:font-size-asian="12pt" style:font-size-complex="12pt"/>
    </style:style>
    <style:style style:name="T47" style:family="text">
      <style:text-properties officeooo:rsid="0035ed74" style:font-size-asian="12pt" style:font-size-complex="12pt"/>
    </style:style>
    <style:style style:name="T48" style:family="text">
      <style:text-properties officeooo:rsid="0036a981" style:font-size-asian="12pt" style:font-size-complex="12pt"/>
    </style:style>
    <style:style style:name="T49" style:family="text">
      <style:text-properties officeooo:rsid="003aaff2" style:font-size-asian="12pt" style:font-size-complex="12pt"/>
    </style:style>
    <style:style style:name="T50" style:family="text">
      <style:text-properties officeooo:rsid="00212204"/>
    </style:style>
    <style:style style:name="T51" style:family="text">
      <style:text-properties fo:color="#6a3e3e"/>
    </style:style>
    <style:style style:name="T52" style:family="text">
      <style:text-properties fo:color="#6a3e3e" style:font-name="Monospace" fo:font-size="14pt" style:font-size-asian="14pt"/>
    </style:style>
    <style:style style:name="T53" style:family="text">
      <style:text-properties fo:color="#6a3e3e" style:font-name="Monospace" fo:font-size="14pt" style:font-size-asian="14pt"/>
    </style:style>
    <style:style style:name="T54" style:family="text">
      <style:text-properties fo:color="#6a3e3e" style:font-name="Monospace" fo:font-size="14pt" style:text-underline-style="solid" style:text-underline-width="auto" style:text-underline-color="font-color" style:font-size-asian="14pt"/>
    </style:style>
    <style:style style:name="T55" style:family="text">
      <style:text-properties fo:color="#6a3e3e" style:font-name="Monospace" fo:font-size="14pt" style:text-underline-style="solid" style:text-underline-width="auto" style:text-underline-color="font-color" style:font-size-asian="14pt"/>
    </style:style>
    <style:style style:name="T56" style:family="text">
      <style:text-properties fo:color="#6a3e3e" style:font-name="Monospace" fo:font-size="14pt" fo:background-color="#f0d8a8" loext:char-shading-value="0" style:font-size-asian="14pt"/>
    </style:style>
    <style:style style:name="T57" style:family="text">
      <style:text-properties fo:color="#6a3e3e" style:font-name="Monospace" fo:font-size="14pt" fo:background-color="#d4d4d4" loext:char-shading-value="0" style:font-size-asian="14pt"/>
    </style:style>
    <style:style style:name="T58" style:family="text">
      <style:text-properties fo:color="#6a3e3e" fo:font-size="14pt" style:font-size-asian="14pt"/>
    </style:style>
    <style:style style:name="T59" style:family="text">
      <style:text-properties fo:color="#6a3e3e" fo:font-size="14pt" style:font-size-asian="14pt"/>
    </style:style>
    <style:style style:name="T60" style:family="text">
      <style:text-properties fo:color="#6a3e3e" fo:font-size="14pt" style:text-underline-style="solid" style:text-underline-width="auto" style:text-underline-color="font-color" style:font-size-asian="14pt"/>
    </style:style>
    <style:style style:name="T61" style:family="text">
      <style:text-properties fo:color="#6a3e3e" fo:font-size="14pt" style:text-underline-style="solid" style:text-underline-width="auto" style:text-underline-color="font-color" style:font-size-asian="14pt"/>
    </style:style>
    <style:style style:name="T62" style:family="text">
      <style:text-properties fo:color="#6a3e3e" fo:font-size="14pt" fo:background-color="#f0d8a8" loext:char-shading-value="0" style:font-size-asian="14pt"/>
    </style:style>
    <style:style style:name="T63" style:family="text">
      <style:text-properties fo:color="#6a3e3e" fo:font-size="14pt" fo:background-color="#d4d4d4" loext:char-shading-value="0" style:font-size-asian="14pt"/>
    </style:style>
    <style:style style:name="T64" style:family="text">
      <style:text-properties fo:color="#6a3e3e" style:text-underline-style="solid" style:text-underline-width="auto" style:text-underline-color="font-color"/>
    </style:style>
    <style:style style:name="T65" style:family="text">
      <style:text-properties fo:color="#6a3e3e" style:text-underline-style="solid" style:text-underline-width="auto" style:text-underline-color="font-color"/>
    </style:style>
    <style:style style:name="T66" style:family="text">
      <style:text-properties fo:color="#6a3e3e" fo:background-color="#f0d8a8" loext:char-shading-value="0"/>
    </style:style>
    <style:style style:name="T67" style:family="text">
      <style:text-properties fo:color="#6a3e3e" fo:background-color="#d4d4d4" loext:char-shading-value="0"/>
    </style:style>
    <style:style style:name="T68" style:family="text">
      <style:text-properties fo:color="#6a3e3e"/>
    </style:style>
    <style:style style:name="T69" style:family="text">
      <style:text-properties fo:color="#2a00ff"/>
    </style:style>
    <style:style style:name="T70" style:family="text">
      <style:text-properties fo:color="#2a00ff" style:font-name="Monospace" fo:font-size="14pt" style:font-size-asian="14pt"/>
    </style:style>
    <style:style style:name="T71" style:family="text">
      <style:text-properties fo:color="#2a00ff" style:font-name="Monospace" fo:font-size="14pt" style:font-size-asian="14pt"/>
    </style:style>
    <style:style style:name="T72" style:family="text">
      <style:text-properties fo:color="#2a00ff" fo:font-size="14pt" style:font-size-asian="14pt"/>
    </style:style>
    <style:style style:name="T73" style:family="text">
      <style:text-properties fo:color="#2a00ff" fo:font-size="14pt" style:font-size-asian="14pt"/>
    </style:style>
    <style:style style:name="T74" style:family="text">
      <style:text-properties fo:color="#2a00ff"/>
    </style:style>
    <style:style style:name="T75" style:family="text">
      <style:text-properties fo:color="#3f7f5f"/>
    </style:style>
    <style:style style:name="T76" style:family="text">
      <style:text-properties fo:color="#3f7f5f" style:font-name="Monospace" fo:font-size="14pt" style:font-size-asian="14pt"/>
    </style:style>
    <style:style style:name="T77" style:family="text">
      <style:text-properties fo:color="#3f7f5f" style:font-name="Monospace" fo:font-size="14pt" style:font-size-asian="14pt"/>
    </style:style>
    <style:style style:name="T78" style:family="text">
      <style:text-properties fo:color="#3f7f5f" fo:font-size="14pt" style:font-size-asian="14pt"/>
    </style:style>
    <style:style style:name="T79" style:family="text">
      <style:text-properties fo:color="#3f7f5f" fo:font-size="14pt" style:font-size-asian="14pt"/>
    </style:style>
    <style:style style:name="T80" style:family="text">
      <style:text-properties fo:color="#3f7f5f"/>
    </style:style>
    <style:style style:name="T81" style:family="text">
      <style:text-properties fo:color="#7f0055"/>
    </style:style>
    <style:style style:name="T82" style:family="text">
      <style:text-properties fo:color="#7f0055" style:font-name="Monospace" fo:font-size="14pt" fo:font-weight="bold" style:font-size-asian="14pt" style:font-weight-asian="bold"/>
    </style:style>
    <style:style style:name="T83" style:family="text">
      <style:text-properties fo:color="#7f0055" style:font-name="Monospace" fo:font-size="14pt" fo:font-weight="bold" style:font-size-asian="14pt" style:font-weight-asian="bold"/>
    </style:style>
    <style:style style:name="T84" style:family="text">
      <style:text-properties fo:color="#7f0055" style:font-name="Monospace" fo:font-size="14pt" fo:font-weight="bold" fo:background-color="#ffffff" loext:char-shading-value="0" style:font-size-asian="14pt" style:font-weight-asian="bold"/>
    </style:style>
    <style:style style:name="T85" style:family="text">
      <style:text-properties fo:color="#7f0055" style:font-name="Monospace" fo:font-size="14pt" style:font-size-asian="14pt"/>
    </style:style>
    <style:style style:name="T86" style:family="text">
      <style:text-properties fo:color="#7f0055" style:font-name="Monospace" fo:font-size="14pt" style:font-size-asian="14pt"/>
    </style:style>
    <style:style style:name="T87" style:family="text">
      <style:text-properties fo:color="#7f0055" style:font-name="Monospace" fo:font-size="14pt" style:font-size-asian="14pt" style:font-weight-asian="bold" style:font-weight-complex="bold"/>
    </style:style>
    <style:style style:name="T88" style:family="text">
      <style:text-properties fo:color="#7f0055" style:font-name="Monospace" fo:font-size="14pt" style:font-size-asian="14pt" style:font-weight-asian="bold"/>
    </style:style>
    <style:style style:name="T89" style:family="text">
      <style:text-properties fo:color="#7f0055" fo:font-size="14pt" fo:font-weight="bold" style:font-size-asian="14pt" style:font-weight-asian="bold"/>
    </style:style>
    <style:style style:name="T90" style:family="text">
      <style:text-properties fo:color="#7f0055" fo:font-size="14pt" fo:font-weight="bold" style:font-size-asian="14pt" style:font-weight-asian="bold"/>
    </style:style>
    <style:style style:name="T91" style:family="text">
      <style:text-properties fo:color="#7f0055" fo:font-size="14pt" fo:font-weight="bold" fo:background-color="#ffffff" loext:char-shading-value="0" style:font-size-asian="14pt" style:font-weight-asian="bold"/>
    </style:style>
    <style:style style:name="T92" style:family="text">
      <style:text-properties fo:color="#7f0055" fo:font-size="14pt" style:font-size-asian="14pt"/>
    </style:style>
    <style:style style:name="T93" style:family="text">
      <style:text-properties fo:color="#7f0055" fo:font-size="14pt" style:font-size-asian="14pt"/>
    </style:style>
    <style:style style:name="T94" style:family="text">
      <style:text-properties fo:color="#7f0055" fo:font-size="14pt" style:font-size-asian="14pt" style:font-weight-asian="bold" style:font-weight-complex="bold"/>
    </style:style>
    <style:style style:name="T95" style:family="text">
      <style:text-properties fo:color="#7f0055" fo:font-size="14pt" style:font-size-asian="14pt" style:font-weight-asian="bold"/>
    </style:style>
    <style:style style:name="T96" style:family="text">
      <style:text-properties fo:color="#7f0055" fo:font-weight="bold" style:font-weight-asian="bold"/>
    </style:style>
    <style:style style:name="T97" style:family="text">
      <style:text-properties fo:color="#7f0055" fo:font-weight="bold" style:font-weight-asian="bold"/>
    </style:style>
    <style:style style:name="T98" style:family="text">
      <style:text-properties fo:color="#7f0055" fo:font-weight="bold" fo:background-color="#ffffff" loext:char-shading-value="0" style:font-weight-asian="bold"/>
    </style:style>
    <style:style style:name="T99" style:family="text">
      <style:text-properties fo:color="#7f0055"/>
    </style:style>
    <style:style style:name="T100" style:family="text">
      <style:text-properties fo:color="#7f0055" style:font-weight-asian="bold" style:font-weight-complex="bold"/>
    </style:style>
    <style:style style:name="T101" style:family="text">
      <style:text-properties fo:color="#7f0055" style:font-weight-asian="bold"/>
    </style:style>
    <style:style style:name="T102" style:family="text">
      <style:text-properties fo:color="#0000c0"/>
    </style:style>
    <style:style style:name="T103" style:family="text">
      <style:text-properties fo:color="#0000c0" style:font-name="Monospace" fo:font-size="14pt" fo:font-style="italic" fo:font-weight="bold" style:font-size-asian="14pt" style:font-style-asian="italic" style:font-weight-asian="bold"/>
    </style:style>
    <style:style style:name="T104" style:family="text">
      <style:text-properties fo:color="#0000c0" style:font-name="Monospace" fo:font-size="14pt" fo:font-style="italic" fo:font-weight="bold" style:font-size-asian="14pt" style:font-style-asian="italic" style:font-weight-asian="bold"/>
    </style:style>
    <style:style style:name="T105" style:family="text">
      <style:text-properties fo:color="#0000c0" style:font-name="Monospace" fo:font-size="14pt" fo:font-style="italic" style:font-size-asian="14pt" style:font-style-asian="italic"/>
    </style:style>
    <style:style style:name="T106" style:family="text">
      <style:text-properties fo:color="#0000c0" style:font-name="Monospace" fo:font-size="14pt" style:font-size-asian="14pt"/>
    </style:style>
    <style:style style:name="T107" style:family="text">
      <style:text-properties fo:color="#0000c0" style:font-name="Monospace" fo:font-size="14pt" style:font-size-asian="14pt"/>
    </style:style>
    <style:style style:name="T108" style:family="text">
      <style:text-properties fo:color="#0000c0" fo:font-size="14pt" fo:font-style="italic" fo:font-weight="bold" style:font-size-asian="14pt" style:font-style-asian="italic" style:font-weight-asian="bold"/>
    </style:style>
    <style:style style:name="T109" style:family="text">
      <style:text-properties fo:color="#0000c0" fo:font-size="14pt" fo:font-style="italic" fo:font-weight="bold" style:font-size-asian="14pt" style:font-style-asian="italic" style:font-weight-asian="bold"/>
    </style:style>
    <style:style style:name="T110" style:family="text">
      <style:text-properties fo:color="#0000c0" fo:font-size="14pt" fo:font-style="italic" style:font-size-asian="14pt" style:font-style-asian="italic"/>
    </style:style>
    <style:style style:name="T111" style:family="text">
      <style:text-properties fo:color="#0000c0" fo:font-size="14pt" style:font-size-asian="14pt"/>
    </style:style>
    <style:style style:name="T112" style:family="text">
      <style:text-properties fo:color="#0000c0" fo:font-size="14pt" style:font-size-asian="14pt"/>
    </style:style>
    <style:style style:name="T113" style:family="text">
      <style:text-properties fo:color="#0000c0" fo:font-style="italic" fo:font-weight="bold" style:font-style-asian="italic" style:font-weight-asian="bold"/>
    </style:style>
    <style:style style:name="T114" style:family="text">
      <style:text-properties fo:color="#0000c0" fo:font-style="italic" fo:font-weight="bold" style:font-style-asian="italic" style:font-weight-asian="bold"/>
    </style:style>
    <style:style style:name="T115" style:family="text">
      <style:text-properties fo:color="#0000c0" fo:font-style="italic" style:font-style-asian="italic"/>
    </style:style>
    <style:style style:name="T116" style:family="text">
      <style:text-properties fo:color="#0000c0"/>
    </style:style>
    <style:style style:name="T117" style:family="text">
      <style:text-properties fo:font-variant="normal" fo:text-transform="none" style:font-name="Comic Sans MS" fo:font-size="12pt" fo:letter-spacing="normal" fo:font-style="normal" fo:font-weight="bold" officeooo:rsid="00212204" style:font-size-asian="12pt" style:font-weight-asian="bold" style:font-size-complex="12pt" style:font-weight-complex="bold"/>
    </style:style>
    <style:style style:name="T118" style:family="text">
      <style:text-properties fo:font-variant="normal" fo:text-transform="none" style:font-name="Comic Sans MS" fo:font-size="12pt" fo:letter-spacing="normal" fo:font-style="normal" fo:font-weight="normal" officeooo:rsid="00212204" style:font-size-asian="12pt" style:font-weight-asian="normal" style:font-size-complex="12pt" style:font-weight-complex="normal"/>
    </style:style>
    <style:style style:name="T119" style:family="text">
      <style:text-properties fo:font-variant="normal" fo:text-transform="none" fo:color="#333333" fo:font-size="12pt" fo:letter-spacing="normal" fo:font-style="normal" fo:font-weight="normal"/>
    </style:style>
    <style:style style:name="T120" style:family="text">
      <style:text-properties fo:font-variant="normal" fo:text-transform="none" fo:color="#333333" fo:font-size="12pt" fo:letter-spacing="normal" fo:font-style="normal" fo:font-weight="normal" style:font-size-asian="12pt" style:font-size-complex="12pt"/>
    </style:style>
    <style:style style:name="T121" style:family="text">
      <style:text-properties fo:font-variant="normal" fo:text-transform="none" fo:color="#333333" fo:font-size="12pt" fo:letter-spacing="normal" fo:font-style="normal" fo:font-weight="normal" officeooo:rsid="0022991b" style:font-size-asian="12pt" style:font-size-complex="12pt"/>
    </style:style>
    <style:style style:name="T122" style:family="text">
      <style:text-properties fo:font-variant="normal" fo:text-transform="none" fo:color="#333333" fo:font-size="12pt" fo:letter-spacing="normal" fo:font-style="normal" fo:font-weight="normal" officeooo:rsid="00235dd2" style:font-size-asian="12pt" style:font-size-complex="12pt"/>
    </style:style>
    <style:style style:name="T123" style:family="text">
      <style:text-properties fo:font-variant="normal" fo:text-transform="none" fo:color="#333333" fo:font-size="12pt" fo:letter-spacing="normal" fo:font-style="normal" fo:font-weight="normal" officeooo:rsid="0025fdd1" style:font-size-asian="12pt" style:font-size-complex="12pt"/>
    </style:style>
    <style:style style:name="T124" style:family="text">
      <style:text-properties fo:font-variant="normal" fo:text-transform="none" fo:color="#333333" fo:font-size="12pt" fo:letter-spacing="normal" fo:font-style="normal" fo:font-weight="normal" officeooo:rsid="003aaff2"/>
    </style:style>
    <style:style style:name="T125" style:family="text">
      <style:text-properties fo:font-variant="normal" fo:text-transform="none" fo:color="#333333" fo:font-size="12pt" fo:letter-spacing="normal" style:font-size-asian="12pt" style:font-size-complex="12pt"/>
    </style:style>
    <style:style style:name="T126" style:family="text">
      <style:text-properties fo:font-variant="normal" fo:text-transform="none" fo:color="#333333" style:font-name="Comic Sans MS" fo:font-size="12pt" fo:letter-spacing="normal" fo:font-style="normal" fo:font-weight="normal"/>
    </style:style>
    <style:style style:name="T127" style:family="text">
      <style:text-properties fo:font-variant="normal" fo:text-transform="none" fo:color="#333333" style:font-name="Comic Sans MS" fo:font-size="12pt" fo:letter-spacing="normal" fo:font-style="normal" fo:font-weight="normal" style:font-size-asian="12pt" style:font-size-complex="12pt"/>
    </style:style>
    <style:style style:name="T128" style:family="text">
      <style:text-properties fo:font-variant="normal" fo:text-transform="none" fo:color="#333333" style:font-name="Comic Sans MS" fo:font-size="12pt" fo:letter-spacing="normal" fo:font-style="normal" fo:font-weight="normal" officeooo:rsid="0025fdd1" style:font-size-asian="12pt" style:font-size-complex="12pt"/>
    </style:style>
    <style:style style:name="T129" style:family="text">
      <style:text-properties fo:font-variant="normal" fo:text-transform="none" fo:color="#333333" style:font-name="Comic Sans MS" fo:font-size="12pt" fo:letter-spacing="normal" fo:font-style="normal" fo:font-weight="normal" officeooo:rsid="00235dd2" style:font-size-asian="12pt" style:font-size-complex="12pt"/>
    </style:style>
    <style:style style:name="T130" style:family="text">
      <style:text-properties fo:font-variant="normal" fo:text-transform="none" fo:color="#333333" style:font-name="Comic Sans MS" fo:font-size="12pt" fo:letter-spacing="normal" style:font-size-asian="12pt" style:font-size-complex="12pt"/>
    </style:style>
    <style:style style:name="T131" style:family="text">
      <style:text-properties fo:font-variant="normal" fo:text-transform="none" fo:color="#333333" style:font-name="Liberation Serif" fo:font-size="12pt" fo:letter-spacing="normal" fo:font-style="normal" fo:font-weight="normal"/>
    </style:style>
    <style:style style:name="T132" style:family="text">
      <style:text-properties fo:font-variant="normal" fo:text-transform="none" fo:color="#333333" style:font-name="Liberation Serif" fo:font-size="12pt" fo:letter-spacing="normal" fo:font-style="normal" fo:font-weight="normal" style:font-size-asian="12pt" style:font-size-complex="12pt"/>
    </style:style>
    <style:style style:name="T133" style:family="text">
      <style:text-properties fo:font-variant="normal" fo:text-transform="none" fo:color="#333333" style:font-name="Liberation Serif" fo:font-size="12pt" fo:letter-spacing="normal" fo:font-style="normal" fo:font-weight="normal" officeooo:rsid="0025fdd1" style:font-size-asian="12pt" style:font-size-complex="12pt"/>
    </style:style>
    <style:style style:name="T134" style:family="text">
      <style:text-properties fo:font-variant="normal" fo:text-transform="none" fo:color="#333333" style:font-name="Liberation Serif" fo:font-size="12pt" fo:letter-spacing="normal" fo:font-style="normal" fo:font-weight="normal" officeooo:rsid="00235dd2" style:font-size-asian="12pt" style:font-size-complex="12pt"/>
    </style:style>
    <style:style style:name="T135" style:family="text">
      <style:text-properties fo:font-variant="normal" fo:text-transform="none" fo:color="#333333" style:font-name="Liberation Serif" fo:font-size="12pt" fo:letter-spacing="normal" style:font-size-asian="12pt" style:font-size-complex="12pt"/>
    </style:style>
    <style:style style:name="T136" style:family="text">
      <style:text-properties fo:font-variant="normal" fo:text-transform="none" fo:color="#333333" style:font-name="Liberation Serif" fo:letter-spacing="normal"/>
    </style:style>
    <style:style style:name="T137" style:family="text">
      <style:text-properties fo:font-variant="normal" fo:text-transform="none" fo:color="#333333" style:font-name="Liberation Serif" fo:letter-spacing="normal" fo:font-style="normal" fo:font-weight="normal"/>
    </style:style>
    <style:style style:name="T138" style:family="text">
      <style:text-properties fo:font-variant="normal" fo:text-transform="none" fo:color="#333333" style:font-name="Liberation Serif" fo:letter-spacing="normal" fo:font-style="normal" fo:font-weight="normal" officeooo:rsid="0025fdd1"/>
    </style:style>
    <style:style style:name="T139" style:family="text">
      <style:text-properties fo:font-variant="normal" fo:text-transform="none" fo:color="#333333" style:font-name="Liberation Serif" fo:letter-spacing="normal" fo:font-style="normal" fo:font-weight="normal" officeooo:rsid="00235dd2"/>
    </style:style>
    <style:style style:name="T140" style:family="text">
      <style:text-properties fo:font-variant="normal" fo:text-transform="none" fo:color="#333333" fo:letter-spacing="normal" fo:font-style="normal" fo:font-weight="normal"/>
    </style:style>
    <style:style style:name="T141" style:family="text">
      <style:text-properties fo:font-variant="normal" fo:text-transform="none" fo:color="#333333" fo:letter-spacing="normal" fo:font-style="normal" fo:font-weight="normal" officeooo:rsid="0022991b"/>
    </style:style>
    <style:style style:name="T142" style:family="text">
      <style:text-properties fo:font-variant="normal" fo:text-transform="none" fo:color="#333333" fo:letter-spacing="normal" fo:font-style="normal" fo:font-weight="normal" officeooo:rsid="00235dd2"/>
    </style:style>
    <style:style style:name="T143" style:family="text">
      <style:text-properties fo:font-variant="normal" fo:text-transform="none" fo:color="#333333" fo:letter-spacing="normal" fo:font-style="normal" fo:font-weight="normal" officeooo:rsid="003aaff2"/>
    </style:style>
    <style:style style:name="T144" style:family="text">
      <style:text-properties fo:font-variant="normal" fo:text-transform="none" fo:color="#202124" style:font-name="Comic Sans MS" fo:font-size="12pt" fo:letter-spacing="normal" fo:font-style="normal" fo:font-weight="normal" officeooo:rsid="0021d894" style:font-size-asian="12pt" style:font-weight-asian="normal" style:font-size-complex="12pt" style:font-weight-complex="normal"/>
    </style:style>
    <style:style style:name="T145" style:family="text">
      <style:text-properties fo:font-variant="normal" fo:text-transform="none" fo:color="#202124" style:font-name="Comic Sans MS" fo:font-size="12pt" fo:letter-spacing="normal" fo:font-style="normal" fo:font-weight="normal" style:font-size-asian="12pt" style:font-size-complex="12pt"/>
    </style:style>
    <style:style style:name="T146" style:family="text">
      <style:text-properties fo:font-variant="normal" fo:text-transform="none" fo:color="#202124" style:font-name="Comic Sans MS" fo:font-size="12pt" fo:letter-spacing="normal" fo:font-style="normal" fo:font-weight="normal" officeooo:rsid="0021fd7f" style:font-size-asian="12pt" style:font-size-complex="12pt"/>
    </style:style>
    <style:style style:name="T147" style:family="text">
      <style:text-properties fo:font-variant="normal" fo:text-transform="none" fo:color="#202124" fo:font-size="12pt" fo:letter-spacing="normal" fo:font-style="normal" fo:font-weight="normal"/>
    </style:style>
    <style:style style:name="T148" style:family="text">
      <style:text-properties fo:font-variant="normal" fo:text-transform="none" fo:color="#202124" fo:font-size="12pt" fo:letter-spacing="normal" fo:font-style="normal" fo:font-weight="normal" officeooo:rsid="0021d894" style:font-size-asian="12pt" style:font-weight-asian="normal" style:font-size-complex="12pt" style:font-weight-complex="normal"/>
    </style:style>
    <style:style style:name="T149" style:family="text">
      <style:text-properties fo:font-variant="normal" fo:text-transform="none" fo:color="#202124" fo:font-size="12pt" fo:letter-spacing="normal" fo:font-style="normal" fo:font-weight="normal" style:font-size-asian="12pt" style:font-size-complex="12pt"/>
    </style:style>
    <style:style style:name="T150" style:family="text">
      <style:text-properties fo:font-variant="normal" fo:text-transform="none" fo:color="#202124" fo:font-size="12pt" fo:letter-spacing="normal" fo:font-style="normal" fo:font-weight="normal" officeooo:rsid="0021fd7f" style:font-size-asian="12pt" style:font-size-complex="12pt"/>
    </style:style>
    <style:style style:name="T151" style:family="text">
      <style:text-properties fo:font-variant="normal" fo:text-transform="none" fo:color="#202124" style:font-name="Liberation Serif" fo:font-size="12pt" fo:letter-spacing="normal" fo:font-style="normal" fo:font-weight="normal" officeooo:rsid="0021d894" style:font-size-asian="12pt" style:font-weight-asian="normal" style:font-size-complex="12pt" style:font-weight-complex="normal"/>
    </style:style>
    <style:style style:name="T152" style:family="text">
      <style:text-properties fo:font-variant="normal" fo:text-transform="none" fo:color="#202124" style:font-name="Liberation Serif" fo:font-size="12pt" fo:letter-spacing="normal" fo:font-style="normal" fo:font-weight="normal" style:font-size-asian="12pt" style:font-size-complex="12pt"/>
    </style:style>
    <style:style style:name="T153" style:family="text">
      <style:text-properties fo:font-variant="normal" fo:text-transform="none" fo:color="#202124" style:font-name="Liberation Serif" fo:font-size="12pt" fo:letter-spacing="normal" fo:font-style="normal" fo:font-weight="normal" officeooo:rsid="0021fd7f" style:font-size-asian="12pt" style:font-size-complex="12pt"/>
    </style:style>
    <style:style style:name="T154" style:family="text">
      <style:text-properties fo:font-variant="normal" fo:text-transform="none" fo:color="#202124" style:font-name="Liberation Serif" fo:letter-spacing="normal" fo:font-style="normal" fo:font-weight="normal"/>
    </style:style>
    <style:style style:name="T155" style:family="text">
      <style:text-properties fo:font-variant="normal" fo:text-transform="none" fo:color="#202124" style:font-name="Liberation Serif" fo:letter-spacing="normal" fo:font-style="normal" fo:font-weight="normal" officeooo:rsid="0021d894" style:font-weight-asian="normal" style:font-weight-complex="normal"/>
    </style:style>
    <style:style style:name="T156" style:family="text">
      <style:text-properties fo:font-variant="normal" fo:text-transform="none" fo:color="#202124" style:font-name="Liberation Serif" fo:letter-spacing="normal" fo:font-style="normal" fo:font-weight="normal" officeooo:rsid="0021fd7f"/>
    </style:style>
    <style:style style:name="T157" style:family="text">
      <style:text-properties fo:font-variant="normal" fo:text-transform="none" fo:color="#202124" fo:letter-spacing="normal" fo:font-style="normal" fo:font-weight="normal"/>
    </style:style>
    <style:style style:name="T158" style:family="text">
      <style:text-properties fo:font-variant="normal" fo:text-transform="none" fo:color="#273239" style:font-name="urw-din" fo:font-size="12.75pt" fo:letter-spacing="normal" fo:font-style="normal" fo:font-weight="normal" fo:background-color="#ffffff" loext:char-shading-value="0" style:font-size-asian="12pt" style:font-size-complex="12pt"/>
    </style:style>
    <style:style style:name="T159" style:family="text">
      <style:text-properties fo:font-variant="normal" fo:text-transform="none" fo:color="#273239" style:font-name="urw-din" fo:font-size="12.75pt" fo:letter-spacing="normal" fo:font-style="normal" fo:font-weight="normal" loext:padding="0cm" loext:border="none"/>
    </style:style>
    <style:style style:name="T160" style:family="text">
      <style:text-properties fo:font-variant="normal" fo:text-transform="none" fo:color="#273239" style:font-name="urw-din" fo:font-size="12pt" fo:letter-spacing="normal" fo:font-style="normal" fo:font-weight="normal"/>
    </style:style>
    <style:style style:name="T161" style:family="text">
      <style:text-properties fo:font-variant="normal" fo:text-transform="none" fo:color="#273239" style:font-name="urw-din" fo:font-size="12pt" fo:letter-spacing="normal" fo:font-style="normal" fo:font-weight="normal" loext:padding="0cm" loext:border="none"/>
    </style:style>
    <style:style style:name="T162" style:family="text">
      <style:text-properties fo:font-variant="normal" fo:text-transform="none" fo:color="#273239" style:font-name="urw-din" fo:font-size="12pt" fo:letter-spacing="normal" fo:font-style="normal" fo:font-weight="normal" fo:background-color="#ffffff" loext:char-shading-value="0" style:font-size-asian="12pt" style:font-size-complex="12pt"/>
    </style:style>
    <style:style style:name="T163" style:family="text">
      <style:text-properties fo:font-variant="normal" fo:text-transform="none" fo:color="#273239" style:font-name="urw-din" fo:font-size="12pt" fo:letter-spacing="normal" fo:font-style="normal" fo:font-weight="normal" fo:background-color="#ffffff" loext:char-shading-value="0" style:font-size-asian="12pt" style:font-size-complex="12pt" loext:padding="0cm" loext:border="none"/>
    </style:style>
    <style:style style:name="T164" style:family="text">
      <style:text-properties fo:font-variant="normal" fo:text-transform="none" fo:color="#273239" style:font-name="Comic Sans MS" fo:font-size="12pt" fo:letter-spacing="normal" fo:font-style="normal" fo:font-weight="normal" officeooo:rsid="002c1aaf" fo:background-color="#ffffff" loext:char-shading-value="0" style:font-size-asian="12pt" style:font-weight-asian="normal" style:font-size-complex="12pt" style:font-weight-complex="normal"/>
    </style:style>
    <style:style style:name="T165" style:family="text">
      <style:text-properties fo:font-variant="normal" fo:text-transform="none" fo:color="#273239" style:font-name="Comic Sans MS" fo:font-size="12pt" fo:letter-spacing="normal" fo:font-style="normal" fo:font-weight="normal" fo:background-color="#ffffff" loext:char-shading-value="0" style:font-size-asian="12pt" style:font-size-complex="12pt"/>
    </style:style>
    <style:style style:name="T166" style:family="text">
      <style:text-properties fo:font-variant="normal" fo:text-transform="none" fo:color="#273239" style:font-name="Comic Sans MS" fo:font-size="12pt" fo:letter-spacing="normal" fo:font-style="normal" fo:font-weight="normal" fo:background-color="#ffffff" loext:char-shading-value="0" style:font-size-asian="12pt" style:font-size-complex="12pt" loext:padding="0cm" loext:border="none"/>
    </style:style>
    <style:style style:name="T167" style:family="text">
      <style:text-properties fo:font-variant="normal" fo:text-transform="none" fo:color="#273239" fo:font-size="12pt" fo:letter-spacing="normal" fo:font-style="normal" fo:font-weight="normal"/>
    </style:style>
    <style:style style:name="T168" style:family="text">
      <style:text-properties fo:font-variant="normal" fo:text-transform="none" fo:color="#273239" fo:font-size="12pt" fo:letter-spacing="normal" fo:font-style="normal" fo:font-weight="normal" officeooo:rsid="002c1aaf" fo:background-color="#ffffff" loext:char-shading-value="0" style:font-size-asian="12pt" style:font-weight-asian="normal" style:font-size-complex="12pt" style:font-weight-complex="normal"/>
    </style:style>
    <style:style style:name="T169" style:family="text">
      <style:text-properties fo:font-variant="normal" fo:text-transform="none" fo:color="#273239" fo:font-size="12pt" fo:letter-spacing="normal" fo:font-style="normal" fo:font-weight="normal" fo:background-color="#ffffff" loext:char-shading-value="0" style:font-size-asian="12pt" style:font-size-complex="12pt"/>
    </style:style>
    <style:style style:name="T170" style:family="text">
      <style:text-properties fo:font-variant="normal" fo:text-transform="none" fo:color="#273239" fo:font-size="12pt" fo:letter-spacing="normal" fo:font-style="normal" fo:font-weight="normal" fo:background-color="#ffffff" loext:char-shading-value="0" style:font-size-asian="12pt" style:font-size-complex="12pt" loext:padding="0cm" loext:border="none"/>
    </style:style>
    <style:style style:name="T171" style:family="text">
      <style:text-properties fo:font-variant="normal" fo:text-transform="none" fo:color="#273239" fo:font-size="12pt" fo:letter-spacing="normal" fo:font-style="normal" fo:font-weight="normal" loext:padding="0cm" loext:border="none"/>
    </style:style>
    <style:style style:name="T172" style:family="text">
      <style:text-properties fo:font-variant="normal" fo:text-transform="none" fo:color="#273239" fo:font-size="12.75pt" fo:letter-spacing="normal" fo:font-style="normal" fo:font-weight="normal" fo:background-color="#ffffff" loext:char-shading-value="0" style:font-size-asian="12pt" style:font-size-complex="12pt"/>
    </style:style>
    <style:style style:name="T173" style:family="text">
      <style:text-properties fo:font-variant="normal" fo:text-transform="none" fo:color="#273239" fo:font-size="12.75pt" fo:letter-spacing="normal" fo:font-style="normal" fo:font-weight="normal" loext:padding="0cm" loext:border="none"/>
    </style:style>
    <style:style style:name="T174" style:family="text">
      <style:text-properties fo:font-variant="normal" fo:text-transform="none" fo:color="#273239" style:font-name="Liberation Serif" fo:font-size="12pt" fo:letter-spacing="normal" fo:font-style="normal" fo:font-weight="normal"/>
    </style:style>
    <style:style style:name="T175" style:family="text">
      <style:text-properties fo:font-variant="normal" fo:text-transform="none" fo:color="#273239" style:font-name="Liberation Serif" fo:font-size="12pt" fo:letter-spacing="normal" fo:font-style="normal" fo:font-weight="normal" officeooo:rsid="002c1aaf" fo:background-color="#ffffff" loext:char-shading-value="0" style:font-size-asian="12pt" style:font-weight-asian="normal" style:font-size-complex="12pt" style:font-weight-complex="normal"/>
    </style:style>
    <style:style style:name="T176" style:family="text">
      <style:text-properties fo:font-variant="normal" fo:text-transform="none" fo:color="#273239" style:font-name="Liberation Serif" fo:font-size="12pt" fo:letter-spacing="normal" fo:font-style="normal" fo:font-weight="normal" fo:background-color="#ffffff" loext:char-shading-value="0" style:font-size-asian="12pt" style:font-size-complex="12pt"/>
    </style:style>
    <style:style style:name="T177" style:family="text">
      <style:text-properties fo:font-variant="normal" fo:text-transform="none" fo:color="#273239" style:font-name="Liberation Serif" fo:font-size="12pt" fo:letter-spacing="normal" fo:font-style="normal" fo:font-weight="normal" fo:background-color="#ffffff" loext:char-shading-value="0" style:font-size-asian="12pt" style:font-size-complex="12pt" loext:padding="0cm" loext:border="none"/>
    </style:style>
    <style:style style:name="T178" style:family="text">
      <style:text-properties fo:font-variant="normal" fo:text-transform="none" fo:color="#273239" style:font-name="Liberation Serif" fo:font-size="12pt" fo:letter-spacing="normal" fo:font-style="normal" fo:font-weight="normal" loext:padding="0cm" loext:border="none"/>
    </style:style>
    <style:style style:name="T179" style:family="text">
      <style:text-properties fo:font-variant="normal" fo:text-transform="none" fo:color="#273239" style:font-name="Liberation Serif" fo:font-size="12pt" fo:letter-spacing="normal" fo:font-style="normal" fo:font-weight="normal" style:font-size-asian="12pt" style:font-size-complex="12pt"/>
    </style:style>
    <style:style style:name="T180" style:family="text">
      <style:text-properties fo:font-variant="normal" fo:text-transform="none" fo:color="#273239" style:font-name="Liberation Serif" fo:font-size="12pt" fo:letter-spacing="normal" fo:font-style="normal" fo:font-weight="normal" style:font-size-asian="12pt" style:font-size-complex="12pt" loext:padding="0cm" loext:border="none"/>
    </style:style>
    <style:style style:name="T181" style:family="text">
      <style:text-properties fo:font-variant="normal" fo:text-transform="none" fo:color="#273239" style:font-name="Liberation Serif" fo:font-size="12.75pt" fo:letter-spacing="normal" fo:font-style="normal" fo:font-weight="normal" fo:background-color="#ffffff" loext:char-shading-value="0" style:font-size-asian="12pt" style:font-size-complex="12pt"/>
    </style:style>
    <style:style style:name="T182" style:family="text">
      <style:text-properties fo:font-variant="normal" fo:text-transform="none" fo:color="#273239" style:font-name="Liberation Serif" fo:font-size="12.75pt" fo:letter-spacing="normal" fo:font-style="normal" fo:font-weight="normal" loext:padding="0cm" loext:border="none"/>
    </style:style>
    <style:style style:name="T183" style:family="text">
      <style:text-properties fo:font-variant="normal" fo:text-transform="none" fo:color="#273239" style:font-name="Liberation Serif" fo:letter-spacing="normal" fo:font-style="normal" fo:font-weight="normal"/>
    </style:style>
    <style:style style:name="T184" style:family="text">
      <style:text-properties fo:font-variant="normal" fo:text-transform="none" fo:color="#273239" style:font-name="Liberation Serif" fo:letter-spacing="normal" fo:font-style="normal" fo:font-weight="normal" fo:background-color="#ffffff" loext:char-shading-value="0"/>
    </style:style>
    <style:style style:name="T185" style:family="text">
      <style:text-properties fo:font-variant="normal" fo:text-transform="none" fo:color="#273239" style:font-name="Liberation Serif" fo:letter-spacing="normal" fo:font-style="normal" fo:font-weight="normal" officeooo:rsid="002c1aaf" fo:background-color="#ffffff" loext:char-shading-value="0" style:font-weight-asian="normal" style:font-weight-complex="normal"/>
    </style:style>
    <style:style style:name="T186" style:family="text">
      <style:text-properties fo:font-variant="normal" fo:text-transform="none" fo:color="#273239" style:font-name="Liberation Serif" fo:letter-spacing="normal" fo:font-style="normal" fo:font-weight="normal" fo:background-color="#ffffff" loext:char-shading-value="0" loext:padding="0cm" loext:border="none"/>
    </style:style>
    <style:style style:name="T187" style:family="text">
      <style:text-properties fo:font-variant="normal" fo:text-transform="none" fo:color="#273239" style:font-name="Liberation Serif" fo:letter-spacing="normal" fo:font-style="normal" fo:font-weight="normal" loext:padding="0cm" loext:border="none"/>
    </style:style>
    <style:style style:name="T188" style:family="text">
      <style:text-properties fo:font-variant="normal" fo:text-transform="none" fo:color="#7f0055" style:font-name="Monospace1" fo:font-size="14pt" fo:letter-spacing="normal" fo:font-style="normal" fo:font-weight="bold" style:font-size-asian="14pt" style:font-weight-asian="bold"/>
    </style:style>
    <style:style style:name="T189" style:family="text">
      <style:text-properties fo:font-variant="normal" fo:text-transform="none" fo:color="#7f0055" style:font-name="Monospace" fo:font-size="14pt" fo:letter-spacing="normal" fo:font-style="normal" fo:font-weight="bold" style:font-size-asian="14pt" style:font-weight-asian="bold"/>
    </style:style>
    <style:style style:name="T190" style:family="text">
      <style:text-properties fo:font-variant="normal" fo:text-transform="none" fo:color="#7f0055" fo:font-size="14pt" fo:letter-spacing="normal" fo:font-style="normal" fo:font-weight="bold" style:font-size-asian="14pt" style:font-weight-asian="bold"/>
    </style:style>
    <style:style style:name="T191" style:family="text">
      <style:text-properties fo:font-variant="normal" fo:text-transform="none" fo:color="#7f0055" fo:letter-spacing="normal" fo:font-style="normal" fo:font-weight="bold" style:font-weight-asian="bold"/>
    </style:style>
    <style:style style:name="T192" style:family="text">
      <style:text-properties fo:font-variant="normal" fo:text-transform="none" fo:color="#222426" fo:letter-spacing="normal" fo:font-style="normal" fo:font-weight="normal"/>
    </style:style>
    <style:style style:name="T193" style:family="text">
      <style:text-properties fo:font-variant="normal" fo:text-transform="none" fo:color="#222426" fo:letter-spacing="normal" fo:font-style="normal" fo:font-weight="normal" officeooo:rsid="003cec3f"/>
    </style:style>
    <style:style style:name="T194" style:family="text">
      <style:text-properties fo:font-variant="normal" fo:text-transform="none" fo:color="#222426" fo:letter-spacing="normal" fo:font-style="normal" fo:font-weight="normal" officeooo:rsid="003d8337" style:font-weight-asian="normal" style:font-weight-complex="normal"/>
    </style:style>
    <style:style style:name="T195" style:family="text">
      <style:text-properties fo:font-variant="normal" fo:text-transform="none" fo:color="#222426" fo:letter-spacing="normal" fo:font-style="normal" fo:font-weight="normal" officeooo:rsid="0040f396" style:font-weight-asian="normal" style:font-weight-complex="normal"/>
    </style:style>
    <style:style style:name="T196" style:family="text">
      <style:text-properties fo:font-variant="normal" fo:text-transform="none" fo:color="#222426" fo:letter-spacing="normal" fo:font-style="normal" fo:font-weight="normal" officeooo:rsid="004500e8" style:font-weight-asian="normal" style:font-weight-complex="normal"/>
    </style:style>
    <style:style style:name="T197" style:family="text">
      <style:text-properties fo:font-variant="normal" fo:text-transform="none" fo:color="#222426" style:font-name="Comic Sans MS" fo:font-size="12pt" fo:letter-spacing="normal" fo:font-style="normal" fo:font-weight="normal" officeooo:rsid="004500e8" style:font-size-asian="10.5pt" style:font-weight-asian="normal" style:font-size-complex="12pt" style:font-weight-complex="normal"/>
    </style:style>
    <style:style style:name="T198" style:family="text">
      <style:text-properties fo:font-variant="normal" fo:text-transform="none" fo:color="#222426" style:font-name="Comic Sans MS" fo:font-size="12pt" fo:letter-spacing="normal" fo:font-style="normal" fo:font-weight="normal" officeooo:rsid="003d8337" style:font-size-asian="12pt" style:font-weight-asian="normal" style:font-size-complex="12pt" style:font-weight-complex="normal"/>
    </style:style>
    <style:style style:name="T199" style:family="text">
      <style:text-properties fo:font-variant="normal" fo:text-transform="none" fo:color="#222426" style:font-name="Comic Sans MS" fo:font-size="12pt" fo:letter-spacing="normal" fo:font-style="normal" fo:font-weight="normal" officeooo:rsid="0040f396" style:font-size-asian="12pt" style:font-weight-asian="normal" style:font-size-complex="12pt" style:font-weight-complex="normal"/>
    </style:style>
    <style:style style:name="T200" style:family="text">
      <style:text-properties fo:font-variant="normal" fo:text-transform="none" fo:color="#222426" fo:font-size="12pt" fo:letter-spacing="normal" fo:font-style="normal" fo:font-weight="normal" officeooo:rsid="003d8337" style:font-size-asian="12pt" style:font-weight-asian="normal" style:font-size-complex="12pt" style:font-weight-complex="normal"/>
    </style:style>
    <style:style style:name="T201" style:family="text">
      <style:text-properties fo:font-variant="normal" fo:text-transform="none" fo:color="#222426" fo:font-size="12pt" fo:letter-spacing="normal" fo:font-style="normal" fo:font-weight="normal" officeooo:rsid="0040f396" style:font-size-asian="12pt" style:font-weight-asian="normal" style:font-size-complex="12pt" style:font-weight-complex="normal"/>
    </style:style>
    <style:style style:name="T202" style:family="text">
      <style:text-properties fo:font-variant="normal" fo:text-transform="none" fo:color="#222426" fo:font-size="12pt" fo:letter-spacing="normal" fo:font-style="normal" fo:font-weight="normal" officeooo:rsid="004500e8" style:font-size-asian="10.5pt" style:font-weight-asian="normal" style:font-size-complex="12pt" style:font-weight-complex="normal"/>
    </style:style>
    <style:style style:name="T203" style:family="text">
      <style:text-properties fo:font-variant="normal" fo:text-transform="none" fo:color="#000000" style:font-name="Comic Sans MS" fo:font-size="12pt" fo:letter-spacing="normal" fo:font-style="normal" fo:font-weight="bold" officeooo:rsid="005ee6fa" style:font-size-asian="12pt" style:font-weight-asian="bold" style:font-size-complex="12pt" style:font-weight-complex="bold"/>
    </style:style>
    <style:style style:name="T204" style:family="text">
      <style:text-properties fo:font-variant="normal" fo:text-transform="none" fo:color="#000000" fo:font-size="12pt" fo:letter-spacing="normal" fo:font-style="normal" fo:font-weight="bold" officeooo:rsid="005ee6fa" style:font-size-asian="12pt" style:font-weight-asian="bold" style:font-size-complex="12pt" style:font-weight-complex="bold"/>
    </style:style>
    <style:style style:name="T205" style:family="text">
      <style:text-properties fo:font-variant="normal" fo:text-transform="none" fo:color="#000000" fo:letter-spacing="normal" fo:font-style="normal" fo:font-weight="bold" officeooo:rsid="005ee6fa" style:font-weight-asian="bold" style:font-weight-complex="bold"/>
    </style:style>
    <style:style style:name="T206" style:family="text">
      <style:text-properties fo:font-variant="normal" fo:text-transform="none" fo:font-size="12pt" fo:letter-spacing="normal" fo:font-style="normal" fo:font-weight="normal" officeooo:rsid="00212204" style:font-size-asian="12pt" style:font-weight-asian="normal" style:font-size-complex="12pt" style:font-weight-complex="normal"/>
    </style:style>
    <style:style style:name="T207" style:family="text">
      <style:text-properties fo:font-variant="normal" fo:text-transform="none" fo:font-size="12pt" fo:letter-spacing="normal" fo:font-style="normal" fo:font-weight="bold" officeooo:rsid="00212204" style:font-size-asian="12pt" style:font-weight-asian="bold" style:font-size-complex="12pt" style:font-weight-complex="bold"/>
    </style:style>
    <style:style style:name="T208" style:family="text">
      <style:text-properties fo:font-variant="normal" fo:text-transform="none" fo:letter-spacing="normal" fo:font-style="normal" fo:font-weight="normal" officeooo:rsid="00212204" style:font-weight-asian="normal" style:font-weight-complex="normal"/>
    </style:style>
    <style:style style:name="T209" style:family="text">
      <style:text-properties fo:font-variant="normal" fo:text-transform="none" fo:letter-spacing="normal" fo:font-style="normal" fo:font-weight="bold" officeooo:rsid="00212204" style:font-weight-asian="bold" style:font-weight-complex="bold"/>
    </style:style>
    <style:style style:name="T210" style:family="text">
      <style:text-properties fo:color="#333333"/>
    </style:style>
    <style:style style:name="T211" style:family="text">
      <style:text-properties fo:color="#333333" officeooo:rsid="0036a981" style:font-size-asian="12pt" style:font-size-complex="12pt"/>
    </style:style>
    <style:style style:name="T212" style:family="text">
      <style:text-properties fo:color="#333333" officeooo:rsid="0035ed74" style:font-size-asian="12pt" style:font-size-complex="12pt"/>
    </style:style>
    <style:style style:name="T213" style:family="text">
      <style:text-properties fo:color="#333333" officeooo:rsid="0036a981"/>
    </style:style>
    <style:style style:name="T214" style:family="text">
      <style:text-properties fo:color="#333333" fo:font-style="normal" fo:font-weight="normal"/>
    </style:style>
    <style:style style:name="T215" style:family="text">
      <style:text-properties fo:color="#333333" officeooo:rsid="0035ed74"/>
    </style:style>
    <style:style style:name="T216" style:family="text">
      <style:text-properties fo:color="#7f9fbf" style:font-name="Monospace" fo:font-size="14pt" fo:font-weight="bold" style:font-size-asian="14pt" style:font-weight-asian="bold"/>
    </style:style>
    <style:style style:name="T217" style:family="text">
      <style:text-properties fo:color="#7f9fbf" style:font-name="Monospace" fo:font-size="14pt" fo:font-weight="bold" style:font-size-asian="14pt" style:font-weight-asian="bold"/>
    </style:style>
    <style:style style:name="T218" style:family="text">
      <style:text-properties fo:color="#7f9fbf" fo:font-size="14pt" fo:font-weight="bold" style:font-size-asian="14pt" style:font-weight-asian="bold"/>
    </style:style>
    <style:style style:name="T219" style:family="text">
      <style:text-properties fo:color="#7f9fbf" fo:font-size="14pt" fo:font-weight="bold" style:font-size-asian="14pt" style:font-weight-asian="bold"/>
    </style:style>
    <style:style style:name="T220" style:family="text">
      <style:text-properties fo:color="#7f9fbf" fo:font-weight="bold" style:font-weight-asian="bold"/>
    </style:style>
    <style:style style:name="T221" style:family="text">
      <style:text-properties fo:color="#7f9fbf" fo:font-weight="bold" style:font-weight-asian="bold"/>
    </style:style>
    <style:style style:name="T222" style:family="text">
      <style:text-properties officeooo:rsid="002c1aaf"/>
    </style:style>
    <style:style style:name="T223" style:family="text">
      <style:text-properties fo:background-color="#ffffff" loext:char-shading-value="0"/>
    </style:style>
    <style:style style:name="T224" style:family="text">
      <style:text-properties officeooo:rsid="002c1aaf" fo:background-color="#ffffff" loext:char-shading-value="0"/>
    </style:style>
    <style:style style:name="T225" style:family="text">
      <style:text-properties fo:color="#273239"/>
    </style:style>
    <style:style style:name="T226" style:family="text">
      <style:text-properties fo:color="#273239" officeooo:rsid="002fb3b4"/>
    </style:style>
    <style:style style:name="T227" style:family="text">
      <style:text-properties fo:color="#273239" style:text-underline-style="none" officeooo:rsid="002fb3b4" loext:padding="0cm" loext:border="none"/>
    </style:style>
    <style:style style:name="T228" style:family="text">
      <style:text-properties fo:color="#273239" style:text-underline-style="none" fo:font-weight="normal" loext:padding="0cm" loext:border="none"/>
    </style:style>
    <style:style style:name="T229" style:family="text">
      <style:text-properties fo:color="#273239" fo:font-weight="normal" loext:padding="0cm" loext:border="none"/>
    </style:style>
    <style:style style:name="T230" style:family="text">
      <style:text-properties fo:color="#273239" officeooo:rsid="00316e2d"/>
    </style:style>
    <style:style style:name="T231" style:family="text">
      <style:text-properties fo:color="#273239" officeooo:rsid="0036a981"/>
    </style:style>
    <style:style style:name="T232" style:family="text">
      <style:text-properties fo:color="#273239" style:font-name="Liberation Serif"/>
    </style:style>
    <style:style style:name="T233" style:family="text">
      <style:text-properties fo:color="#273239" style:font-name="Liberation Serif" fo:font-weight="normal" loext:padding="0cm" loext:border="none"/>
    </style:style>
    <style:style style:name="T234" style:family="text">
      <style:text-properties fo:color="#273239" style:font-name="Liberation Serif" style:text-underline-style="none" fo:font-weight="normal" loext:padding="0cm" loext:border="none"/>
    </style:style>
    <style:style style:name="T235" style:family="text">
      <style:text-properties officeooo:rsid="00316e2d"/>
    </style:style>
    <style:style style:name="T236" style:family="text">
      <style:text-properties style:font-weight-asian="bold" style:font-weight-complex="bold"/>
    </style:style>
    <style:style style:name="T237" style:family="text">
      <style:text-properties officeooo:rsid="00316e2d" style:font-weight-asian="bold" style:font-weight-complex="bold"/>
    </style:style>
    <style:style style:name="T238" style:family="text">
      <style:text-properties officeooo:rsid="0046ef3c" style:font-weight-asian="bold" style:font-weight-complex="bold"/>
    </style:style>
    <style:style style:name="T239" style:family="text">
      <style:text-properties officeooo:rsid="00334283"/>
    </style:style>
    <style:style style:name="T240" style:family="text">
      <style:text-properties fo:font-style="normal" fo:font-weight="normal"/>
    </style:style>
    <style:style style:name="T241" style:family="text">
      <style:text-properties fo:font-style="normal" fo:font-weight="normal" officeooo:rsid="003f2a0e"/>
    </style:style>
    <style:style style:name="T242" style:family="text">
      <style:text-properties fo:color="#222426"/>
    </style:style>
    <style:style style:name="T243" style:family="text">
      <style:text-properties fo:color="#222426" officeooo:rsid="003d8337"/>
    </style:style>
    <style:style style:name="T244" style:family="text">
      <style:text-properties officeooo:rsid="003f2a0e"/>
    </style:style>
    <style:style style:name="T245" style:family="text">
      <style:text-properties officeooo:rsid="0040f396"/>
    </style:style>
    <style:style style:name="T246" style:family="text">
      <style:text-properties style:font-name="Monospace" fo:font-size="14pt" style:font-size-asian="14pt"/>
    </style:style>
    <style:style style:name="T247" style:family="text">
      <style:text-properties style:font-name="Monospace" fo:font-size="14pt" style:font-size-asian="14pt"/>
    </style:style>
    <style:style style:name="T248" style:family="text">
      <style:text-properties officeooo:rsid="003d8337"/>
    </style:style>
    <style:style style:name="T249" style:family="text">
      <style:text-properties fo:color="#202124" style:font-name="Comic Sans MS" fo:font-size="12pt" officeooo:rsid="0046ef3c" style:font-size-asian="12pt" style:font-weight-asian="bold" style:font-weight-complex="bold"/>
    </style:style>
    <style:style style:name="T250" style:family="text">
      <style:text-properties fo:color="#202124" fo:font-size="12pt" officeooo:rsid="0046ef3c" style:font-size-asian="12pt" style:font-weight-asian="bold" style:font-weight-complex="bold"/>
    </style:style>
    <style:style style:name="T251" style:family="text">
      <style:text-properties fo:color="#202124" officeooo:rsid="0046ef3c" style:font-weight-asian="bold" style:font-weight-complex="bold"/>
    </style:style>
    <style:style style:name="T252" style:family="text">
      <style:text-properties style:font-name="Comic Sans MS" fo:font-size="12pt" officeooo:rsid="0046ef3c" style:font-size-asian="12pt" style:font-weight-asian="bold" style:font-weight-complex="bold"/>
    </style:style>
    <style:style style:name="T253" style:family="text">
      <style:text-properties fo:font-size="12pt" officeooo:rsid="0046ef3c" style:font-size-asian="12pt" style:font-weight-asian="bold" style:font-weight-complex="bold"/>
    </style:style>
    <style:style style:name="T254" style:family="text">
      <style:text-properties fo:font-size="14pt" style:font-size-asian="14pt"/>
    </style:style>
    <style:style style:name="T255" style:family="text">
      <style:text-properties fo:font-size="14pt" style:font-size-asian="14pt"/>
    </style:style>
    <style:style style:name="T256" style:family="text">
      <style:text-properties officeooo:rsid="0027d7c6"/>
    </style:style>
    <style:style style:name="T257" style:family="text">
      <style:text-properties officeooo:rsid="00283c16"/>
    </style:style>
    <style:style style:name="T258" style:family="text">
      <style:text-properties officeooo:rsid="0035ed74"/>
    </style:style>
    <style:style style:name="T259" style:family="text">
      <style:text-properties officeooo:rsid="0036a981"/>
    </style:style>
    <style:style style:name="T260" style:family="text">
      <style:text-properties officeooo:rsid="003aaff2"/>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What is String constant pool?Why string is immutable?difference between String,StringBuffer,StringBuilder?Difference between == operator and .equals() method?Explain the diffrence between jdk,jre,jvm?why java is platform independent?</text:p>
      <text:p text:style-name="P27"/>
      <text:p text:style-name="P30">Ans)String Constant pool is a place in heap which stores the String values.</text:p>
      <text:p text:style-name="P30">EX:- String s = “Hello”;</text:p>
      <text:p text:style-name="P30"><text:tab/>String s1 = “Hello”;</text:p>
      <text:p text:style-name="P31">As the values are same it stores in String pool area and <text:span text:style-name="T1">inthe above condition </text:span>String s <text:span text:style-name="T1">creates its own space and also string s1 has same content so, string s1 point to the string s. It is not applicable when we are using new keyword to the string because it creates it’s own spaces.</text:span></text:p>
      <text:p text:style-name="P31"/>
      <text:p text:style-name="P35"><text:span text:style-name="T1"><text:s/>String is immutable because of security, concurrency and sy</text:span><text:span text:style-name="T50">n</text:span><text:span text:style-name="T1">cronization.</text:span><text:span text:style-name="T2">The same string variable can be referred by more than one string variable in the pool </text:span><text:span text:style-name="T3">area</text:span><text:span text:style-name="T2">. </text:span><text:span text:style-name="T3">This makes String pool area possible.</text:span></text:p>
      <text:p text:style-name="P14"/>
      <text:p text:style-name="P104">1)String is immutable whereas StringBuffer and StringBuilder are mutable classes.</text:p>
      <text:p text:style-name="P107"><text:span text:style-name="T3">2)</text:span>StringBuffer is thread-safe and synchronized whereas StringBuilder is not. That’s why StringBuilder is faster than StringBuffer.</text:p>
      <text:p text:style-name="P107">“<text:span text:style-name="T50">==” operator is used as reference comparision where as “.equals()” is used as content comparision.</text:span></text:p>
      <text:p text:style-name="P113"><text:span text:style-name="T208">Ex:- </text:span><text:span text:style-name="T209"><text:s text:c="8"/></text:span><text:span text:style-name="T2">String </text:span><text:span text:style-name="T51">s</text:span><text:span text:style-name="T2"> = </text:span><text:span text:style-name="T69">"hello"</text:span><text:span text:style-name="T2">;</text:span></text:p>
      <text:p text:style-name="P71"><text:span text:style-name="T2"><text:tab/><text:tab/>String </text:span><text:span text:style-name="T51">s3</text:span><text:span text:style-name="T2"> = </text:span><text:span text:style-name="T96">new</text:span><text:span text:style-name="T2"> String(</text:span><text:span text:style-name="T69">"hello"</text:span><text:span text:style-name="T2">);</text:span></text:p>
      <text:p text:style-name="P71"><text:span text:style-name="T2"><text:tab/><text:tab/></text:span><text:span text:style-name="T75">//reference comparison</text:span></text:p>
      <text:p text:style-name="P71"><text:span text:style-name="T2"><text:tab/><text:tab/>System.</text:span><text:span text:style-name="T113">out</text:span><text:span text:style-name="T2">.println(</text:span><text:span text:style-name="T51">s</text:span><text:span text:style-name="T2">==</text:span><text:span text:style-name="T51">s3</text:span><text:span text:style-name="T2">);</text:span></text:p>
      <text:p text:style-name="P71"><text:span text:style-name="T2"><text:tab/><text:tab/></text:span><text:span text:style-name="T75">//content comparison</text:span></text:p>
      <text:p text:style-name="P37"><text:span text:style-name="T2"><text:tab/><text:tab/>System.</text:span><text:span text:style-name="T115">out</text:span><text:span text:style-name="T2">.println(</text:span><text:span text:style-name="T51">s</text:span><text:span text:style-name="T2">.equals(</text:span><text:span text:style-name="T51">s3</text:span><text:span text:style-name="T2">));</text:span></text:p>
      <text:p text:style-name="P108"/>
      <text:p text:style-name="P38"><text:span text:style-name="T3">JDK (Java Development Kit) </text:span><text:span text:style-name="T13">is used </text:span><text:span text:style-name="T3">to develop applications in Java.</text:span></text:p>
      <text:p text:style-name="P38"><text:span text:style-name="T13">J</text:span><text:span text:style-name="T3">RE (Java Runtime Environment) </text:span><text:span text:style-name="T13">is a </text:span><text:span text:style-name="T3">software package that provides Java class libraries</text:span></text:p>
      <text:p text:style-name="P38"><text:span text:style-name="T13">J</text:span><text:span text:style-name="T3">VM (Java Virtual Machine) </text:span><text:span text:style-name="T13">is </text:span><text:span text:style-name="T3">an implementation that executes Java byte code. </text:span><text:span text:style-name="T13">It also</text:span><text:span text:style-name="T3"> provides a runtime environment for executing Java byte code.</text:span></text:p>
      <text:p text:style-name="P14"/>
      <text:p text:style-name="P14">Platform independent practically means “write once run anywhere”. Java is called so because of its byte codes which can run on any system irrespective of its underlying operating system.</text:p>
      <text:p text:style-name="P14"/>
      <text:p text:style-name="P23"/>
      <text:p text:style-name="P21">2)Difference between Class and Object?Explain in detail OOP's Concept?Explain static and dynamic polymorphism with examples?Difference between static and instance method with examples?Difference between this and super?Difference between method and constructor?</text:p>
      <text:p text:style-name="P2"><text:span text:style-name="T151">Ans)</text:span><text:span text:style-name="T152">A class can be defined as a template/blueprint that describes the behavior/state that </text:span><text:span text:style-name="T153">is objects</text:span><text:span text:style-name="T152">. </text:span><text:span text:style-name="T132">Class is a </text:span><text:span text:style-name="Strong_20_Emphasis"><text:span text:style-name="T132">group of similar objects</text:span></text:span><text:span text:style-name="T132">.</text:span><text:span text:style-name="T152"> </text:span><text:span text:style-name="T132">Class is declared </text:span><text:span text:style-name="Strong_20_Emphasis"><text:span text:style-name="T132">once</text:span></text:span><text:span text:style-name="T132">.</text:span></text:p>
      <text:p text:style-name="P2"><text:span text:style-name="T152">Objects have states and behaviors. Example: A dog has states - color, name, breed as well as behaviors.</text:span><text:span text:style-name="T132">Object is a </text:span><text:span text:style-name="Strong_20_Emphasis"><text:span text:style-name="T132">real world entity </text:span></text:span><text:span text:style-name="T135">.</text:span><text:span text:style-name="T132">Object is created </text:span><text:span text:style-name="Strong_20_Emphasis"><text:span text:style-name="T132">many times</text:span></text:span><text:span text:style-name="T135"> </text:span><text:span text:style-name="T132">as per requirement.</text:span></text:p>
      <text:p text:style-name="P40"/>
      <text:p text:style-name="P68"><text:span text:style-name="T141">We will use OOP’s concept mainly to acheive code reusability and security. In which we can </text:span><text:span text:style-name="T142">acheive code reusability through polymorphism and inheritance while security is acheived by abstraction and encapsulation.</text:span><text:span text:style-name="T141"> </text:span><text:span text:style-name="T142">These allows users to create objects they want and create methods to handle those objects.</text:span></text:p>
      <text:h text:style-name="P5" text:outline-level="3"><text:soft-page-break/><text:span text:style-name="T133">I</text:span><text:span text:style-name="T134">nheritance:- </text:span><text:span text:style-name="Emphasis"><text:span text:style-name="T132">When one object acquires all the properties and behaviors of a parent object</text:span></text:span><text:span text:style-name="T132">, it is known as inheritance.</text:span></text:h>
      <text:h text:style-name="P5" text:outline-level="3"><text:span text:style-name="T132">Polymorphism:- If </text:span><text:span text:style-name="Emphasis"><text:span text:style-name="T132">one task is performed in different ways</text:span></text:span><text:span text:style-name="T132">, it is known as polymorphism. In Java, we use method overloading and method overriding to achieve polymorphism.</text:span></text:h>
      <text:h text:style-name="P6" text:outline-level="4"><text:span text:style-name="T132">Abstraction:- </text:span><text:span text:style-name="Emphasis"><text:span text:style-name="T132">Hiding internal details and showing functionality </text:span></text:span><text:span text:style-name="T132">is known as abstraction. </text:span></text:h>
      <text:h text:style-name="P6" text:outline-level="4"><text:span text:style-name="T132">Encapsulation:- </text:span><text:span text:style-name="Emphasis"><text:span text:style-name="T132">Binding code and data together into a single unit are known as encapsulation</text:span></text:span><text:span text:style-name="T132">.</text:span></text:h>
      <text:p text:style-name="P109"/>
      <text:p text:style-name="P42">Static polymorphism is a type of polymorphism that resolves at compile time. Method overloading is an example of static polymorphism. In method overloading, there are methods with the same name, but they have different data types and a different number of arguments. </text:p>
      <text:p text:style-name="P43">Ex:-</text:p>
      <text:p text:style-name="P43"><text:span text:style-name="T96">public</text:span><text:span text:style-name="T2"> </text:span><text:span text:style-name="T96">class</text:span><text:span text:style-name="T2"> M_Overload {</text:span></text:p>
      <text:p text:style-name="P71"><text:span text:style-name="T2"><text:tab/></text:span><text:span text:style-name="T75">//type:- sequence of parameters</text:span></text:p>
      <text:p text:style-name="P71"><text:span text:style-name="T2"><text:tab/></text:span><text:span text:style-name="T96">void</text:span><text:span text:style-name="T2"> show() {</text:span></text:p>
      <text:p text:style-name="P71"><text:span text:style-name="T2"><text:tab/><text:tab/>System.</text:span><text:span text:style-name="T113">out</text:span><text:span text:style-name="T2">.println(</text:span><text:span text:style-name="T69">"Type1 no paramenters "</text:span><text:span text:style-name="T2">);</text:span></text:p>
      <text:p text:style-name="P11"><text:tab/>}</text:p>
      <text:p text:style-name="P71"><text:span text:style-name="T2"><text:tab/></text:span><text:span text:style-name="T96">void</text:span><text:span text:style-name="T2"> show(</text:span><text:span text:style-name="T96">int</text:span><text:span text:style-name="T2"> </text:span><text:span text:style-name="T51">a</text:span><text:span text:style-name="T2">,String </text:span><text:span text:style-name="T51">name</text:span><text:span text:style-name="T2">) {</text:span></text:p>
      <text:p text:style-name="P71"><text:span text:style-name="T2"><text:tab/><text:tab/>System.</text:span><text:span text:style-name="T113">out</text:span><text:span text:style-name="T2">.println(</text:span><text:span text:style-name="T69">"with parameters"</text:span><text:span text:style-name="T2">);</text:span></text:p>
      <text:p text:style-name="P71"><text:span text:style-name="T2"><text:tab/><text:tab/>System.</text:span><text:span text:style-name="T113">out</text:span><text:span text:style-name="T2">.println(</text:span><text:span text:style-name="T51">a</text:span><text:span text:style-name="T2">);</text:span></text:p>
      <text:p text:style-name="P71"><text:span text:style-name="T2"><text:tab/><text:tab/>System.</text:span><text:span text:style-name="T113">out</text:span><text:span text:style-name="T2">.println(</text:span><text:span text:style-name="T51">name</text:span><text:span text:style-name="T2">);</text:span></text:p>
      <text:p text:style-name="P17"><text:tab/>}</text:p>
      <text:p text:style-name="P43"><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11"><text:tab/><text:tab/></text:p>
      <text:p text:style-name="P71"><text:span text:style-name="T2"><text:tab/><text:tab/>M_Overload </text:span><text:span text:style-name="T51">ol</text:span><text:span text:style-name="T2"> = </text:span><text:span text:style-name="T96">new</text:span><text:span text:style-name="T2"> M_Overload();</text:span></text:p>
      <text:p text:style-name="P71"><text:span text:style-name="T2"><text:tab/><text:tab/></text:span><text:span text:style-name="T75">//type</text:span></text:p>
      <text:p text:style-name="P71"><text:span text:style-name="T2"><text:tab/><text:tab/></text:span><text:span text:style-name="T51">ol</text:span><text:span text:style-name="T2">.show();</text:span></text:p>
      <text:p text:style-name="P43"><text:span text:style-name="T2"><text:tab/><text:tab/></text:span><text:span text:style-name="T51">ol</text:span><text:span text:style-name="T2">.show(2, </text:span><text:span text:style-name="T69">"Hello"</text:span><text:span text:style-name="T2">);</text:span></text:p>
      <text:p text:style-name="P15">}</text:p>
      <text:p text:style-name="P15"/>
      <text:p text:style-name="P15">Dynamic Polymorphism:- It is process where we can override method through a reference variable of derived class or superclass. Overring method is also called as Dynamic polymorphsm.</text:p>
      <text:p text:style-name="P15">Ex:-</text:p>
      <text:p text:style-name="P49"><text:span text:style-name="T96">public</text:span><text:span text:style-name="T2"> </text:span><text:span text:style-name="T96">class</text:span><text:span text:style-name="T2"> M2_Override {</text:span></text:p>
      <text:p text:style-name="P71"><text:span text:style-name="T2"><text:tab/>String </text:span><text:span text:style-name="T102">Name</text:span><text:span text:style-name="T2"> = </text:span><text:span text:style-name="T69">"Parent"</text:span><text:span text:style-name="T2">;</text:span></text:p>
      <text:p text:style-name="P71"><text:span text:style-name="T2"><text:tab/></text:span><text:span text:style-name="T96">public</text:span><text:span text:style-name="T2"> </text:span><text:span text:style-name="T96">void</text:span><text:span text:style-name="T2"> show() {</text:span></text:p>
      <text:p text:style-name="P71"><text:span text:style-name="T2"><text:tab/><text:tab/>System.</text:span><text:span text:style-name="T113">out</text:span><text:span text:style-name="T2">.println(</text:span><text:span text:style-name="T69">"I'm from the beside side class"</text:span><text:span text:style-name="T2">);</text:span></text:p>
      <text:p text:style-name="P15"><text:tab/>}</text:p>
      <text:p text:style-name="P15"/>
      <text:p text:style-name="P49"><text:span text:style-name="T96">public</text:span><text:span text:style-name="T2"> </text:span><text:span text:style-name="T96">class</text:span><text:span text:style-name="T2"> M_Override </text:span><text:span text:style-name="T96">extends</text:span><text:span text:style-name="T2"> M2_Override{</text:span></text:p>
      <text:p text:style-name="P71"><text:span text:style-name="T2"><text:tab/>String </text:span><text:span text:style-name="T102">name</text:span><text:span text:style-name="T2"> = </text:span><text:span text:style-name="T69">"Child"</text:span><text:span text:style-name="T2">;</text:span></text:p>
      <text:p text:style-name="P71"><text:span text:style-name="T2"><text:tab/></text:span><text:span text:style-name="T75">//type</text:span></text:p>
      <text:p text:style-name="P71"><text:span text:style-name="T2"><text:tab/></text:span><text:span text:style-name="T96">public</text:span><text:span text:style-name="T2"> </text:span><text:span text:style-name="T96">void</text:span><text:span text:style-name="T2"> show() {</text:span></text:p>
      <text:p text:style-name="P71"><text:span text:style-name="T2"><text:tab/><text:tab/>System.</text:span><text:span text:style-name="T113">out</text:span><text:span text:style-name="T2">.println(</text:span><text:span text:style-name="T69">"I'm from the current class"</text:span><text:span text:style-name="T2">);</text:span></text:p>
      <text:p text:style-name="P15"><text:tab/>}</text:p>
      <text:p text:style-name="P49"><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11"><text:tab/><text:tab/></text:p>
      <text:p text:style-name="P71"><text:span text:style-name="T2"><text:tab/><text:tab/>M_Override </text:span><text:span text:style-name="T51">or</text:span><text:span text:style-name="T2"> = </text:span><text:span text:style-name="T96">new</text:span><text:span text:style-name="T2"> M_Override();</text:span></text:p>
      <text:p text:style-name="P49"><text:span text:style-name="T2"><text:tab/><text:tab/></text:span><text:span text:style-name="T51">or</text:span><text:span text:style-name="T2">.show();</text:span></text:p>
      <text:p text:style-name="P42"/>
      <text:p text:style-name="P44"><text:soft-page-break/>}</text:p>
      <text:p text:style-name="P44"/>
      <text:p text:style-name="P7">A static method is declared with the static keyword where as in instance methods do not require any keyword.</text:p>
      <text:p text:style-name="P8"><text:span text:style-name="T256">Static methods can be called without the object of the class where as in </text:span><text:span text:style-name="T257">i</text:span>nstance methods require an object of the class.</text:p>
      <text:p text:style-name="P8"/>
      <text:p text:style-name="P9">Static Method example:-</text:p>
      <text:p text:style-name="P73"/>
      <text:p text:style-name="P71"><text:span text:style-name="T96">public</text:span><text:span text:style-name="T2"> </text:span><text:span text:style-name="T96">class</text:span><text:span text:style-name="T2"> Hi {</text:span></text:p>
      <text:p text:style-name="P71"><text:span text:style-name="T2"><text:tab/></text:span><text:span text:style-name="T96">static</text:span><text:span text:style-name="T2"> </text:span><text:span text:style-name="T96">int</text:span><text:span text:style-name="T2"> </text:span><text:span text:style-name="T115">a</text:span><text:span text:style-name="T2"> = 13;</text:span></text:p>
      <text:p text:style-name="P71"><text:span text:style-name="T2"><text:tab/> <text:s/></text:span><text:span text:style-name="T96">static</text:span><text:span text:style-name="T2"> </text:span><text:span text:style-name="T96">int</text:span><text:span text:style-name="T2"> </text:span><text:span text:style-name="T115">b</text:span><text:span text:style-name="T2"> = 1199;</text:span></text:p>
      <text:p text:style-name="P71"><text:span text:style-name="T2"><text:tab/> <text:s/></text:span><text:span text:style-name="T96">static</text:span><text:span text:style-name="T2"> </text:span><text:span text:style-name="T96">void</text:span><text:span text:style-name="T2"> callme() </text:span></text:p>
      <text:p text:style-name="P11"><text:tab/> <text:s/>{</text:p>
      <text:p text:style-name="P71"><text:span text:style-name="T2"><text:tab/> <text:s/>System.</text:span><text:span text:style-name="T113">out</text:span><text:span text:style-name="T2">.println(</text:span><text:span text:style-name="T69">"The value of a = "</text:span><text:span text:style-name="T2"> + </text:span><text:span text:style-name="T115">a</text:span><text:span text:style-name="T2">);</text:span></text:p>
      <text:p text:style-name="P11"><text:tab/> <text:s/>}</text:p>
      <text:p text:style-name="P74"><text:tab/>}</text:p>
      <text:p text:style-name="P73"><text:span text:style-name="T96">public</text:span><text:span text:style-name="T2"> </text:span><text:span text:style-name="T96">class</text:span><text:span text:style-name="T2"> test2 {</text:span></text:p>
      <text:p text:style-name="P71"/>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11"><text:tab/><text:tab/></text:p>
      <text:p text:style-name="P71"><text:span text:style-name="T2"><text:tab/><text:tab/> <text:s/></text:span><text:span text:style-name="T75">//Static method is being called using the name of the class</text:span></text:p>
      <text:p text:style-name="P71"><text:span text:style-name="T2"><text:tab/><text:tab/> <text:s/>Hi.</text:span><text:span text:style-name="T35">callme</text:span><text:span text:style-name="T2">();</text:span></text:p>
      <text:p text:style-name="P71"><text:span text:style-name="T2"><text:tab/><text:tab/> <text:s/></text:span><text:span text:style-name="T75">//Static variable is accessed with the class name</text:span></text:p>
      <text:p text:style-name="P71"><text:span text:style-name="T2"><text:tab/><text:tab/> <text:s/>System.</text:span><text:span text:style-name="T113">out</text:span><text:span text:style-name="T2">.println(</text:span><text:span text:style-name="T69">"The value of b = "</text:span><text:span text:style-name="T2"> + Hi.</text:span><text:span text:style-name="T115">b</text:span><text:span text:style-name="T2">);</text:span></text:p>
      <text:p text:style-name="P11"><text:tab/>}</text:p>
      <text:p text:style-name="P71"/>
      <text:p text:style-name="P74">}</text:p>
      <text:p text:style-name="P42"/>
      <text:p text:style-name="P45">Instance Method example:-</text:p>
      <text:p text:style-name="P45"/>
      <text:p text:style-name="P45"><text:span text:style-name="T96">public</text:span><text:span text:style-name="T2"> </text:span><text:span text:style-name="T96">class</text:span><text:span text:style-name="T2"> test2 {</text:span></text:p>
      <text:p text:style-name="P71"><text:span text:style-name="T2"><text:tab/></text:span><text:span text:style-name="T96">void</text:span><text:span text:style-name="T2"> CallMethod() {</text:span></text:p>
      <text:p text:style-name="P71"><text:span text:style-name="T2"><text:tab/><text:tab/>System.</text:span><text:span text:style-name="T113">out</text:span><text:span text:style-name="T2">.print(</text:span><text:span text:style-name="T69">"Instance"</text:span><text:span text:style-name="T2">);</text:span></text:p>
      <text:p text:style-name="P18"><text:tab/>}</text:p>
      <text:p text:style-name="P45"><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span text:style-name="T37">creation of object</text:span><text:span text:style-name="T2"><text:tab/> <text:s/></text:span></text:p>
      <text:p text:style-name="P71"><text:span text:style-name="T2"><text:tab/><text:tab/> <text:s/>test2 </text:span><text:span text:style-name="T51">t</text:span><text:span text:style-name="T2"> = </text:span><text:span text:style-name="T96">new</text:span><text:span text:style-name="T2"> test2();</text:span></text:p>
      <text:p text:style-name="P71"><text:span text:style-name="T2"><text:tab/><text:tab/> <text:s/></text:span><text:span text:style-name="T51">t</text:span><text:span text:style-name="T2">.CallMethod();</text:span></text:p>
      <text:p text:style-name="P11"><text:tab/>}</text:p>
      <text:p text:style-name="P71"/>
      <text:p text:style-name="P18">}</text:p>
      <text:p text:style-name="P40"/>
      <text:p text:style-name="P39">this keyword mainly represents the current instance of a class <text:span text:style-name="T222">where as </text:span>On other hand super keyword represents the current instance of a parent class. </text:p>
      <text:p text:style-name="P39">this keyword used to call default constructor of the same class <text:span text:style-name="T222">where as </text:span>super keyword used to call default constructor of the parent class.</text:p>
      <text:p text:style-name="P39"/>
      <text:p text:style-name="P105">Constructor is used to initialize an object whereas method is used to exhibits functionality of an object.<text:span text:style-name="T224">c</text:span><text:span text:style-name="T223">onstructors are invoked implicitly whereas methods are invoked explicitly.Constructor does not return any value where the method may/may not return a value.</text:span></text:p>
      <text:p text:style-name="P106"><text:soft-page-break/></text:p>
      <text:p text:style-name="P110">3)Difference between Checked and unchecked exceptions?Give 1 example on each?Difference between final,finally,finalize()?Give 1 example on each?Difference between throw and throws?Give 1 example on each?Write a code to show NullPointerException?</text:p>
      <text:p text:style-name="P111">Checked Exceptions:- the classes which directly inherit from throwable class except runtime Exception and error are checked exceptions.</text:p>
      <text:p text:style-name="P111">Ex:- IO Exception, SqlException etc</text:p>
      <text:p text:style-name="P32"><text:span text:style-name="T98">public</text:span><text:span text:style-name="T2"> </text:span><text:span text:style-name="T96">class</text:span><text:span text:style-name="T2"> Throws_Key </text:span></text:p>
      <text:p text:style-name="P11">{</text:p>
      <text:p text:style-name="P71"/>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span text:style-name="T96">throws</text:span><text:span text:style-name="T2"> IOException </text:span></text:p>
      <text:p text:style-name="P11"><text:tab/>{</text:p>
      <text:p text:style-name="P71"><text:span text:style-name="T2"><text:tab/><text:tab/></text:span><text:span text:style-name="T75">// </text:span><text:span text:style-name="T220">TODO</text:span><text:span text:style-name="T75"> Auto-generated method stub</text:span></text:p>
      <text:p text:style-name="P71"><text:span text:style-name="T2"><text:tab/><text:tab/>FileWriter </text:span><text:span text:style-name="T64">fw</text:span><text:span text:style-name="T2"> = </text:span><text:span text:style-name="T96">new</text:span><text:span text:style-name="T2"> FileWriter(</text:span><text:span text:style-name="T69">"abc.txt"</text:span><text:span text:style-name="T2">);</text:span></text:p>
      <text:p text:style-name="P71"><text:span text:style-name="T2"><text:tab/><text:tab/></text:span><text:span text:style-name="T96">try</text:span></text:p>
      <text:p text:style-name="P11"><text:tab/><text:tab/>{</text:p>
      <text:p text:style-name="P71"><text:span text:style-name="T2"><text:tab/><text:tab/><text:tab/>System.</text:span><text:span text:style-name="T113">out</text:span><text:span text:style-name="T2">.print(10/0);</text:span></text:p>
      <text:p text:style-name="P11"><text:tab/><text:tab/>}</text:p>
      <text:p text:style-name="P71"><text:span text:style-name="T2"><text:tab/><text:tab/></text:span><text:span text:style-name="T96">catch</text:span><text:span text:style-name="T2">(Exception </text:span><text:span text:style-name="T51">e</text:span><text:span text:style-name="T2">)</text:span></text:p>
      <text:p text:style-name="P11"><text:tab/><text:tab/>{</text:p>
      <text:p text:style-name="P71"><text:span text:style-name="T2"><text:tab/><text:tab/><text:tab/>System.</text:span><text:span text:style-name="T113">out</text:span><text:span text:style-name="T2">.println(</text:span><text:span text:style-name="T51">e</text:span><text:span text:style-name="T2">);</text:span></text:p>
      <text:p text:style-name="P11"><text:tab/><text:tab/>}</text:p>
      <text:p text:style-name="P71"><text:span text:style-name="T2"><text:tab/><text:tab/></text:span><text:span text:style-name="T96">finally</text:span></text:p>
      <text:p text:style-name="P11"><text:tab/><text:tab/>{</text:p>
      <text:p text:style-name="P71"><text:span text:style-name="T2"><text:tab/><text:tab/><text:tab/>System.</text:span><text:span text:style-name="T113">out</text:span><text:span text:style-name="T2">.println(</text:span><text:span text:style-name="T69">"finally"</text:span><text:span text:style-name="T2">);</text:span></text:p>
      <text:p text:style-name="P11"><text:tab/><text:tab/>}</text:p>
      <text:p text:style-name="P11"><text:tab/><text:tab/></text:p>
      <text:p text:style-name="P11"><text:tab/>}</text:p>
      <text:p text:style-name="P71"/>
      <text:p text:style-name="P11">}</text:p>
      <text:p text:style-name="P36"/>
      <text:p text:style-name="P111"/>
      <text:p text:style-name="P111">Unchecked Exceptions:- the classes that directly inherits runtime exeception is a unchecked exception</text:p>
      <text:p text:style-name="P111">Ex:- Arithematic Exception,Nullpointer Exception etc</text:p>
      <text:p text:style-name="P32"><text:span text:style-name="T98">public</text:span><text:span text:style-name="T2"> </text:span><text:span text:style-name="T96">class</text:span><text:span text:style-name="T2"> ArithematicException {</text:span></text:p>
      <text:p text:style-name="P71"/>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span text:style-name="T75">// </text:span><text:span text:style-name="T220">TODO</text:span><text:span text:style-name="T75"> Auto-generated method stub</text:span></text:p>
      <text:p text:style-name="P71"><text:span text:style-name="T2"><text:tab/><text:tab/></text:span><text:span text:style-name="T96">int</text:span><text:span text:style-name="T2"> </text:span><text:span text:style-name="T51">a</text:span><text:span text:style-name="T2">=10,</text:span><text:span text:style-name="T51">b</text:span><text:span text:style-name="T2">=0;</text:span></text:p>
      <text:p text:style-name="P71"><text:span text:style-name="T2"><text:tab/><text:tab/></text:span><text:span text:style-name="T96">try</text:span><text:span text:style-name="T2"> {</text:span></text:p>
      <text:p text:style-name="P71"><text:span text:style-name="T2"><text:tab/><text:tab/><text:tab/></text:span><text:span text:style-name="T75">//System.out.print("using try");</text:span></text:p>
      <text:p text:style-name="P71"><text:span text:style-name="T2"><text:tab/><text:tab/><text:tab/>System.</text:span><text:span text:style-name="T113">out</text:span><text:span text:style-name="T2">.println(</text:span><text:span text:style-name="T69">"exception creation"</text:span><text:span text:style-name="T2">+</text:span><text:span text:style-name="T51">a</text:span><text:span text:style-name="T2">/</text:span><text:span text:style-name="T51">b</text:span><text:span text:style-name="T2">);</text:span></text:p>
      <text:p text:style-name="P71"/>
      <text:p text:style-name="P11"><text:tab/><text:tab/>}</text:p>
      <text:p text:style-name="P71"><text:span text:style-name="T2"><text:tab/><text:tab/></text:span><text:span text:style-name="T96">catch</text:span><text:span text:style-name="T2">( ArithmeticException </text:span><text:span text:style-name="T51">ae</text:span><text:span text:style-name="T2">){</text:span></text:p>
      <text:p text:style-name="P71"><text:span text:style-name="T2"><text:tab/><text:tab/><text:tab/></text:span><text:span text:style-name="T75">//ae.printStackTrace();</text:span></text:p>
      <text:p text:style-name="P71"><text:soft-page-break/><text:span text:style-name="T2"><text:tab/><text:tab/><text:tab/>System.</text:span><text:span text:style-name="T113">out</text:span><text:span text:style-name="T2">.print(</text:span><text:span text:style-name="T51">ae</text:span><text:span text:style-name="T2">);</text:span></text:p>
      <text:p text:style-name="P71"/>
      <text:p text:style-name="P11"><text:tab/><text:tab/>}</text:p>
      <text:p text:style-name="P11"><text:tab/>}</text:p>
      <text:p text:style-name="P71"/>
      <text:p text:style-name="P11">}</text:p>
      <text:p text:style-name="P36"/>
      <text:p text:style-name="P4"><text:span text:style-name="T175">final (lowercase) is a reserved keyword in java.</text:span><text:span text:style-name="Strong_20_Emphasis"><text:span text:style-name="T177">final with Variables: </text:span></text:span><text:span text:style-name="T176">The value of the variable cannot be changed once initialized.</text:span></text:p>
      <text:p text:style-name="P19"><text:span text:style-name="T225">The final</text:span><text:span text:style-name="T226">ly</text:span><text:span text:style-name="T225"> keyword is used in association with a </text:span><text:span text:style-name="T227">try/catch block</text:span><text:span text:style-name="T225"> and guarantees that a section of code will be executed, even if an exception is thrown. The final block will be executed after the try and catch blocks.</text:span></text:p>
      <text:p text:style-name="P50"/>
      <text:p text:style-name="P1"><text:span text:style-name="T232">It is a </text:span><text:span text:style-name="Strong_20_Emphasis"><text:span text:style-name="T233">method</text:span></text:span><text:span text:style-name="T232"> that the </text:span><text:a xlink:type="simple" xlink:href="https://www.geeksforgeeks.org/garbage-collection-java/" text:style-name="Internet_20_link" text:visited-style-name="Visited_20_Internet_20_Link"><text:span text:style-name="Strong_20_Emphasis"><text:span text:style-name="T234">Garbage Collector</text:span></text:span></text:a><text:span text:style-name="T232"> always calls just </text:span><text:span text:style-name="Strong_20_Emphasis"><text:span text:style-name="T233">before</text:span></text:span><text:span text:style-name="T232"> the deletion/destroying of the object which is eligible for Garbage Collection, so as to perform </text:span><text:span text:style-name="Strong_20_Emphasis"><text:span text:style-name="T233">clean-up activity</text:span></text:span><text:span text:style-name="T232">. </text:span></text:p>
      <text:p text:style-name="P50"/>
      <text:p text:style-name="P3"><text:span text:style-name="T176">The </text:span><text:span text:style-name="Strong_20_Emphasis"><text:span text:style-name="T177">throw</text:span></text:span><text:span text:style-name="T176"> keyword is used inside a function. It is used when it is required to throw an Exception logically.</text:span></text:p>
      <text:p text:style-name="P3"><text:span text:style-name="T179">The </text:span><text:span text:style-name="Strong_20_Emphasis"><text:span text:style-name="T180">throws </text:span></text:span><text:span text:style-name="T179">keyword is used in the function signature. It is used when the function has some statements that can lead to exceptions.</text:span></text:p>
      <text:p text:style-name="P54"/>
      <text:p text:style-name="P69"><text:span text:style-name="T191">import</text:span><text:span text:style-name="T2"> java.time.DateTimeException;</text:span></text:p>
      <text:p text:style-name="P71"/>
      <text:p text:style-name="P71"><text:span text:style-name="T96">public</text:span><text:span text:style-name="T2"> </text:span><text:span text:style-name="T96">class</text:span><text:span text:style-name="T2"> Throw_Key {</text:span></text:p>
      <text:p text:style-name="P11"><text:tab/></text:p>
      <text:p text:style-name="P71"><text:span text:style-name="T2"><text:tab/></text:span><text:span text:style-name="T96">public</text:span><text:span text:style-name="T2"> </text:span><text:span text:style-name="T96">void</text:span><text:span text:style-name="T2"> Time(</text:span><text:span text:style-name="T96">int</text:span><text:span text:style-name="T2"> </text:span><text:span text:style-name="T51">t</text:span><text:span text:style-name="T2">) {</text:span></text:p>
      <text:p text:style-name="P71"><text:span text:style-name="T2"><text:tab/><text:tab/></text:span><text:span text:style-name="T96">if</text:span><text:span text:style-name="T2">(</text:span><text:span text:style-name="T51">t</text:span><text:span text:style-name="T2"> &lt;= 10) {</text:span></text:p>
      <text:p text:style-name="P71"><text:span text:style-name="T2"><text:tab/><text:tab/><text:tab/></text:span><text:span text:style-name="T96">throw</text:span><text:span text:style-name="T2"> </text:span><text:span text:style-name="T96">new</text:span><text:span text:style-name="T2"> DateTimeException(</text:span><text:span text:style-name="T69">"you are allowed"</text:span><text:span text:style-name="T2">);</text:span></text:p>
      <text:p text:style-name="P11"><text:tab/><text:tab/><text:tab/></text:p>
      <text:p text:style-name="P71"><text:span text:style-name="T2"><text:tab/><text:tab/>}</text:span><text:span text:style-name="T96">else</text:span><text:span text:style-name="T2"> {</text:span></text:p>
      <text:p text:style-name="P71"><text:span text:style-name="T2"><text:tab/><text:tab/><text:tab/>System.</text:span><text:span text:style-name="T113">out</text:span><text:span text:style-name="T2">.println(</text:span><text:span text:style-name="T69">"Sleep outside"</text:span><text:span text:style-name="T2">);</text:span></text:p>
      <text:p text:style-name="P11"><text:tab/><text:tab/>}</text:p>
      <text:p text:style-name="P11"><text:tab/>}</text:p>
      <text:p text:style-name="P11"><text:tab/></text:p>
      <text:p text:style-name="P11"><text:tab/></text:p>
      <text:p text:style-name="P11"><text:tab/></text:p>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span text:style-name="T75">// </text:span><text:span text:style-name="T220">TODO</text:span><text:span text:style-name="T75"> Auto-generated method stub</text:span></text:p>
      <text:p text:style-name="P71"><text:span text:style-name="T2"><text:tab/><text:tab/>Throw_Key </text:span><text:span text:style-name="T51">k</text:span><text:span text:style-name="T2"> = </text:span><text:span text:style-name="T96">new</text:span><text:span text:style-name="T2"> Throw_Key();</text:span></text:p>
      <text:p text:style-name="P11"><text:tab/><text:tab/></text:p>
      <text:p text:style-name="P71"><text:span text:style-name="T2"><text:tab/><text:tab/></text:span><text:span text:style-name="T51">k</text:span><text:span text:style-name="T2">.Time(7);</text:span></text:p>
      <text:p text:style-name="P71"><text:span text:style-name="T2"><text:tab/><text:tab/></text:span><text:span text:style-name="T51">k</text:span><text:span text:style-name="T2">.Time(10);</text:span></text:p>
      <text:p text:style-name="P11"><text:tab/><text:tab/></text:p>
      <text:p text:style-name="P11"><text:tab/>}</text:p>
      <text:p text:style-name="P71"/>
      <text:p text:style-name="P11">}</text:p>
      <text:p text:style-name="P54"/>
      <text:p text:style-name="P69"><text:span text:style-name="T191">public</text:span><text:span text:style-name="T2"> </text:span><text:span text:style-name="T96">class</text:span><text:span text:style-name="T2"> Nullpointer {</text:span></text:p>
      <text:p text:style-name="P71"/>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span text:style-name="T75">// </text:span><text:span text:style-name="T220">TODO</text:span><text:span text:style-name="T75"> Auto-generated method stub</text:span></text:p>
      <text:p text:style-name="P71"><text:soft-page-break/><text:span text:style-name="T2"><text:tab/><text:tab/>String </text:span><text:span text:style-name="T51">s</text:span><text:span text:style-name="T2"> = </text:span><text:span text:style-name="T96">null</text:span><text:span text:style-name="T2">;</text:span></text:p>
      <text:p text:style-name="P71"><text:span text:style-name="T2"><text:tab/><text:tab/></text:span><text:span text:style-name="T96">try</text:span><text:span text:style-name="T2"> </text:span></text:p>
      <text:p text:style-name="P11"><text:tab/><text:tab/>{</text:p>
      <text:p text:style-name="P11"><text:tab/><text:tab/><text:tab/></text:p>
      <text:p text:style-name="P71"><text:span text:style-name="T2"><text:tab/><text:tab/><text:tab/>System.</text:span><text:span text:style-name="T113">out</text:span><text:span text:style-name="T2">.println(</text:span><text:span text:style-name="T64">s</text:span><text:span text:style-name="T2">.length());</text:span></text:p>
      <text:p text:style-name="P71"><text:span text:style-name="T2"><text:tab/><text:tab/>}</text:span><text:span text:style-name="T96">catch</text:span><text:span text:style-name="T2">(NullPointerException </text:span><text:span text:style-name="T51">e</text:span><text:span text:style-name="T2">) </text:span></text:p>
      <text:p text:style-name="P11"><text:tab/><text:tab/>{</text:p>
      <text:p text:style-name="P71"><text:span text:style-name="T2"><text:tab/><text:tab/><text:tab/></text:span><text:span text:style-name="T75">//n.getMessage();</text:span></text:p>
      <text:p text:style-name="P71"><text:span text:style-name="T2"><text:tab/><text:tab/><text:tab/>System.</text:span><text:span text:style-name="T113">out</text:span><text:span text:style-name="T2">.println(</text:span><text:span text:style-name="T51">e</text:span><text:span text:style-name="T2">);</text:span></text:p>
      <text:p text:style-name="P11"><text:tab/><text:tab/>}</text:p>
      <text:p text:style-name="P11"><text:tab/>}</text:p>
      <text:p text:style-name="P71"/>
      <text:p text:style-name="P11">}</text:p>
      <text:p text:style-name="P54"/>
      <text:p text:style-name="P61"/>
      <text:p text:style-name="P22"><text:span text:style-name="T225">4)How many ways we can create a thread?best approach what?Difference between sleep and wait methods?Explain difference methods present in Thread class?How to Create a Deadlock Scenario Programatically?Explain T</text:span><text:span text:style-name="T231">h</text:span><text:span text:style-name="T225">read life cycle with all methods?Explain synchronization?Difference between static and synchronized block?</text:span></text:p>
      <text:p text:style-name="P51">Ans) Thread can be created in two ways:-</text:p>
      <text:p text:style-name="P51">1)By extending Thread Class</text:p>
      <text:p text:style-name="P51">2) By using runnable interface</text:p>
      <text:p text:style-name="P51"/>
      <text:p text:style-name="P33"><text:span text:style-name="T225">By using Runnable interface is the best way to create the thread </text:span><text:span text:style-name="T230">as we can use implements more than one but if we are using extends we can only use one time.</text:span></text:p>
      <text:p text:style-name="P52"/>
      <text:p text:style-name="P53"><text:span text:style-name="T237">Sleep() method does not release the lock on object during Synchronization where as </text:span>Wait() method releases lock during Synchronization.</text:p>
      <text:p text:style-name="P53">Sleep() is a static method <text:span text:style-name="T235">but </text:span>Wait() is not a static method.</text:p>
      <text:p text:style-name="P53"/>
      <text:p text:style-name="P57">The different methods present in thread Class are:-</text:p>
      <text:p text:style-name="P57">1)Basic methods are:-</text:p>
      <text:p text:style-name="P57">a)run() </text:p>
      <text:p text:style-name="P57">b)start()</text:p>
      <text:p text:style-name="P57">c)currentThread()</text:p>
      <text:p text:style-name="P57">d)<text:span text:style-name="T239">IsAlive()</text:span></text:p>
      <text:p text:style-name="P57"/>
      <text:p text:style-name="P58">2)Naming Thread:-</text:p>
      <text:p text:style-name="P58">a)getName()</text:p>
      <text:p text:style-name="P58">b)setName()</text:p>
      <text:p text:style-name="P58"/>
      <text:p text:style-name="P58">3)Daemon Thread:-</text:p>
      <text:p text:style-name="P58">a)isDaemon();</text:p>
      <text:p text:style-name="P58">b)setDaemon();</text:p>
      <text:p text:style-name="P58"/>
      <text:p text:style-name="P58">4)Priority threads:-</text:p>
      <text:p text:style-name="P58">a)getPriority();</text:p>
      <text:p text:style-name="P58">b)setPriority(int );</text:p>
      <text:p text:style-name="P58"/>
      <text:p text:style-name="P58">5)Preventing thread Execution:-</text:p>
      <text:p text:style-name="P58">a)sleep();</text:p>
      <text:p text:style-name="P58">b)yeild();</text:p>
      <text:p text:style-name="P58"><text:soft-page-break/>c)join();</text:p>
      <text:p text:style-name="P58"/>
      <text:p text:style-name="P58">6)Interrupting the thread method:-</text:p>
      <text:p text:style-name="P58">a)interrupt();</text:p>
      <text:p text:style-name="P58">b)isinterrupted();</text:p>
      <text:p text:style-name="P58">c)interrupted();</text:p>
      <text:p text:style-name="P58"/>
      <text:p text:style-name="P58">7)Inter-Thread Communication:-</text:p>
      <text:p text:style-name="P58">a)wait();</text:p>
      <text:p text:style-name="P58">b)notify();</text:p>
      <text:p text:style-name="P58">c)notifyAll();</text:p>
      <text:p text:style-name="P58"/>
      <text:p text:style-name="P58"/>
      <text:p text:style-name="P58"/>
      <text:p text:style-name="P58"/>
      <text:p text:style-name="P58"/>
      <text:p text:style-name="P59">Deadlock:-</text:p>
      <text:p text:style-name="P58"><text:span text:style-name="T96">public</text:span><text:span text:style-name="T2"> </text:span><text:span text:style-name="T96">class</text:span><text:span text:style-name="T2"> Multi2 </text:span><text:span text:style-name="T96">extends</text:span><text:span text:style-name="T2"> Thread{</text:span></text:p>
      <text:p text:style-name="P71"><text:span text:style-name="T2"><text:tab/></text:span><text:span text:style-name="T96">static</text:span><text:span text:style-name="T2"> </text:span><text:span text:style-name="T96">final</text:span><text:span text:style-name="T2"> String </text:span><text:span text:style-name="T113">resource1</text:span><text:span text:style-name="T2">= </text:span><text:span text:style-name="T69">"Printer"</text:span><text:span text:style-name="T2">;</text:span></text:p>
      <text:p text:style-name="P71"><text:span text:style-name="T2"><text:tab/></text:span><text:span text:style-name="T96">static</text:span><text:span text:style-name="T2"> </text:span><text:span text:style-name="T96">final</text:span><text:span text:style-name="T2"> String </text:span><text:span text:style-name="T113">resource2</text:span><text:span text:style-name="T2">= </text:span><text:span text:style-name="T69">"Scanner"</text:span><text:span text:style-name="T2">;</text:span></text:p>
      <text:p text:style-name="P11"><text:tab/></text:p>
      <text:p text:style-name="P71"><text:span text:style-name="T2"><text:tab/></text:span><text:span text:style-name="T96">public</text:span><text:span text:style-name="T2"> </text:span><text:span text:style-name="T96">void</text:span><text:span text:style-name="T2"> run() {</text:span></text:p>
      <text:p text:style-name="P71"><text:span text:style-name="T2"><text:tab/> <text:s text:c="5"/></text:span><text:span text:style-name="T96">synchronized</text:span><text:span text:style-name="T2"> (</text:span><text:span text:style-name="T113">resource1</text:span><text:span text:style-name="T2">) {</text:span></text:p>
      <text:p text:style-name="P71"><text:span text:style-name="T2"><text:tab/> <text:s text:c="7"/>System.</text:span><text:span text:style-name="T113">out</text:span><text:span text:style-name="T2">.println(</text:span><text:span text:style-name="T69">"Deadlock: locked"</text:span><text:span text:style-name="T2"> + </text:span><text:span text:style-name="T113">resource1</text:span><text:span text:style-name="T2">);</text:span></text:p>
      <text:p text:style-name="P71"><text:span text:style-name="T2"><text:tab/> <text:s text:c="7"/></text:span><text:span text:style-name="T96">try</text:span><text:span text:style-name="T2"> {</text:span></text:p>
      <text:p text:style-name="P71"><text:span text:style-name="T2"><text:tab/> <text:s text:c="11"/>Thread.</text:span><text:span text:style-name="T35">sleep</text:span><text:span text:style-name="T2">(1000);</text:span></text:p>
      <text:p text:style-name="P71"><text:span text:style-name="T2"><text:tab/> <text:s text:c="7"/>} </text:span><text:span text:style-name="T96">catch</text:span><text:span text:style-name="T2"> (Exception </text:span><text:span text:style-name="T51">e</text:span><text:span text:style-name="T2">) {</text:span></text:p>
      <text:p text:style-name="P11"><text:tab/> <text:s text:c="7"/>}</text:p>
      <text:p text:style-name="P11"><text:tab/> <text:s text:c="5"/>}</text:p>
      <text:p text:style-name="P71"><text:span text:style-name="T2"><text:tab/> <text:s text:c="5"/>System.</text:span><text:span text:style-name="T113">out</text:span><text:span text:style-name="T2">.println(</text:span><text:span text:style-name="T69">"Deadlock: waiting for"</text:span><text:span text:style-name="T2"> + </text:span><text:span text:style-name="T113">resource2</text:span><text:span text:style-name="T2">+</text:span><text:span text:style-name="T69">"......"</text:span><text:span text:style-name="T2">);</text:span></text:p>
      <text:p text:style-name="P71"><text:span text:style-name="T2"><text:tab/> <text:s text:c="5"/></text:span><text:span text:style-name="T96">synchronized</text:span><text:span text:style-name="T2"> (</text:span><text:span text:style-name="T113">resource2</text:span><text:span text:style-name="T2">) {</text:span></text:p>
      <text:p text:style-name="P71"><text:span text:style-name="T2"><text:tab/> <text:s text:c="7"/>System.</text:span><text:span text:style-name="T113">out</text:span><text:span text:style-name="T2">.println(</text:span><text:span text:style-name="T69">"Deadlock: locked"</text:span><text:span text:style-name="T2"> + </text:span><text:span text:style-name="T113">resource2</text:span><text:span text:style-name="T2">);</text:span></text:p>
      <text:p text:style-name="P11"><text:tab/> <text:s text:c="7"/>}</text:p>
      <text:p text:style-name="P11"><text:tab/> <text:s text:c="5"/>}</text:p>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 <text:s/>Multi2 </text:span><text:span text:style-name="T51">Thread1</text:span><text:span text:style-name="T2"> = </text:span><text:span text:style-name="T96">new</text:span><text:span text:style-name="T2"> Multi2();</text:span></text:p>
      <text:p text:style-name="P11"><text:tab/><text:tab/> </text:p>
      <text:p text:style-name="P71"><text:span text:style-name="T2"><text:tab/><text:tab/> <text:s/></text:span><text:span text:style-name="T51">Thread1</text:span><text:span text:style-name="T2">.start();</text:span></text:p>
      <text:p text:style-name="P11"><text:tab/>}</text:p>
      <text:p text:style-name="P11">}</text:p>
      <text:p text:style-name="P58"/>
      <text:p text:style-name="P59">Life Cycle of Thread:-</text:p>
      <text:p text:style-name="P59">There are five stages in thread Life Cycle:-</text:p>
      <text:p text:style-name="P59">Stage1:-</text:p>
      <text:p text:style-name="P59">In this state we create thread</text:p>
      <text:p text:style-name="P59">Ex:- thread t = new thread();</text:p>
      <text:p text:style-name="P59">t.start();</text:p>
      <text:p text:style-name="P59">Stage2:-</text:p>
      <text:p text:style-name="P59">In this state it will be in runnable state</text:p>
      <text:p text:style-name="P60">Stage3:-</text:p>
      <text:p text:style-name="P60">t.run();</text:p>
      <text:p text:style-name="P60">When the thread is called, it will be doing its job</text:p>
      <text:p text:style-name="P60"><text:soft-page-break/>Stage4:-</text:p>
      <text:p text:style-name="P60">In this state, thread will complete its job and sent to dead state</text:p>
      <text:p text:style-name="P60"/>
      <text:p text:style-name="P60"/>
      <text:p text:style-name="P60"/>
      <text:p text:style-name="P60">Stage5:-</text:p>
      <text:p text:style-name="P60">This state is in between stage2 and stage3, this is no runnable state where we want the thread to not perform so it will be sent to no runnable state and again when we invoke the thread then it is sent to runnablr state.</text:p>
      <text:p text:style-name="P60">Ex:- t.sleep();</text:p>
      <text:p text:style-name="P60"/>
      <text:p text:style-name="P62"><text:span text:style-name="T258">Synchronization in java is the capability to control the access of multiple threads to any shared resource.</text:span><text:span text:style-name="T259">we use s</text:span>ynchronization in preventing thread interference.</text:p>
      <text:p text:style-name="P63">There are two types of Synchronization:-</text:p>
      <text:p text:style-name="P63">1)Process Sysnchronization.</text:p>
      <text:p text:style-name="P63">2)Thread Sysnchronizarion.</text:p>
      <text:p text:style-name="P46"/>
      <text:p text:style-name="P55"><text:span text:style-name="T213">Synchronized </text:span><text:span text:style-name="T215">requires an object-level lock,It’</text:span><text:span text:style-name="T213">s</text:span><text:span text:style-name="T215"> method need not </text:span><text:span text:style-name="T213">to </text:span><text:span text:style-name="T215">be declared static. </text:span><text:span text:style-name="T213">where as Static Synchronized requires a class-level lock, it’s method needs to be declared static.</text:span></text:p>
      <text:p text:style-name="P47"/>
      <text:p text:style-name="P48">5)Internal working of HashMap?What is ConcurrentHashMap give one example program? when we go for list ,set,map?Frequent operation is searching what we need to use?</text:p>
      <text:p text:style-name="P34"><text:span text:style-name="T213">A</text:span><text:span text:style-name="T210">ns)</text:span></text:p>
      <text:p text:style-name="P56"><text:span text:style-name="T258"><text:s/></text:span><text:span text:style-name="T260">HashMap</text:span><text:span text:style-name="T258"> </text:span><text:span text:style-name="T210">is the process of converting an object into an integer value.</text:span></text:p>
      <text:p text:style-name="P70"><text:span text:style-name="T143">i</text:span><text:span text:style-name="T140">t uses a technique called Hashing. </text:span><text:span text:style-name="T157">Internally HashMap uses a hashCode of the key Object and this hashCode is further used by the hash function to find the index of the bucket where the new entry can be added.</text:span></text:p>
      <text:p text:style-name="P28"/>
      <text:p text:style-name="P28">ConcurrentHashMap class is thread-safe i.e. multiple threads can operate on a single object without any complications. At a time any number of threads are applicable for a read operation without locking the ConcurrentHashMap object which is not there in HashMap.</text:p>
      <text:p text:style-name="P28"/>
      <text:p text:style-name="P70"><text:span text:style-name="T191">public</text:span><text:span text:style-name="T2"> </text:span><text:span text:style-name="T96">class</text:span><text:span text:style-name="T2"> Maps {</text:span></text:p>
      <text:p text:style-name="P71"/>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span text:style-name="T75">// </text:span><text:span text:style-name="T220">TODO</text:span><text:span text:style-name="T75"> Auto-generated method stub</text:span></text:p>
      <text:p text:style-name="P71"><text:span text:style-name="T2"><text:tab/><text:tab/>HashMap&lt;Integer,String&gt; </text:span><text:span text:style-name="T66">map</text:span><text:span text:style-name="T2">= </text:span><text:span text:style-name="T96">new</text:span><text:span text:style-name="T2"> HashMap&lt;&gt;(); <text:s text:c="2"/></text:span></text:p>
      <text:p text:style-name="P71"><text:span text:style-name="T2"><text:s text:c="4"/></text:span><text:span text:style-name="T67">map</text:span><text:span text:style-name="T2">.put(1,</text:span><text:span text:style-name="T69">"hi"</text:span><text:span text:style-name="T2">); <text:s text:c="2"/></text:span></text:p>
      <text:p text:style-name="P71"><text:span text:style-name="T2"><text:s text:c="4"/></text:span><text:span text:style-name="T67">map</text:span><text:span text:style-name="T2">.put(2, </text:span><text:span text:style-name="T69">"This"</text:span><text:span text:style-name="T2">); <text:s text:c="2"/></text:span></text:p>
      <text:p text:style-name="P71"><text:span text:style-name="T2"><text:s text:c="4"/></text:span><text:span text:style-name="T67">map</text:span><text:span text:style-name="T2">.put(3,</text:span><text:span text:style-name="T69">"is"</text:span><text:span text:style-name="T2">); <text:s text:c="2"/></text:span></text:p>
      <text:p text:style-name="P71"><text:span text:style-name="T2"><text:s text:c="4"/></text:span><text:span text:style-name="T67">map</text:span><text:span text:style-name="T2">.put(4,</text:span><text:span text:style-name="T69">"java"</text:span><text:span text:style-name="T2">); <text:s text:c="2"/></text:span></text:p>
      <text:p text:style-name="P71"><text:span text:style-name="T2"><text:s text:c="4"/>System.</text:span><text:span text:style-name="T113">out</text:span><text:span text:style-name="T2">.println(</text:span><text:span text:style-name="T67">map</text:span><text:span text:style-name="T2">); <text:s text:c="3"/></text:span></text:p>
      <text:p text:style-name="P11"><text:tab/>}</text:p>
      <text:p text:style-name="P71"/>
      <text:p text:style-name="P13">}</text:p>
      <text:p text:style-name="P41"/>
      <text:p text:style-name="P67"><text:span text:style-name="T192">1) If you do not want to have duplicate values in the database then Set should be your first choice as all of its classes do not allow duplicates.</text:span><text:line-break/><text:span text:style-name="T192">2) If there is a need of frequent search operations based on the index values then List (ArrayList) is a better choice.</text:span></text:p>
      <text:p text:style-name="P67"><text:span text:style-name="T193">3</text:span><text:span text:style-name="T192">) If the requirement is to have the key &amp; value mappings in the database then Map is your best.</text:span></text:p>
      <text:p text:style-name="P64"/>
      <text:p text:style-name="P64"><text:soft-page-break/></text:p>
      <text:p text:style-name="P64"/>
      <text:p text:style-name="P64"/>
      <text:p text:style-name="P66">6)Explain java 8 features?</text:p>
      <text:p text:style-name="P65">Ans)</text:p>
      <text:p text:style-name="P112">Java 8 provides following features for Java Programming:</text:p>
      <text:list xml:id="list3516367338" text:style-name="L1">
        <text:list-header>
          <text:p text:style-name="P94"><text:span text:style-name="T244">1)</text:span>Lambda expressions:-<text:span text:style-name="T210">Lambda expression helps us to write our code in functional style.</text:span></text:p>
          <text:p text:style-name="P94"><text:span text:style-name="T244">2)</text:span>Method references:- <text:span text:style-name="T210">is used to refer method of functional interface.</text:span></text:p>
          <text:p text:style-name="P94"><text:span text:style-name="T244">3)</text:span>Functional interfaces:- <text:span text:style-name="T210">An Interface that contains only one abstract method.</text:span></text:p>
          <text:p text:style-name="P98"><text:span text:style-name="T241">4)</text:span><text:span text:style-name="T240">Stream API:-</text:span><text:span text:style-name="T214">consists of classes, interfaces and an enum to allow functional-style operations on the elements.</text:span></text:p>
          <text:p text:style-name="P97">Remaining methods are as follows:-</text:p>
          <text:p text:style-name="P94"><text:span text:style-name="T244">5)</text:span>Default methods,</text:p>
          <text:p text:style-name="P94"><text:span text:style-name="T244">6)</text:span>Base64 Encode Decode,</text:p>
          <text:p text:style-name="P94"><text:span text:style-name="T244">7)</text:span>Static methods in interface,</text:p>
          <text:p text:style-name="P94"><text:span text:style-name="T244">8)</text:span>Optional class,</text:p>
          <text:p text:style-name="P94"><text:span text:style-name="T244">9)</text:span>Collectors class,</text:p>
          <text:p text:style-name="P95"><text:span text:style-name="T244">10)</text:span>ForEach() method,</text:p>
          <text:p text:style-name="P94"><text:span text:style-name="T244">11)</text:span>Nashorn JavaScript Engine,</text:p>
          <text:p text:style-name="P94"><text:span text:style-name="T244">12)</text:span>Parallel Array Sorting,</text:p>
          <text:p text:style-name="P94"><text:span text:style-name="T244">13)</text:span>Type and Repating Annotations,</text:p>
          <text:p text:style-name="P96"><text:span text:style-name="T244">14)</text:span>IO Enhancements, <text:span text:style-name="T245">etc.</text:span></text:p>
          <text:p text:style-name="P99">7)Print the nearest prime to given number Input:10 Output:7,11//10 below nearest palindrome 7 and 10 above 11?</text:p>
          <text:p text:style-name="P103"><text:span text:style-name="T194">A</text:span><text:span text:style-name="T195">ns)</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93"><text:span text:style-name="T2"><text:tab/> <text:s/></text:span></text:p>
          <text:p text:style-name="P93"><text:span text:style-name="T2"><text:tab/><text:tab/> <text:s text:c="2"/></text:span><text:span text:style-name="T38">Scanner</text:span><text:span text:style-name="T2"> </text:span><text:span text:style-name="T64">sc</text:span><text:span text:style-name="T2">=</text:span><text:span text:style-name="T96">new</text:span><text:span text:style-name="T2"> </text:span><text:span text:style-name="T38">Scanner</text:span><text:span text:style-name="T2">(System.</text:span><text:span text:style-name="T113">in</text:span><text:span text:style-name="T2">);<text:tab/><text:tab/> <text:s text:c="3"/></text:span></text:p>
          <text:p text:style-name="P93"><text:span text:style-name="T2"><text:tab/><text:tab/> <text:s text:c="2"/>System.</text:span><text:span text:style-name="T113">out</text:span><text:span text:style-name="T2">.println(</text:span><text:span text:style-name="T69">"enter the number"</text:span><text:span text:style-name="T2">);<text:tab/><text:tab/> <text:s text:c="3"/></text:span></text:p>
          <text:p text:style-name="P93"><text:span text:style-name="T2"><text:tab/><text:tab/> <text:s text:c="2"/></text:span><text:span text:style-name="T96">int</text:span><text:span text:style-name="T2"> </text:span><text:span text:style-name="T51">number</text:span><text:span text:style-name="T2">=</text:span><text:span text:style-name="T51">sc</text:span><text:span text:style-name="T2">.nextInt();</text:span></text:p>
          <text:p text:style-name="P93"><text:span text:style-name="T2"><text:tab/><text:tab/> <text:s text:c="2"/></text:span><text:span text:style-name="T96">int</text:span><text:span text:style-name="T2"> </text:span><text:span text:style-name="T51">temp</text:span><text:span text:style-name="T2">=</text:span><text:span text:style-name="T51">number</text:span><text:span text:style-name="T2">;<text:tab/> <text:s text:c="2"/></text:span></text:p>
          <text:p text:style-name="P93"><text:span text:style-name="T2"><text:tab/><text:tab/> <text:s text:c="2"/></text:span><text:span text:style-name="T96">int</text:span><text:span text:style-name="T2"> </text:span><text:span text:style-name="T51">count</text:span><text:span text:style-name="T2">=0;<text:tab/><text:tab/><text:tab/> <text:s text:c="2"/><text:tab/><text:tab/> <text:s text:c="3"/><text:tab/><text:tab/> <text:s text:c="2"/><text:tab/><text:tab/> <text:s text:c="3"/></text:span></text:p>
          <text:p text:style-name="P93"><text:span text:style-name="T2"><text:tab/><text:tab/> <text:s text:c="2"/></text:span><text:span text:style-name="T96">for</text:span><text:span text:style-name="T2">(</text:span><text:span text:style-name="T96">int</text:span><text:span text:style-name="T2"> </text:span><text:span text:style-name="T51">i</text:span><text:span text:style-name="T2">=2;</text:span><text:span text:style-name="T51">i</text:span><text:span text:style-name="T2">&lt;</text:span><text:span text:style-name="T51">number</text:span><text:span text:style-name="T2">;</text:span><text:span text:style-name="T51">i</text:span><text:span text:style-name="T2">++)<text:tab/><text:tab/> <text:s text:c="3"/></text:span></text:p>
          <text:p text:style-name="P93"><text:span text:style-name="T2"><text:tab/><text:tab/> <text:s text:c="2"/>{<text:tab/> <text:s text:c="3"/></text:span></text:p>
          <text:p text:style-name="P93"><text:soft-page-break/><text:span text:style-name="T2"><text:tab/><text:tab/> <text:s text:c="6"/></text:span><text:span text:style-name="T51">count</text:span><text:span text:style-name="T2">=0;</text:span></text:p>
          <text:p text:style-name="P93"><text:span text:style-name="T2"><text:tab/><text:tab/> <text:s text:c="5"/><text:tab/> <text:s text:c="3"/></text:span></text:p>
          <text:p text:style-name="P93"><text:span text:style-name="T2"><text:tab/><text:tab/> <text:s text:c="6"/></text:span><text:span text:style-name="T96">if</text:span><text:span text:style-name="T2">(</text:span><text:span text:style-name="T51">number</text:span><text:span text:style-name="T2">%</text:span><text:span text:style-name="T51">i</text:span><text:span text:style-name="T2">==0)<text:tab/><text:tab/> <text:s text:c="3"/></text:span></text:p>
          <text:p text:style-name="P93"><text:span text:style-name="T2"><text:tab/><text:tab/> <text:s text:c="6"/>{ <text:s/></text:span></text:p>
          <text:p text:style-name="P93"><text:span text:style-name="T2"><text:tab/><text:tab/> <text:s text:c="10"/></text:span><text:span text:style-name="T51">number</text:span><text:span text:style-name="T2">--;<text:tab/><text:tab/> <text:s text:c="3"/></text:span></text:p>
          <text:p text:style-name="P93"><text:span text:style-name="T2"><text:tab/><text:tab/> <text:s text:c="10"/></text:span><text:span text:style-name="T51">count</text:span><text:span text:style-name="T2">++;<text:tab/><text:tab/> <text:s text:c="3"/></text:span></text:p>
          <text:p text:style-name="P93"><text:span text:style-name="T2"><text:tab/><text:tab/> <text:s text:c="6"/>}<text:tab/><text:tab/> <text:s text:c="3"/></text:span></text:p>
          <text:p text:style-name="P93"><text:span text:style-name="T2"><text:tab/><text:tab/> <text:s text:c="2"/>}<text:tab/><text:tab/> <text:s text:c="3"/></text:span></text:p>
          <text:p text:style-name="P93"><text:span text:style-name="T2"><text:tab/><text:tab/> <text:s text:c="2"/></text:span><text:span text:style-name="T96">if</text:span><text:span text:style-name="T2">(</text:span><text:span text:style-name="T51">count</text:span><text:span text:style-name="T2">==0)<text:tab/><text:tab/> <text:s text:c="3"/></text:span></text:p>
          <text:p text:style-name="P93"><text:span text:style-name="T2"><text:tab/><text:tab/> <text:s text:c="2"/>{<text:tab/><text:tab/> <text:s text:c="3"/></text:span></text:p>
          <text:p text:style-name="P93"><text:span text:style-name="T2"><text:tab/><text:tab/> <text:s text:c="5"/>System.</text:span><text:span text:style-name="T113">out</text:span><text:span text:style-name="T2">.println(</text:span><text:span text:style-name="T51">number</text:span><text:span text:style-name="T2">);<text:tab/><text:tab/> <text:s text:c="3"/></text:span></text:p>
          <text:p text:style-name="P93"><text:span text:style-name="T2"><text:tab/><text:tab/> <text:s text:c="2"/>}</text:span></text:p>
          <text:p text:style-name="P93"><text:span text:style-name="T2"><text:tab/><text:tab/> <text:s text:c="2"/></text:span><text:span text:style-name="T51">number</text:span><text:span text:style-name="T2">=</text:span><text:span text:style-name="T51">temp</text:span><text:span text:style-name="T2">;</text:span></text:p>
          <text:p text:style-name="P93"><text:span text:style-name="T2"><text:tab/><text:tab/> <text:s text:c="2"/></text:span><text:span text:style-name="T96">for</text:span><text:span text:style-name="T2">(</text:span><text:span text:style-name="T96">int</text:span><text:span text:style-name="T2"> </text:span><text:span text:style-name="T51">i</text:span><text:span text:style-name="T2">=2;</text:span><text:span text:style-name="T51">i</text:span><text:span text:style-name="T2">&lt;</text:span><text:span text:style-name="T51">number</text:span><text:span text:style-name="T2">;</text:span><text:span text:style-name="T51">i</text:span><text:span text:style-name="T2">++)<text:tab/><text:tab/> <text:s text:c="3"/></text:span></text:p>
          <text:p text:style-name="P93"><text:span text:style-name="T2"><text:tab/><text:tab/> <text:s text:c="2"/>{<text:tab/> <text:s text:c="3"/></text:span></text:p>
          <text:p text:style-name="P93"><text:span text:style-name="T2"><text:tab/><text:tab/> <text:s text:c="6"/></text:span><text:span text:style-name="T51">count</text:span><text:span text:style-name="T2">=0; </text:span></text:p>
          <text:p text:style-name="P93"><text:span text:style-name="T2"><text:tab/><text:tab/> <text:s text:c="6"/></text:span><text:span text:style-name="T96">if</text:span><text:span text:style-name="T2">(</text:span><text:span text:style-name="T51">number</text:span><text:span text:style-name="T2">%</text:span><text:span text:style-name="T51">i</text:span><text:span text:style-name="T2">==0)</text:span></text:p>
          <text:p text:style-name="P93"><text:span text:style-name="T2"><text:tab/><text:tab/> <text:s text:c="6"/>{</text:span></text:p>
          <text:p text:style-name="P93"><text:span text:style-name="T2"><text:tab/><text:tab/> <text:s text:c="10"/></text:span><text:span text:style-name="T51">number</text:span><text:span text:style-name="T2">++;</text:span></text:p>
          <text:p text:style-name="P93"><text:span text:style-name="T2"><text:tab/><text:tab/> <text:s text:c="6"/>}<text:tab/><text:tab/> <text:s text:c="3"/></text:span></text:p>
          <text:p text:style-name="P93"><text:span text:style-name="T2"><text:tab/><text:tab/> <text:s text:c="2"/>}<text:tab/><text:tab/> <text:s text:c="3"/></text:span></text:p>
          <text:p text:style-name="P93"><text:span text:style-name="T2"><text:tab/><text:tab/> <text:s text:c="2"/></text:span><text:span text:style-name="T96">if</text:span><text:span text:style-name="T2">(</text:span><text:span text:style-name="T51">count</text:span><text:span text:style-name="T2">==0)<text:tab/><text:tab/> <text:s text:c="3"/></text:span></text:p>
          <text:p text:style-name="P93"><text:span text:style-name="T2"><text:tab/><text:tab/> <text:s text:c="2"/>{ <text:s text:c="3"/></text:span></text:p>
          <text:p text:style-name="P93"><text:span text:style-name="T2"><text:tab/><text:tab/> <text:s text:c="5"/>System.</text:span><text:span text:style-name="T113">out</text:span><text:span text:style-name="T2">.println(</text:span><text:span text:style-name="T51">number</text:span><text:span text:style-name="T2">);</text:span></text:p>
          <text:p text:style-name="P93"><text:span text:style-name="T2"><text:s text:c="4"/></text:span></text:p>
          <text:p text:style-name="P93"><text:span text:style-name="T2"><text:tab/><text:tab/> <text:s text:c="2"/>}</text:span></text:p>
          <text:p text:style-name="P75"><text:tab/>}</text:p>
        </text:list-header>
      </text:list>
      <text:p text:style-name="P100">8)How to swap two numbers without using a third variable?</text:p>
      <text:p text:style-name="P76"><text:span text:style-name="T96">int</text:span> <text:span text:style-name="T51">x</text:span> =12;</text:p>
      <text:p text:style-name="P71"><text:span text:style-name="T2"><text:tab/><text:tab/></text:span><text:span text:style-name="T96">int</text:span><text:span text:style-name="T2"> </text:span><text:span text:style-name="T51">y</text:span><text:span text:style-name="T2"> = 32;</text:span></text:p>
      <text:p text:style-name="P71"><text:span text:style-name="T2"><text:tab/><text:tab/>System.</text:span><text:span text:style-name="T113">out</text:span><text:span text:style-name="T2">.</text:span><text:span text:style-name="T38">println</text:span><text:span text:style-name="T2">(</text:span><text:span text:style-name="T51">x</text:span><text:span text:style-name="T2">+ </text:span><text:span text:style-name="T69">" "</text:span><text:span text:style-name="T2">+</text:span><text:span text:style-name="T51">y</text:span><text:span text:style-name="T2">);</text:span></text:p>
      <text:p text:style-name="P71"><text:span text:style-name="T2"><text:tab/><text:tab/> <text:s text:c="3"/></text:span><text:span text:style-name="T51">x</text:span><text:span text:style-name="T2"> = </text:span><text:span text:style-name="T51">x</text:span><text:span text:style-name="T2"> + </text:span><text:span text:style-name="T51">y</text:span><text:span text:style-name="T2">; <text:s text:c="2"/></text:span></text:p>
      <text:p text:style-name="P71"><text:span text:style-name="T2"><text:tab/> <text:s text:c="7"/></text:span><text:span text:style-name="T51">y</text:span><text:span text:style-name="T2"> = </text:span><text:span text:style-name="T51">x</text:span><text:span text:style-name="T2"> - </text:span><text:span text:style-name="T51">y</text:span><text:span text:style-name="T2">; <text:s text:c="2"/></text:span></text:p>
      <text:p text:style-name="P71"><text:span text:style-name="T2"><text:tab/> <text:s text:c="7"/></text:span><text:span text:style-name="T51">x</text:span><text:span text:style-name="T2"> = </text:span><text:span text:style-name="T51">x</text:span><text:span text:style-name="T2"> - </text:span><text:span text:style-name="T51">y</text:span><text:span text:style-name="T2">; <text:s text:c="2"/></text:span></text:p>
      <text:p text:style-name="P76"><text:tab/> <text:s text:c="7"/>System.<text:span text:style-name="T113">out</text:span>.print(<text:span text:style-name="T51">x</text:span>+ <text:span text:style-name="T69">" "</text:span>+<text:span text:style-name="T51">y</text:span>);</text:p>
      <text:p text:style-name="P89">9)Reverse Number and String program Input: 123 output:321 Input:coachit Output:tihcaoc</text:p>
      <text:p text:style-name="P82"><text:span text:style-name="T2"><text:s/></text:span><text:span text:style-name="T81">int</text:span><text:span text:style-name="T2"> </text:span><text:span text:style-name="T51">n</text:span><text:span text:style-name="T2"> = 1234, </text:span><text:span text:style-name="T51">rev</text:span><text:span text:style-name="T2"> = 0;<text:tab/> <text:s text:c="3"/><text:tab/> <text:s text:c="6"/></text:span></text:p>
      <text:p text:style-name="P71"><text:span text:style-name="T2"><text:tab/> <text:s text:c="7"/></text:span><text:span text:style-name="T96">while</text:span><text:span text:style-name="T2">(</text:span><text:span text:style-name="T51">n</text:span><text:span text:style-name="T2"> != 0) { <text:tab/> <text:s text:c="7"/></text:span></text:p>
      <text:p text:style-name="P71"><text:span text:style-name="T2"><text:tab/> <text:s text:c="9"/></text:span><text:span text:style-name="T96">int</text:span><text:span text:style-name="T2"> </text:span><text:span text:style-name="T51">digit</text:span><text:span text:style-name="T2"> = </text:span><text:span text:style-name="T51">n</text:span><text:span text:style-name="T2"> % 10;</text:span></text:p>
      <text:p text:style-name="P71"><text:span text:style-name="T2"><text:tab/> <text:s text:c="9"/></text:span><text:span text:style-name="T51">rev</text:span><text:span text:style-name="T2"> = </text:span><text:span text:style-name="T51">rev</text:span><text:span text:style-name="T2">* 10 + </text:span><text:span text:style-name="T51">digit</text:span><text:span text:style-name="T2">;<text:tab/> <text:s text:c="7"/></text:span></text:p>
      <text:p text:style-name="P71"><text:span text:style-name="T2"><text:tab/> <text:s text:c="9"/></text:span><text:span text:style-name="T51">n</text:span><text:span text:style-name="T2"> /= 10;</text:span></text:p>
      <text:p text:style-name="P11"><text:tab/> <text:s text:c="7"/>}</text:p>
      <text:p text:style-name="P71"/>
      <text:p text:style-name="P71"><text:span text:style-name="T2"><text:tab/> <text:s text:c="7"/>System.</text:span><text:span text:style-name="T113">out</text:span><text:span text:style-name="T2">.println(</text:span><text:span text:style-name="T51">rev</text:span><text:span text:style-name="T2">);</text:span></text:p>
      <text:p text:style-name="P11"><text:tab/> <text:s text:c="7"/></text:p>
      <text:p text:style-name="P71"><text:span text:style-name="T2"><text:tab/> <text:s text:c="7"/>StringBuffer </text:span><text:span text:style-name="T51">b</text:span><text:span text:style-name="T2"> = </text:span><text:span text:style-name="T96">new</text:span><text:span text:style-name="T2"> StringBuffer(</text:span><text:span text:style-name="T69">"coahit"</text:span><text:span text:style-name="T2">);</text:span></text:p>
      <text:p text:style-name="P71"><text:soft-page-break/></text:p>
      <text:p text:style-name="P71"><text:span text:style-name="T2"><text:tab/> <text:s text:c="7"/>System.</text:span><text:span text:style-name="T113">out</text:span><text:span text:style-name="T2">.print(</text:span><text:span text:style-name="T51">b</text:span><text:span text:style-name="T2">.reverse());</text:span></text:p>
      <text:p text:style-name="P11"><text:tab/> <text:s text:c="7"/></text:p>
      <text:p text:style-name="P81"><text:tab/>}</text:p>
      <text:p text:style-name="P89"/>
      <text:p text:style-name="P89">10)Fibonacci Series program?Find factorial of an integer?</text:p>
      <text:p text:style-name="P82"><text:span text:style-name="T81">int</text:span><text:span text:style-name="T2"> </text:span><text:span text:style-name="T51">n1</text:span><text:span text:style-name="T2">=0,</text:span><text:span text:style-name="T51">n2</text:span><text:span text:style-name="T2">=1,</text:span><text:span text:style-name="T51">n3</text:span><text:span text:style-name="T2">,</text:span><text:span text:style-name="T51">i</text:span><text:span text:style-name="T2">,</text:span><text:span text:style-name="T51">count</text:span><text:span text:style-name="T2">=10; <text:s text:c="3"/></text:span></text:p>
      <text:p text:style-name="P71"><text:span text:style-name="T2"><text:tab/><text:tab/> System.</text:span><text:span text:style-name="T113">out</text:span><text:span text:style-name="T2">.println(</text:span><text:span text:style-name="T51">n1</text:span><text:span text:style-name="T2">); </text:span></text:p>
      <text:p text:style-name="P71"><text:span text:style-name="T2"><text:tab/><text:tab/> System.</text:span><text:span text:style-name="T113">out</text:span><text:span text:style-name="T2">.println(</text:span><text:span text:style-name="T51">n2</text:span><text:span text:style-name="T2">); </text:span></text:p>
      <text:p text:style-name="P71"><text:span text:style-name="T2"><text:tab/><text:tab/> </text:span><text:span text:style-name="T96">for</text:span><text:span text:style-name="T2">(</text:span><text:span text:style-name="T51">i</text:span><text:span text:style-name="T2">=2;</text:span><text:span text:style-name="T51">i</text:span><text:span text:style-name="T2">&lt;</text:span><text:span text:style-name="T51">count</text:span><text:span text:style-name="T2">;++</text:span><text:span text:style-name="T51">i</text:span><text:span text:style-name="T2">)</text:span></text:p>
      <text:p text:style-name="P11"><text:tab/><text:tab/> { <text:s text:c="3"/></text:p>
      <text:p text:style-name="P71"><text:span text:style-name="T2"><text:tab/><text:tab/> <text:s/></text:span><text:span text:style-name="T51">n3</text:span><text:span text:style-name="T2">=</text:span><text:span text:style-name="T51">n1</text:span><text:span text:style-name="T2">+</text:span><text:span text:style-name="T51">n2</text:span><text:span text:style-name="T2">; <text:s text:c="3"/></text:span></text:p>
      <text:p text:style-name="P71"><text:span text:style-name="T2"><text:tab/><text:tab/> <text:s/>System.</text:span><text:span text:style-name="T113">out</text:span><text:span text:style-name="T2">.println(</text:span><text:span text:style-name="T51">n3</text:span><text:span text:style-name="T2">); <text:s text:c="3"/></text:span></text:p>
      <text:p text:style-name="P71"><text:span text:style-name="T2"><text:tab/><text:tab/> <text:s/></text:span><text:span text:style-name="T51">n1</text:span><text:span text:style-name="T2">=</text:span><text:span text:style-name="T51">n2</text:span><text:span text:style-name="T2">; <text:s text:c="3"/></text:span></text:p>
      <text:p text:style-name="P71"><text:span text:style-name="T2"><text:tab/><text:tab/> <text:s/></text:span><text:span text:style-name="T51">n2</text:span><text:span text:style-name="T2">=</text:span><text:span text:style-name="T51">n3</text:span><text:span text:style-name="T2">;<text:tab/> <text:s/></text:span></text:p>
      <text:p text:style-name="P11"><text:tab/><text:tab/> <text:s/></text:p>
      <text:p text:style-name="P11"><text:tab/><text:tab/> }</text:p>
      <text:p text:style-name="P71"><text:span text:style-name="T2"><text:tab/><text:tab/> </text:span><text:span text:style-name="T96">int</text:span><text:span text:style-name="T2"> </text:span><text:span text:style-name="T51">j</text:span><text:span text:style-name="T2">,</text:span><text:span text:style-name="T51">fact</text:span><text:span text:style-name="T2">=1; <text:s/></text:span></text:p>
      <text:p text:style-name="P71"><text:span text:style-name="T2"><text:tab/><text:tab/> <text:s/></text:span><text:span text:style-name="T96">int</text:span><text:span text:style-name="T2"> </text:span><text:span text:style-name="T51">number</text:span><text:span text:style-name="T2">=6; <text:s/></text:span></text:p>
      <text:p text:style-name="P71"><text:span text:style-name="T2"><text:tab/><text:tab/> <text:s/></text:span><text:span text:style-name="T96">for</text:span><text:span text:style-name="T2">(</text:span><text:span text:style-name="T51">j</text:span><text:span text:style-name="T2">=1;</text:span><text:span text:style-name="T51">j</text:span><text:span text:style-name="T2">&lt;=</text:span><text:span text:style-name="T51">number</text:span><text:span text:style-name="T2">;</text:span><text:span text:style-name="T51">j</text:span><text:span text:style-name="T2">++){ <text:s text:c="3"/></text:span></text:p>
      <text:p text:style-name="P71"><text:span text:style-name="T2"><text:tab/><text:tab/> <text:s text:c="5"/></text:span><text:span text:style-name="T51">fact</text:span><text:span text:style-name="T2">=</text:span><text:span text:style-name="T51">fact</text:span><text:span text:style-name="T2">*</text:span><text:span text:style-name="T51">j</text:span><text:span text:style-name="T2">; <text:s text:c="3"/></text:span></text:p>
      <text:p text:style-name="P11"><text:tab/><text:tab/> <text:s/>} <text:s text:c="3"/></text:p>
      <text:p text:style-name="P71"><text:span text:style-name="T2"><text:tab/><text:tab/> <text:s/>System.</text:span><text:span text:style-name="T113">out</text:span><text:span text:style-name="T2">.println(</text:span><text:span text:style-name="T69">"Factorial: "</text:span><text:span text:style-name="T2">+</text:span><text:span text:style-name="T51">fact</text:span><text:span text:style-name="T2">); <text:s text:c="3"/></text:span></text:p>
      <text:p text:style-name="P89"/>
      <text:p text:style-name="P89">11)List contains some Numbers?Print only even numbers from the list?</text:p>
      <text:p text:style-name="P90"><text:span text:style-name="T196">Ans) </text:span><text:span text:style-name="T2"><text:s/>ArrayList&lt;Integer&gt; </text:span><text:span text:style-name="T51">a</text:span><text:span text:style-name="T2"> = </text:span><text:span text:style-name="T96">new</text:span><text:span text:style-name="T2"> ArrayList&lt;Integer&gt;(5);</text:span></text:p>
      <text:p text:style-name="P71"><text:span text:style-name="T2"><text:s text:c="8"/></text:span><text:span text:style-name="T96">int</text:span><text:span text:style-name="T2">[]</text:span><text:span text:style-name="T51">num</text:span><text:span text:style-name="T2">=</text:span><text:span text:style-name="T96">new</text:span><text:span text:style-name="T2"> </text:span><text:span text:style-name="T96">int</text:span><text:span text:style-name="T2">[10];</text:span></text:p>
      <text:p text:style-name="P71"><text:span text:style-name="T2"><text:s text:c="8"/>Scanner </text:span><text:span text:style-name="T64">read</text:span><text:span text:style-name="T2"> = </text:span><text:span text:style-name="T96">new</text:span><text:span text:style-name="T2"> Scanner (System.</text:span><text:span text:style-name="T113">in</text:span><text:span text:style-name="T2">);</text:span></text:p>
      <text:p text:style-name="P71"/>
      <text:p text:style-name="P71"><text:span text:style-name="T2"><text:s text:c="8"/>System.</text:span><text:span text:style-name="T113">out</text:span><text:span text:style-name="T2">.print(</text:span><text:span text:style-name="T69">"Enter number :"</text:span><text:span text:style-name="T2"> );</text:span></text:p>
      <text:p text:style-name="P71"/>
      <text:p text:style-name="P71"><text:span text:style-name="T2"><text:s text:c="8"/></text:span><text:span text:style-name="T96">for</text:span><text:span text:style-name="T2">(</text:span><text:span text:style-name="T96">int</text:span><text:span text:style-name="T2"> </text:span><text:span text:style-name="T51">i</text:span><text:span text:style-name="T2">=0;</text:span><text:span text:style-name="T51">i</text:span><text:span text:style-name="T2">&lt;</text:span><text:span text:style-name="T51">num</text:span><text:span text:style-name="T2">.</text:span><text:span text:style-name="T102">length</text:span><text:span text:style-name="T2">;</text:span><text:span text:style-name="T51">i</text:span><text:span text:style-name="T2">++){</text:span></text:p>
      <text:p text:style-name="P71"><text:span text:style-name="T2"><text:s text:c="12"/></text:span><text:span text:style-name="T51">num</text:span><text:span text:style-name="T2">[</text:span><text:span text:style-name="T51">i</text:span><text:span text:style-name="T2">]=</text:span><text:span text:style-name="T51">read</text:span><text:span text:style-name="T2">.nextInt(); </text:span></text:p>
      <text:p text:style-name="P71"/>
      <text:p text:style-name="P71"><text:span text:style-name="T2"><text:s text:c="12"/></text:span><text:span text:style-name="T96">if</text:span><text:span text:style-name="T2">(</text:span><text:span text:style-name="T51">num</text:span><text:span text:style-name="T2">[</text:span><text:span text:style-name="T51">i</text:span><text:span text:style-name="T2">]%2==0){</text:span></text:p>
      <text:p text:style-name="P71"><text:span text:style-name="T2"><text:s text:c="16"/></text:span><text:span text:style-name="T51">a</text:span><text:span text:style-name="T2">.add(</text:span><text:span text:style-name="T51">num</text:span><text:span text:style-name="T2">[</text:span><text:span text:style-name="T51">i</text:span><text:span text:style-name="T2">]); <text:s/></text:span></text:p>
      <text:p text:style-name="P71"><text:span text:style-name="T2"><text:s text:c="16"/>System.</text:span><text:span text:style-name="T113">out</text:span><text:span text:style-name="T2">.println(</text:span><text:span text:style-name="T69">"Even"</text:span><text:span text:style-name="T2"> + </text:span><text:span text:style-name="T51">a</text:span><text:span text:style-name="T2">);</text:span></text:p>
      <text:p text:style-name="P11"><text:s text:c="12"/>}</text:p>
      <text:p text:style-name="P77"><text:s text:c="8"/><text:tab/></text:p>
      <text:p text:style-name="P101"><text:span text:style-name="T248">12)</text:span>Sorting an array in Java? input:1, 2, 3, -1, -2, 4 output:-2,-1,1,2,3,4 do without using special methods and with special methods?Find second largest number in the array?Check particular elements present in array or not?</text:p>
      <text:p text:style-name="P102"><text:soft-page-break/>Ans)</text:p>
      <text:p text:style-name="P83"><text:span text:style-name="T81">public</text:span><text:span text:style-name="T2"> </text:span><text:span text:style-name="T81">static</text:span><text:span text:style-name="T2"> </text:span><text:span text:style-name="T81">void</text:span><text:span text:style-name="T2"> main(String[] </text:span><text:span text:style-name="T51">args</text:span><text:span text:style-name="T2">) {</text:span></text:p>
      <text:p text:style-name="P71"><text:span text:style-name="T2"><text:tab/><text:tab/><text:tab/><text:tab/></text:span><text:span text:style-name="T96">int</text:span><text:span text:style-name="T2"> </text:span><text:span text:style-name="T51">swap</text:span><text:span text:style-name="T2">;</text:span></text:p>
      <text:p text:style-name="P71"><text:span text:style-name="T2"><text:tab/><text:tab/></text:span><text:span text:style-name="T96">int</text:span><text:span text:style-name="T2"> </text:span><text:span text:style-name="T51">i</text:span><text:span text:style-name="T2">;</text:span></text:p>
      <text:p text:style-name="P71"><text:span text:style-name="T2"><text:tab/><text:tab/></text:span><text:span text:style-name="T96">int</text:span><text:span text:style-name="T2"> </text:span><text:span text:style-name="T51">max</text:span><text:span text:style-name="T2"> = 0;</text:span></text:p>
      <text:p text:style-name="P71"><text:span text:style-name="T2"><text:tab/><text:tab/></text:span><text:span text:style-name="T96">int</text:span><text:span text:style-name="T2"> </text:span><text:span text:style-name="T51">a</text:span><text:span text:style-name="T2">[] = </text:span><text:span text:style-name="T96">new</text:span><text:span text:style-name="T2"> </text:span><text:span text:style-name="T96">int</text:span><text:span text:style-name="T2">[]{78,55,64,34};</text:span></text:p>
      <text:p text:style-name="P11"/>
      <text:p text:style-name="P71"><text:span text:style-name="T2"><text:tab/><text:tab/></text:span><text:span text:style-name="T96">for</text:span><text:span text:style-name="T2">( </text:span><text:span text:style-name="T51">i</text:span><text:span text:style-name="T2"> = 0;</text:span><text:span text:style-name="T51">i</text:span><text:span text:style-name="T2">&lt;=</text:span><text:span text:style-name="T51">a</text:span><text:span text:style-name="T2">.</text:span><text:span text:style-name="T102">length</text:span><text:span text:style-name="T2">-1;</text:span><text:span text:style-name="T51">i</text:span><text:span text:style-name="T2">++){<text:tab/><text:tab/><text:tab/></text:span></text:p>
      <text:p text:style-name="P11"><text:tab/><text:tab/><text:tab/></text:p>
      <text:p text:style-name="P71"><text:span text:style-name="T2"><text:tab/><text:tab/> <text:s text:c="3"/></text:span><text:span text:style-name="T96">for</text:span><text:span text:style-name="T2">(</text:span><text:span text:style-name="T96">int</text:span><text:span text:style-name="T2"> </text:span><text:span text:style-name="T51">j</text:span><text:span text:style-name="T2"> = </text:span><text:span text:style-name="T51">i</text:span><text:span text:style-name="T2">+1;</text:span><text:span text:style-name="T51">j</text:span><text:span text:style-name="T2">&lt;4;</text:span><text:span text:style-name="T51">j</text:span><text:span text:style-name="T2">++){</text:span></text:p>
      <text:p text:style-name="P71"><text:span text:style-name="T2"><text:tab/><text:tab/> <text:s text:c="7"/></text:span><text:span text:style-name="T96">if</text:span><text:span text:style-name="T2">(</text:span><text:span text:style-name="T51">a</text:span><text:span text:style-name="T2">[</text:span><text:span text:style-name="T51">i</text:span><text:span text:style-name="T2">]&gt;</text:span><text:span text:style-name="T51">a</text:span><text:span text:style-name="T2">[</text:span><text:span text:style-name="T51">j</text:span><text:span text:style-name="T2">]){</text:span></text:p>
      <text:p text:style-name="P71"><text:span text:style-name="T2"><text:tab/><text:tab/> <text:s text:c="11"/></text:span><text:span text:style-name="T51">swap</text:span><text:span text:style-name="T2"> = </text:span><text:span text:style-name="T51">a</text:span><text:span text:style-name="T2">[</text:span><text:span text:style-name="T51">i</text:span><text:span text:style-name="T2">];</text:span></text:p>
      <text:p text:style-name="P71"><text:span text:style-name="T2"><text:tab/><text:tab/> <text:s text:c="11"/></text:span><text:span text:style-name="T51">a</text:span><text:span text:style-name="T2">[</text:span><text:span text:style-name="T51">i</text:span><text:span text:style-name="T2">]=</text:span><text:span text:style-name="T51">a</text:span><text:span text:style-name="T2">[</text:span><text:span text:style-name="T51">j</text:span><text:span text:style-name="T2">];</text:span></text:p>
      <text:p text:style-name="P71"><text:span text:style-name="T2"><text:tab/><text:tab/> <text:s text:c="11"/></text:span><text:span text:style-name="T51">a</text:span><text:span text:style-name="T2">[</text:span><text:span text:style-name="T51">j</text:span><text:span text:style-name="T2">] = </text:span><text:span text:style-name="T51">swap</text:span><text:span text:style-name="T2">;<text:tab/><text:tab/> <text:s text:c="11"/></text:span></text:p>
      <text:p text:style-name="P11"><text:tab/><text:tab/> <text:s text:c="7"/>}</text:p>
      <text:p text:style-name="P71"><text:span text:style-name="T2"><text:tab/><text:tab/> <text:s text:c="7"/></text:span><text:span text:style-name="T96">if</text:span><text:span text:style-name="T2">(</text:span><text:span text:style-name="T51">a</text:span><text:span text:style-name="T2">[</text:span><text:span text:style-name="T51">i</text:span><text:span text:style-name="T2">]&gt;</text:span><text:span text:style-name="T51">max</text:span><text:span text:style-name="T2">) </text:span></text:p>
      <text:p text:style-name="P11"><text:tab/><text:tab/><text:tab/><text:tab/>{</text:p>
      <text:p text:style-name="P71"><text:span text:style-name="T2"><text:tab/><text:tab/><text:tab/><text:tab/><text:tab/></text:span><text:span text:style-name="T51">max</text:span><text:span text:style-name="T2"> = </text:span><text:span text:style-name="T51">a</text:span><text:span text:style-name="T2">[</text:span><text:span text:style-name="T51">i</text:span><text:span text:style-name="T2">];<text:tab/><text:tab/><text:tab/><text:tab/><text:tab/><text:tab/><text:tab/><text:tab/><text:tab/></text:span></text:p>
      <text:p text:style-name="P11"><text:tab/><text:tab/><text:tab/><text:tab/>} <text:s/></text:p>
      <text:p text:style-name="P11"><text:tab/><text:tab/> <text:s text:c="4"/>}</text:p>
      <text:p text:style-name="P71"><text:span text:style-name="T2"><text:tab/><text:tab/> <text:s text:c="3"/>System.</text:span><text:span text:style-name="T113">out</text:span><text:span text:style-name="T2">.println(</text:span><text:span text:style-name="T51">a</text:span><text:span text:style-name="T2">[</text:span><text:span text:style-name="T51">i</text:span><text:span text:style-name="T2">]);</text:span></text:p>
      <text:p text:style-name="P11"><text:tab/><text:tab/> <text:s text:c="3"/></text:p>
      <text:p text:style-name="P11"><text:tab/><text:tab/>}</text:p>
      <text:p text:style-name="P71"><text:span text:style-name="T2"><text:tab/><text:tab/></text:span><text:span text:style-name="T40">List</text:span><text:span text:style-name="T2"> </text:span><text:span text:style-name="T51">al</text:span><text:span text:style-name="T2"> = Arrays.</text:span><text:span text:style-name="T35">asList</text:span><text:span text:style-name="T2">(</text:span><text:span text:style-name="T51">a</text:span><text:span text:style-name="T2">);</text:span></text:p>
      <text:p text:style-name="P71"><text:span text:style-name="T2"><text:tab/><text:tab/> System.</text:span><text:span text:style-name="T113">out</text:span><text:span text:style-name="T2">.println(</text:span><text:span text:style-name="T69">"max:"</text:span><text:span text:style-name="T2">+</text:span><text:span text:style-name="T51">max</text:span><text:span text:style-name="T2">);</text:span></text:p>
      <text:p text:style-name="P71"><text:span text:style-name="T2"><text:tab/><text:tab/> System.</text:span><text:span text:style-name="T113">out</text:span><text:span text:style-name="T2">.println(</text:span><text:span text:style-name="T51">al</text:span><text:span text:style-name="T2">.contains(2));</text:span></text:p>
      <text:p text:style-name="P11"/>
      <text:p text:style-name="P20">13)Check if two arrays contains same elements or not?</text:p>
      <text:p text:style-name="P10">Ans)</text:p>
      <text:p text:style-name="P72"><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span text:style-name="T75">// </text:span><text:span text:style-name="T220">TODO</text:span><text:span text:style-name="T75"> Auto-generated method stub</text:span></text:p>
      <text:p text:style-name="P71"><text:span text:style-name="T2"><text:tab/><text:tab/></text:span><text:span text:style-name="T96">int</text:span><text:span text:style-name="T2"> </text:span><text:span text:style-name="T51">a</text:span><text:span text:style-name="T2">[]= {1,2,3,4,5,6};</text:span></text:p>
      <text:p text:style-name="P71"><text:span text:style-name="T2"><text:tab/><text:tab/></text:span><text:span text:style-name="T96">int</text:span><text:span text:style-name="T2"> </text:span><text:span text:style-name="T51">b</text:span><text:span text:style-name="T2">[]= {1,2,3,4,5,6};</text:span></text:p>
      <text:p text:style-name="P71"><text:span text:style-name="T2"><text:tab/><text:tab/>System.</text:span><text:span text:style-name="T113">out</text:span><text:span text:style-name="T2">.println(Arrays.</text:span><text:span text:style-name="T35">equals</text:span><text:span text:style-name="T2">(</text:span><text:span text:style-name="T51">a</text:span><text:span text:style-name="T2">, </text:span><text:span text:style-name="T51">b</text:span><text:span text:style-name="T2">));</text:span></text:p>
      <text:p text:style-name="P12"><text:tab/>}<text:tab/></text:p>
      <text:p text:style-name="P12"/>
      <text:p text:style-name="P16">14)Check given Number is perfect or not Input:Input 6(6 is divisable by 1,2,3)1+2+3 Output:true</text:p>
      <text:p text:style-name="P29"><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span text:style-name="T96">int</text:span><text:span text:style-name="T2"> </text:span><text:span text:style-name="T51">i</text:span><text:span text:style-name="T2">, </text:span><text:span text:style-name="T51">Number</text:span><text:span text:style-name="T2">, </text:span><text:span text:style-name="T51">Sum</text:span><text:span text:style-name="T2"> = 0 ;</text:span></text:p>
      <text:p text:style-name="P71"><text:span text:style-name="T2"><text:tab/><text:tab/>Scanner </text:span><text:span text:style-name="T64">sc</text:span><text:span text:style-name="T2"> = </text:span><text:span text:style-name="T96">new</text:span><text:span text:style-name="T2"> Scanner(System.</text:span><text:span text:style-name="T113">in</text:span><text:span text:style-name="T2">);<text:tab/><text:tab/></text:span></text:p>
      <text:p text:style-name="P71"><text:span text:style-name="T2"><text:tab/><text:tab/>System.</text:span><text:span text:style-name="T113">out</text:span><text:span text:style-name="T2">.println(</text:span><text:span text:style-name="T69">"\n Please Enter any Number: "</text:span><text:span text:style-name="T2">);</text:span></text:p>
      <text:p text:style-name="P71"><text:span text:style-name="T2"><text:tab/><text:tab/></text:span><text:span text:style-name="T51">Number</text:span><text:span text:style-name="T2"> = </text:span><text:span text:style-name="T51">sc</text:span><text:span text:style-name="T2">.nextInt();</text:span></text:p>
      <text:p text:style-name="P71"/>
      <text:p text:style-name="P71"><text:span text:style-name="T2"><text:tab/><text:tab/></text:span><text:span text:style-name="T96">for</text:span><text:span text:style-name="T2">(</text:span><text:span text:style-name="T51">i</text:span><text:span text:style-name="T2"> = 1 ; </text:span><text:span text:style-name="T51">i</text:span><text:span text:style-name="T2"> &lt; </text:span><text:span text:style-name="T51">Number</text:span><text:span text:style-name="T2"> ; </text:span><text:span text:style-name="T51">i</text:span><text:span text:style-name="T2">++) {</text:span></text:p>
      <text:p text:style-name="P71"><text:span text:style-name="T2"><text:tab/><text:tab/><text:tab/></text:span><text:span text:style-name="T96">if</text:span><text:span text:style-name="T2">(</text:span><text:span text:style-name="T51">Number</text:span><text:span text:style-name="T2"> % </text:span><text:span text:style-name="T51">i</text:span><text:span text:style-name="T2"> == 0) <text:s/>{</text:span></text:p>
      <text:p text:style-name="P71"><text:span text:style-name="T2"><text:tab/><text:tab/><text:tab/><text:tab/></text:span><text:span text:style-name="T51">Sum</text:span><text:span text:style-name="T2"> = </text:span><text:span text:style-name="T51">Sum</text:span><text:span text:style-name="T2"> + </text:span><text:span text:style-name="T51">i</text:span><text:span text:style-name="T2">;</text:span></text:p>
      <text:p text:style-name="P11"><text:tab/><text:tab/><text:tab/>}</text:p>
      <text:p text:style-name="P11"><text:tab/><text:tab/>}</text:p>
      <text:p text:style-name="P71"><text:span text:style-name="T2"><text:tab/><text:tab/>System.</text:span><text:span text:style-name="T113">out</text:span><text:span text:style-name="T2">.println(</text:span><text:span text:style-name="T51">Sum</text:span><text:span text:style-name="T2">==</text:span><text:span text:style-name="T51">Number</text:span><text:span text:style-name="T2">);</text:span></text:p>
      <text:p text:style-name="P16"><text:soft-page-break/><text:tab/>}</text:p>
      <text:p text:style-name="P16"/>
      <text:p text:style-name="P24">15)Amstrong Number program input:153(1<text:span text:style-name="T2">1</text:span>1+5<text:span text:style-name="T2">5</text:span>5+3<text:span text:style-name="T2">3</text:span>3=153) output:true</text:p>
      <text:p text:style-name="P25">Ans)</text:p>
      <text:p text:style-name="P25"><text:span text:style-name="T81">public</text:span><text:span text:style-name="T2"> </text:span><text:span text:style-name="T81">static</text:span><text:span text:style-name="T2"> </text:span><text:span text:style-name="T81">void</text:span><text:span text:style-name="T2"> main(String[] </text:span><text:span text:style-name="T51">args</text:span><text:span text:style-name="T2">) {</text:span></text:p>
      <text:p text:style-name="P71"><text:span text:style-name="T2"><text:tab/><text:tab/></text:span></text:p>
      <text:p text:style-name="P71"><text:span text:style-name="T2"><text:tab/><text:tab/></text:span><text:span text:style-name="T96">int</text:span><text:span text:style-name="T2"> </text:span><text:span text:style-name="T51">num</text:span><text:span text:style-name="T2">=15</text:span><text:span text:style-name="T41">3</text:span><text:span text:style-name="T2">;</text:span></text:p>
      <text:p text:style-name="P71"><text:span text:style-name="T2"><text:tab/><text:tab/></text:span><text:span text:style-name="T96">int</text:span><text:span text:style-name="T2"> </text:span><text:span text:style-name="T51">temp</text:span><text:span text:style-name="T2">,</text:span><text:span text:style-name="T51">total</text:span><text:span text:style-name="T2">=0,</text:span><text:span text:style-name="T51">n</text:span><text:span text:style-name="T2">;</text:span></text:p>
      <text:p text:style-name="P71"><text:span text:style-name="T2"><text:tab/><text:tab/></text:span><text:span text:style-name="T51">n</text:span><text:span text:style-name="T2">=</text:span><text:span text:style-name="T51">num</text:span><text:span text:style-name="T2">;</text:span></text:p>
      <text:p text:style-name="P71"><text:span text:style-name="T2"><text:tab/><text:tab/></text:span><text:span text:style-name="T96">while</text:span><text:span text:style-name="T2">(</text:span><text:span text:style-name="T51">n</text:span><text:span text:style-name="T2">!=0) {</text:span></text:p>
      <text:p text:style-name="P71"><text:span text:style-name="T2"><text:tab/><text:tab/><text:tab/></text:span><text:span text:style-name="T51">temp</text:span><text:span text:style-name="T2">=</text:span><text:span text:style-name="T51">n</text:span><text:span text:style-name="T2">%10;</text:span></text:p>
      <text:p text:style-name="P71"><text:span text:style-name="T2"><text:tab/><text:tab/><text:tab/></text:span><text:span text:style-name="T51">total</text:span><text:span text:style-name="T2">=</text:span><text:span text:style-name="T51">total</text:span><text:span text:style-name="T2">+</text:span><text:span text:style-name="T51">temp</text:span><text:span text:style-name="T2">*</text:span><text:span text:style-name="T51">temp</text:span><text:span text:style-name="T2">*</text:span><text:span text:style-name="T51">temp</text:span><text:span text:style-name="T2">;</text:span></text:p>
      <text:p text:style-name="P71"><text:span text:style-name="T2"><text:tab/><text:tab/><text:tab/></text:span><text:span text:style-name="T51">n</text:span><text:span text:style-name="T2">=</text:span><text:span text:style-name="T51">n</text:span><text:span text:style-name="T2">/10;</text:span></text:p>
      <text:p text:style-name="P71"><text:span text:style-name="T2"><text:tab/><text:tab/><text:tab/></text:span></text:p>
      <text:p text:style-name="P71"><text:span text:style-name="T2"><text:tab/><text:tab/>}</text:span></text:p>
      <text:p text:style-name="P71"><text:span text:style-name="T2"><text:tab/><text:tab/>System.</text:span><text:span text:style-name="T113">out</text:span><text:span text:style-name="T2">.println(</text:span><text:span text:style-name="T51">total</text:span><text:span text:style-name="T2">==</text:span><text:span text:style-name="T51">num</text:span><text:span text:style-name="T2">);</text:span></text:p>
      <text:p text:style-name="P71"><text:span text:style-name="T2"><text:tab/><text:tab/></text:span></text:p>
      <text:p text:style-name="P71"><text:span text:style-name="T2"><text:tab/><text:tab/></text:span></text:p>
      <text:p text:style-name="P25"><text:span text:style-name="T2"><text:tab/>}</text:span></text:p>
      <text:p text:style-name="P24">16)find the largest and smallest element in the array?</text:p>
      <text:p text:style-name="P26">Ans)</text:p>
      <text:p text:style-name="P26"><text:span text:style-name="T81">public</text:span><text:span text:style-name="T2"> </text:span><text:span text:style-name="T81">static</text:span><text:span text:style-name="T2"> </text:span><text:span text:style-name="T81">void</text:span><text:span text:style-name="T2"> main(String[] </text:span><text:span text:style-name="T51">args</text:span><text:span text:style-name="T2">) {</text:span></text:p>
      <text:p text:style-name="P71"><text:span text:style-name="T2"><text:tab/><text:tab/></text:span><text:span text:style-name="T96">int</text:span><text:span text:style-name="T2"> </text:span><text:span text:style-name="T51">a</text:span><text:span text:style-name="T2">[]= {1,5,6,3,7};</text:span></text:p>
      <text:p text:style-name="P71"><text:span text:style-name="T2"><text:tab/><text:tab/></text:span><text:span text:style-name="T96">int</text:span><text:span text:style-name="T2"> </text:span><text:span text:style-name="T51">l</text:span><text:span text:style-name="T2"> =</text:span><text:span text:style-name="T51">a</text:span><text:span text:style-name="T2">[0],</text:span><text:span text:style-name="T51">s</text:span><text:span text:style-name="T2"> = </text:span><text:span text:style-name="T51">a</text:span><text:span text:style-name="T2">[0];</text:span></text:p>
      <text:p text:style-name="P71"><text:span text:style-name="T2"><text:tab/><text:tab/></text:span></text:p>
      <text:p text:style-name="P71"><text:span text:style-name="T2"><text:tab/><text:tab/></text:span><text:span text:style-name="T96">for</text:span><text:span text:style-name="T2">(</text:span><text:span text:style-name="T96">int</text:span><text:span text:style-name="T2"> </text:span><text:span text:style-name="T51">i</text:span><text:span text:style-name="T2"> =1;</text:span><text:span text:style-name="T51">i</text:span><text:span text:style-name="T2">&lt;</text:span><text:span text:style-name="T51">a</text:span><text:span text:style-name="T2">.</text:span><text:span text:style-name="T102">length</text:span><text:span text:style-name="T2">;</text:span><text:span text:style-name="T51">i</text:span><text:span text:style-name="T2">++) {</text:span></text:p>
      <text:p text:style-name="P71"><text:span text:style-name="T2"><text:tab/><text:tab/><text:tab/></text:span><text:span text:style-name="T96">if</text:span><text:span text:style-name="T2">(</text:span><text:span text:style-name="T51">a</text:span><text:span text:style-name="T2">[</text:span><text:span text:style-name="T51">i</text:span><text:span text:style-name="T2">]&lt;100) {</text:span></text:p>
      <text:p text:style-name="P71"><text:span text:style-name="T2"><text:tab/><text:tab/><text:tab/><text:tab/></text:span><text:span text:style-name="T51">l</text:span><text:span text:style-name="T2">=</text:span><text:span text:style-name="T51">a</text:span><text:span text:style-name="T2">[</text:span><text:span text:style-name="T51">i</text:span><text:span text:style-name="T2">];</text:span></text:p>
      <text:p text:style-name="P71"><text:span text:style-name="T2"><text:tab/><text:tab/><text:tab/>}</text:span></text:p>
      <text:p text:style-name="P71"><text:span text:style-name="T2"><text:tab/><text:tab/>}</text:span></text:p>
      <text:p text:style-name="P71"><text:span text:style-name="T2"><text:tab/><text:tab/><text:tab/></text:span><text:span text:style-name="T96">for</text:span><text:span text:style-name="T2">(</text:span><text:span text:style-name="T96">int</text:span><text:span text:style-name="T2"> </text:span><text:span text:style-name="T51">i</text:span><text:span text:style-name="T2"> =1;</text:span><text:span text:style-name="T51">i</text:span><text:span text:style-name="T2">&lt;</text:span><text:span text:style-name="T51">a</text:span><text:span text:style-name="T2">.</text:span><text:span text:style-name="T102">length</text:span><text:span text:style-name="T2">;</text:span><text:span text:style-name="T51">i</text:span><text:span text:style-name="T2">++) {</text:span></text:p>
      <text:p text:style-name="P71"><text:span text:style-name="T2"><text:tab/><text:tab/><text:tab/></text:span><text:span text:style-name="T96">if</text:span><text:span text:style-name="T2">(</text:span><text:span text:style-name="T51">a</text:span><text:span text:style-name="T2">[</text:span><text:span text:style-name="T51">i</text:span><text:span text:style-name="T2">]&lt;0) {</text:span></text:p>
      <text:p text:style-name="P71"><text:span text:style-name="T2"><text:tab/><text:tab/><text:tab/><text:tab/></text:span><text:span text:style-name="T51">s</text:span><text:span text:style-name="T2">=</text:span><text:span text:style-name="T51">a</text:span><text:span text:style-name="T2">[</text:span><text:span text:style-name="T51">i</text:span><text:span text:style-name="T2">];</text:span></text:p>
      <text:p text:style-name="P71"><text:span text:style-name="T2"><text:tab/><text:tab/><text:tab/>}</text:span></text:p>
      <text:p text:style-name="P71"><text:span text:style-name="T2"><text:tab/><text:tab/>}</text:span></text:p>
      <text:p text:style-name="P71"><text:span text:style-name="T2"><text:tab/><text:tab/>System.</text:span><text:span text:style-name="T113">out</text:span><text:span text:style-name="T2">.println(</text:span><text:span text:style-name="T51">l</text:span><text:span text:style-name="T2">);</text:span></text:p>
      <text:p text:style-name="P71"><text:span text:style-name="T2"><text:tab/><text:tab/>System.</text:span><text:span text:style-name="T113">out</text:span><text:span text:style-name="T2">.println(</text:span><text:span text:style-name="T51">s</text:span><text:span text:style-name="T2">);</text:span></text:p>
      <text:p text:style-name="P71"><text:span text:style-name="T2"><text:tab/>}</text:span></text:p>
      <text:p text:style-name="P71"><text:span text:style-name="T2"/></text:p>
      <text:p text:style-name="P26">17)find the number of vowels and consonants count in the String Input:ramesh output:vowels:2,consonants:4</text:p>
      <text:p text:style-name="P26">Ans)</text:p>
      <text:p text:style-name="P26"><text:span text:style-name="T81">public</text:span><text:span text:style-name="T2"> </text:span><text:span text:style-name="T81">class</text:span><text:span text:style-name="T2"> VowCon {</text:span></text:p>
      <text:p text:style-name="P71"/>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p>
      <text:p text:style-name="P71"><text:span text:style-name="T2"><text:tab/><text:tab/></text:span><text:span text:style-name="T96">int</text:span><text:span text:style-name="T2"> </text:span><text:span text:style-name="T51">count</text:span><text:span text:style-name="T2">=0;</text:span></text:p>
      <text:p text:style-name="P71"><text:span text:style-name="T2"><text:s text:c="8"/></text:span><text:span text:style-name="T96">int</text:span><text:span text:style-name="T2"> </text:span><text:span text:style-name="T51">count1</text:span><text:span text:style-name="T2">=0;</text:span></text:p>
      <text:p text:style-name="P71"><text:span text:style-name="T2"><text:s text:c="8"/>System.</text:span><text:span text:style-name="T113">out</text:span><text:span text:style-name="T2">.println(</text:span><text:span text:style-name="T69">"Enter a sentence:"</text:span><text:span text:style-name="T2">);</text:span></text:p>
      <text:p text:style-name="P71"><text:span text:style-name="T2"><text:s text:c="8"/>Scanner </text:span><text:span text:style-name="T64">sc</text:span><text:span text:style-name="T2">=</text:span><text:span text:style-name="T96">new</text:span><text:span text:style-name="T2"> Scanner(System.</text:span><text:span text:style-name="T113">in</text:span><text:span text:style-name="T2">);</text:span></text:p>
      <text:p text:style-name="P71"><text:span text:style-name="T2"><text:s text:c="8"/>String </text:span><text:span text:style-name="T51">sentence</text:span><text:span text:style-name="T2"> = </text:span><text:span text:style-name="T51">sc</text:span><text:span text:style-name="T2">.nextLine();</text:span></text:p>
      <text:p text:style-name="P71"><text:span text:style-name="T2"><text:s text:c="8"/></text:span><text:span text:style-name="T96">for</text:span><text:span text:style-name="T2"> (</text:span><text:span text:style-name="T96">int</text:span><text:span text:style-name="T2"> </text:span><text:span text:style-name="T51">i</text:span><text:span text:style-name="T2">=0;</text:span><text:span text:style-name="T51">i</text:span><text:span text:style-name="T2">&lt;</text:span><text:span text:style-name="T51">sentence</text:span><text:span text:style-name="T2">.length();</text:span><text:span text:style-name="T51">i</text:span><text:span text:style-name="T2">++)</text:span></text:p>
      <text:p text:style-name="P71"><text:soft-page-break/><text:span text:style-name="T2"><text:s text:c="8"/>{</text:span></text:p>
      <text:p text:style-name="P71"><text:span text:style-name="T2"><text:s text:c="12"/></text:span><text:span text:style-name="T96">char</text:span><text:span text:style-name="T2"> </text:span><text:span text:style-name="T51">ch</text:span><text:span text:style-name="T2">=</text:span><text:span text:style-name="T51">sentence</text:span><text:span text:style-name="T2">.charAt(</text:span><text:span text:style-name="T51">i</text:span><text:span text:style-name="T2">);</text:span></text:p>
      <text:p text:style-name="P71"><text:span text:style-name="T2"><text:s text:c="12"/></text:span><text:span text:style-name="T96">if</text:span><text:span text:style-name="T2"> (</text:span><text:span text:style-name="T51">ch</text:span><text:span text:style-name="T2">==</text:span><text:span text:style-name="T69">'a'</text:span><text:span text:style-name="T2">||</text:span><text:span text:style-name="T51">ch</text:span><text:span text:style-name="T2">==</text:span><text:span text:style-name="T69">'e'</text:span><text:span text:style-name="T2">||</text:span><text:span text:style-name="T51">ch</text:span><text:span text:style-name="T2">==</text:span><text:span text:style-name="T69">'i'</text:span><text:span text:style-name="T2">||</text:span><text:span text:style-name="T51">ch</text:span><text:span text:style-name="T2">==</text:span><text:span text:style-name="T69">'o'</text:span><text:span text:style-name="T2">||</text:span><text:span text:style-name="T51">ch</text:span><text:span text:style-name="T2">==</text:span><text:span text:style-name="T69">'u'</text:span><text:span text:style-name="T2">)</text:span></text:p>
      <text:p text:style-name="P71"><text:span text:style-name="T2"><text:s text:c="12"/>{</text:span></text:p>
      <text:p text:style-name="P71"><text:span text:style-name="T2"><text:s text:c="16"/></text:span><text:span text:style-name="T51">count</text:span><text:span text:style-name="T2">++;</text:span></text:p>
      <text:p text:style-name="P71"><text:span text:style-name="T2"><text:s text:c="12"/>}</text:span></text:p>
      <text:p text:style-name="P71"><text:span text:style-name="T2"><text:s text:c="12"/></text:span><text:span text:style-name="T96">else</text:span><text:span text:style-name="T2"> </text:span><text:span text:style-name="T96">if</text:span><text:span text:style-name="T2">(</text:span><text:span text:style-name="T51">ch</text:span><text:span text:style-name="T2">!=</text:span><text:span text:style-name="T69">'a'</text:span><text:span text:style-name="T2">||</text:span><text:span text:style-name="T51">ch</text:span><text:span text:style-name="T2">!=</text:span><text:span text:style-name="T69">'e'</text:span><text:span text:style-name="T2">||</text:span><text:span text:style-name="T51">ch</text:span><text:span text:style-name="T2">!=</text:span><text:span text:style-name="T69">'i'</text:span><text:span text:style-name="T2">||</text:span><text:span text:style-name="T51">ch</text:span><text:span text:style-name="T2">!=</text:span><text:span text:style-name="T69">'o'</text:span><text:span text:style-name="T2">||</text:span><text:span text:style-name="T51">ch</text:span><text:span text:style-name="T2">!=</text:span><text:span text:style-name="T69">'u'</text:span><text:span text:style-name="T2">||</text:span><text:span text:style-name="T51">ch</text:span><text:span text:style-name="T2">!=</text:span><text:span text:style-name="T69">' '</text:span><text:span text:style-name="T2">) {</text:span></text:p>
      <text:p text:style-name="P71"><text:span text:style-name="T2"><text:s text:c="12"/></text:span><text:span text:style-name="T51">count1</text:span><text:span text:style-name="T2">++;</text:span></text:p>
      <text:p text:style-name="P71"><text:span text:style-name="T2"><text:s text:c="12"/></text:span></text:p>
      <text:p text:style-name="P71"><text:span text:style-name="T2"><text:s text:c="12"/>}</text:span></text:p>
      <text:p text:style-name="P71"><text:span text:style-name="T2"><text:s text:c="7"/>}</text:span></text:p>
      <text:p text:style-name="P71"><text:span text:style-name="T2"><text:s text:c="8"/>System.</text:span><text:span text:style-name="T113">out</text:span><text:span text:style-name="T2">.println(</text:span><text:span text:style-name="T69">"vowels:"</text:span><text:span text:style-name="T2">+</text:span><text:span text:style-name="T51">count</text:span><text:span text:style-name="T2">);</text:span></text:p>
      <text:p text:style-name="P71"><text:span text:style-name="T2"><text:s text:c="8"/>System.</text:span><text:span text:style-name="T113">out</text:span><text:span text:style-name="T2">.println(</text:span><text:span text:style-name="T69">"consonants:"</text:span><text:span text:style-name="T2">+</text:span><text:span text:style-name="T51">count1</text:span><text:span text:style-name="T2">);</text:span></text:p>
      <text:p text:style-name="P71"><text:span text:style-name="T2"><text:tab/>}</text:span></text:p>
      <text:p text:style-name="P71"/>
      <text:p text:style-name="P26"><text:span text:style-name="T2">}</text:span></text:p>
      <text:p text:style-name="P79"><text:span text:style-name="T238"/></text:p>
      <text:p text:style-name="P79"><text:span text:style-name="T251">18)word reverse and First letter capital program input:this is java output:Siht Si Avaj</text:span><text:span text:style-name="T238"><text:tab/><text:tab/></text:span></text:p>
      <text:p text:style-name="P78"><text:span text:style-name="T238">A</text:span><text:span text:style-name="T236">ns)</text:span></text:p>
      <text:p text:style-name="P78"><text:span text:style-name="T100">public</text:span> <text:span text:style-name="T101">static</text:span> <text:span text:style-name="T101">void</text:span> main(String[] <text:span text:style-name="T51">args</text:span>) {</text:p>
      <text:p text:style-name="P71"><text:span text:style-name="T2"><text:tab/><text:tab/></text:span><text:span text:style-name="T75">// </text:span><text:span text:style-name="T220">TODO</text:span><text:span text:style-name="T75"> Auto-generated method stub</text:span></text:p>
      <text:p text:style-name="P71"><text:span text:style-name="T2"><text:tab/><text:tab/>String </text:span><text:span text:style-name="T51">str</text:span><text:span text:style-name="T2"> = </text:span><text:span text:style-name="T69">"This is java Programming"</text:span><text:span text:style-name="T2">;</text:span></text:p>
      <text:p text:style-name="P71"><text:span text:style-name="T2"><text:s text:c="8"/>String </text:span><text:span text:style-name="T51">str1</text:span><text:span text:style-name="T2"> =</text:span><text:span text:style-name="T51">str</text:span><text:span text:style-name="T2">.toLowerCase();</text:span></text:p>
      <text:p text:style-name="P71"><text:span text:style-name="T2"><text:s text:c="8"/>StringBuilder </text:span><text:span text:style-name="T51">sb</text:span><text:span text:style-name="T2"> = </text:span><text:span text:style-name="T96">new</text:span><text:span text:style-name="T2"> StringBuilder();</text:span></text:p>
      <text:p text:style-name="P71"><text:span text:style-name="T2"><text:s text:c="8"/></text:span><text:span text:style-name="T96">for</text:span><text:span text:style-name="T2"> (String </text:span><text:span text:style-name="T51">s</text:span><text:span text:style-name="T2"> : </text:span><text:span text:style-name="T51">str1</text:span><text:span text:style-name="T2">.split(</text:span><text:span text:style-name="T69">" "</text:span><text:span text:style-name="T2">))</text:span></text:p>
      <text:p text:style-name="P71"><text:span text:style-name="T2"><text:s text:c="8"/>{</text:span></text:p>
      <text:p text:style-name="P71"><text:span text:style-name="T2"><text:s text:c="12"/>String </text:span><text:span text:style-name="T51">revSt</text:span><text:span text:style-name="T2"> = </text:span><text:span text:style-name="T96">new</text:span><text:span text:style-name="T2"> StringBuilder(</text:span><text:span text:style-name="T51">s</text:span><text:span text:style-name="T2">).reverse().toString();</text:span></text:p>
      <text:p text:style-name="P71"><text:span text:style-name="T2"><text:s text:c="12"/></text:span><text:span text:style-name="T51">revSt</text:span><text:span text:style-name="T2"> = </text:span><text:span text:style-name="T51">revSt</text:span><text:span text:style-name="T2">.substring(0,0) +Character.</text:span><text:span text:style-name="T35">toUpperCase</text:span><text:span text:style-name="T2">(</text:span><text:span text:style-name="T51">revSt</text:span><text:span text:style-name="T2">.charAt(0))+ </text:span><text:span text:style-name="T51">revSt</text:span><text:span text:style-name="T2">.substring(1); </text:span></text:p>
      <text:p text:style-name="P71"/>
      <text:p text:style-name="P71"><text:span text:style-name="T2"><text:s text:c="12"/></text:span><text:span text:style-name="T51">sb</text:span><text:span text:style-name="T2">.append(</text:span><text:span text:style-name="T51">revSt</text:span><text:span text:style-name="T2">).append(</text:span><text:span text:style-name="T69">" "</text:span><text:span text:style-name="T2">);</text:span></text:p>
      <text:p text:style-name="P71"><text:span text:style-name="T2"><text:s text:c="8"/>}</text:span></text:p>
      <text:p text:style-name="P71"><text:span text:style-name="T2"><text:s text:c="8"/>System.</text:span><text:span text:style-name="T113">out</text:span><text:span text:style-name="T2">.println(</text:span><text:span text:style-name="T51">sb</text:span><text:span text:style-name="T2">);</text:span></text:p>
      <text:p text:style-name="P71"/>
      <text:p text:style-name="P78"><text:tab/>}</text:p>
      <text:p text:style-name="P84">19)Remove space in a String input:this is java Output:thisisjjava</text:p>
      <text:p text:style-name="P85">Ans)</text:p>
      <text:p text:style-name="P85"><text:span text:style-name="T81">public</text:span><text:span text:style-name="T2"> </text:span><text:span text:style-name="T81">static</text:span><text:span text:style-name="T2"> </text:span><text:span text:style-name="T81">void</text:span><text:span text:style-name="T2"> main(String[] </text:span><text:span text:style-name="T51">args</text:span><text:span text:style-name="T2">) {</text:span></text:p>
      <text:p text:style-name="P71"><text:span text:style-name="T2"><text:tab/><text:tab/>String </text:span><text:span text:style-name="T51">s</text:span><text:span text:style-name="T2"> =</text:span><text:span text:style-name="T69">"This is java"</text:span><text:span text:style-name="T2">;<text:tab/><text:tab/></text:span></text:p>
      <text:p text:style-name="P71"><text:span text:style-name="T2"><text:tab/><text:tab/> String </text:span><text:span text:style-name="T51">str</text:span><text:span text:style-name="T2">[] = </text:span><text:span text:style-name="T51">s</text:span><text:span text:style-name="T2">.split(</text:span><text:span text:style-name="T69">" "</text:span><text:span text:style-name="T2">);</text:span></text:p>
      <text:p text:style-name="P71"><text:span text:style-name="T2"><text:tab/><text:tab/> </text:span><text:span text:style-name="T96">for</text:span><text:span text:style-name="T2">(</text:span><text:span text:style-name="T96">int</text:span><text:span text:style-name="T2"> </text:span><text:span text:style-name="T51">i</text:span><text:span text:style-name="T2"> = 0;</text:span><text:span text:style-name="T51">i</text:span><text:span text:style-name="T2">&lt;</text:span><text:span text:style-name="T51">str</text:span><text:span text:style-name="T2">.</text:span><text:span text:style-name="T102">length</text:span><text:span text:style-name="T2">;</text:span><text:span text:style-name="T51">i</text:span><text:span text:style-name="T2">++) {</text:span></text:p>
      <text:p text:style-name="P71"><text:span text:style-name="T2"><text:tab/><text:tab/><text:tab/> System.</text:span><text:span text:style-name="T113">out</text:span><text:span text:style-name="T2">.print(</text:span><text:span text:style-name="T51">str</text:span><text:span text:style-name="T2">[</text:span><text:span text:style-name="T51">i</text:span><text:span text:style-name="T2">]); </text:span></text:p>
      <text:p text:style-name="P71"><text:span text:style-name="T2"><text:tab/><text:tab/> }</text:span></text:p>
      <text:p text:style-name="P71"><text:span text:style-name="T2"><text:tab/><text:tab/></text:span></text:p>
      <text:p text:style-name="P85"><text:soft-page-break/><text:span text:style-name="T2"><text:tab/>}</text:span></text:p>
      <text:p text:style-name="P86"><text:span text:style-name="T32">2</text:span><text:span text:style-name="T2">0)List is the collection of person object Person class contains name,age From the list of person object remove below 18 age person objects after removing print latest List of person ob</text:span><text:span text:style-name="T32">j</text:span><text:span text:style-name="T2">ect?Do with and without stream api?</text:span></text:p>
      <text:p text:style-name="P91"><text:span text:style-name="T205">Ans)</text:span><text:span text:style-name="T96">public</text:span><text:span text:style-name="T2"> </text:span><text:span text:style-name="T96">class</text:span><text:span text:style-name="T2"> Person {</text:span></text:p>
      <text:p text:style-name="P71"/>
      <text:p text:style-name="P71"><text:span text:style-name="T2"><text:tab/>String </text:span><text:span text:style-name="T102">name</text:span><text:span text:style-name="T2">;</text:span></text:p>
      <text:p text:style-name="P71"><text:span text:style-name="T2"><text:tab/></text:span><text:span text:style-name="T96">int</text:span><text:span text:style-name="T2"> </text:span><text:span text:style-name="T102">age</text:span><text:span text:style-name="T2">;</text:span></text:p>
      <text:p text:style-name="P71"><text:span text:style-name="T2"><text:tab/>Person(String </text:span><text:span text:style-name="T51">name</text:span><text:span text:style-name="T2">, </text:span><text:span text:style-name="T96">int</text:span><text:span text:style-name="T2"> </text:span><text:span text:style-name="T51">age</text:span><text:span text:style-name="T2">)</text:span></text:p>
      <text:p text:style-name="P71"><text:span text:style-name="T2"><text:tab/>{</text:span></text:p>
      <text:p text:style-name="P71"><text:span text:style-name="T2"><text:tab/><text:tab/></text:span><text:span text:style-name="T96">this</text:span><text:span text:style-name="T2">.</text:span><text:span text:style-name="T102">name</text:span><text:span text:style-name="T2">=</text:span><text:span text:style-name="T51">name</text:span><text:span text:style-name="T2">;</text:span></text:p>
      <text:p text:style-name="P71"><text:span text:style-name="T2"><text:tab/><text:tab/></text:span><text:span text:style-name="T96">this</text:span><text:span text:style-name="T2">.</text:span><text:span text:style-name="T102">age</text:span><text:span text:style-name="T2">=</text:span><text:span text:style-name="T51">age</text:span><text:span text:style-name="T2">;</text:span></text:p>
      <text:p text:style-name="P71"><text:span text:style-name="T2"><text:tab/>}</text:span></text:p>
      <text:p text:style-name="P71"/>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List &lt;Person&gt;</text:span><text:span text:style-name="T51">person</text:span><text:span text:style-name="T2"> = </text:span><text:span text:style-name="T96">new</text:span><text:span text:style-name="T2"> ArrayList&lt;Person&gt;();</text:span></text:p>
      <text:p text:style-name="P71"><text:span text:style-name="T2"><text:tab/><text:tab/></text:span><text:span text:style-name="T51">person</text:span><text:span text:style-name="T2">.add(</text:span><text:span text:style-name="T96">new</text:span><text:span text:style-name="T2"> Person(</text:span><text:span text:style-name="T69">"Bella"</text:span><text:span text:style-name="T2">,21));</text:span></text:p>
      <text:p text:style-name="P71"><text:span text:style-name="T2"><text:tab/><text:tab/></text:span><text:span text:style-name="T51">person</text:span><text:span text:style-name="T2">.add(</text:span><text:span text:style-name="T96">new</text:span><text:span text:style-name="T2"> Person(</text:span><text:span text:style-name="T69">"Edward"</text:span><text:span text:style-name="T2">, 155));</text:span></text:p>
      <text:p text:style-name="P71"><text:span text:style-name="T2"><text:tab/><text:tab/></text:span><text:span text:style-name="T51">person</text:span><text:span text:style-name="T2">.add(</text:span><text:span text:style-name="T96">new</text:span><text:span text:style-name="T2"> Person(</text:span><text:span text:style-name="T69">"Jacob"</text:span><text:span text:style-name="T2">,224));</text:span></text:p>
      <text:p text:style-name="P71"><text:span text:style-name="T2"><text:tab/><text:tab/></text:span><text:span text:style-name="T51">person</text:span><text:span text:style-name="T2">.add(</text:span><text:span text:style-name="T96">new</text:span><text:span text:style-name="T2"> Person(</text:span><text:span text:style-name="T69">"Alice"</text:span><text:span text:style-name="T2">, 19));</text:span></text:p>
      <text:p text:style-name="P71"><text:span text:style-name="T2"><text:tab/><text:tab/></text:span><text:span text:style-name="T51">person</text:span><text:span text:style-name="T2">.add(</text:span><text:span text:style-name="T96">new</text:span><text:span text:style-name="T2"> Person(</text:span><text:span text:style-name="T69">"Jane"</text:span><text:span text:style-name="T2">,20));</text:span></text:p>
      <text:p text:style-name="P71"><text:span text:style-name="T2"><text:tab/><text:tab/></text:span><text:span text:style-name="T51">person</text:span><text:span text:style-name="T2">.add(</text:span><text:span text:style-name="T96">new</text:span><text:span text:style-name="T2"> Person(</text:span><text:span text:style-name="T69">"Jasper"</text:span><text:span text:style-name="T2">, 17));</text:span></text:p>
      <text:p text:style-name="P71"><text:span text:style-name="T51">person</text:span><text:span text:style-name="T2">.stream().filter(</text:span><text:span text:style-name="T51">P</text:span><text:span text:style-name="T2"> -&gt; </text:span><text:span text:style-name="T51">P</text:span><text:span text:style-name="T2">.</text:span><text:span text:style-name="T102">age</text:span><text:span text:style-name="T2"> &gt;18).collect(Collectors.</text:span><text:span text:style-name="T35">toList</text:span><text:span text:style-name="T2">()).forEach(</text:span><text:span text:style-name="T51">Person</text:span><text:span text:style-name="T2"> -&gt;System.</text:span><text:span text:style-name="T113">out</text:span><text:span text:style-name="T2">.print(</text:span><text:span text:style-name="T51">Person</text:span><text:span text:style-name="T2">.</text:span><text:span text:style-name="T102">name</text:span><text:span text:style-name="T2">+</text:span><text:span text:style-name="T69">" "</text:span><text:span text:style-name="T2">));</text:span></text:p>
      <text:p text:style-name="P71"/>
      <text:p text:style-name="P71"/>
      <text:p text:style-name="P71"><text:span text:style-name="T2"><text:tab/><text:tab/> </text:span></text:p>
      <text:p text:style-name="P71"><text:span text:style-name="T2"><text:tab/><text:tab/> <text:s text:c="2"/></text:span></text:p>
      <text:p text:style-name="P71"><text:span text:style-name="T2"><text:tab/>}</text:span></text:p>
      <text:p text:style-name="P71"/>
      <text:p text:style-name="P87"><text:span text:style-name="T2">}</text:span></text:p>
      <text:p text:style-name="P86"><text:span text:style-name="T2">21)Example program on comparable and comparator?In which scenario we use comparator?</text:span></text:p>
      <text:p text:style-name="P88"><text:span text:style-name="T2">Ans) Comparator Example:-</text:span></text:p>
      <text:p text:style-name="P86"><text:span text:style-name="T81">public</text:span><text:span text:style-name="T2"> </text:span><text:span text:style-name="T81">class</text:span><text:span text:style-name="T2"> Compare {</text:span></text:p>
      <text:p text:style-name="P71"><text:span text:style-name="T2"><text:tab/></text:span><text:span text:style-name="T96">int</text:span><text:span text:style-name="T2"> </text:span><text:span text:style-name="T102">rollno</text:span><text:span text:style-name="T2">; <text:s/></text:span></text:p>
      <text:p text:style-name="P71"><text:span text:style-name="T2"><text:tab/>String </text:span><text:span text:style-name="T102">name</text:span><text:span text:style-name="T2">;<text:tab/> <text:s/></text:span></text:p>
      <text:p text:style-name="P71"><text:span text:style-name="T2"><text:tab/>Compare(</text:span><text:span text:style-name="T96">int</text:span><text:span text:style-name="T2"> </text:span><text:span text:style-name="T51">rollno</text:span><text:span text:style-name="T2">,String </text:span><text:span text:style-name="T51">name</text:span><text:span text:style-name="T2">){ <text:s/></text:span></text:p>
      <text:p text:style-name="P71"><text:span text:style-name="T2"><text:tab/></text:span><text:span text:style-name="T96">this</text:span><text:span text:style-name="T2">.</text:span><text:span text:style-name="T102">rollno</text:span><text:span text:style-name="T2">=</text:span><text:span text:style-name="T51">rollno</text:span><text:span text:style-name="T2">; <text:s/></text:span></text:p>
      <text:p text:style-name="P71"><text:span text:style-name="T2"><text:tab/> </text:span><text:span text:style-name="T96">this</text:span><text:span text:style-name="T2">.</text:span><text:span text:style-name="T102">name</text:span><text:span text:style-name="T2"> = </text:span><text:span text:style-name="T51">name</text:span><text:span text:style-name="T2">;</text:span></text:p>
      <text:p text:style-name="P71"><text:span text:style-name="T2"><text:s text:c="2"/></text:span></text:p>
      <text:p text:style-name="P71"><text:span text:style-name="T2"><text:tab/>}</text:span></text:p>
      <text:p text:style-name="P86"><text:span text:style-name="T2">}</text:span></text:p>
      <text:p text:style-name="P86"><text:span text:style-name="T81">class</text:span><text:span text:style-name="T2"> Example </text:span><text:span text:style-name="T81">implements</text:span><text:span text:style-name="T2"> Comparator&lt;Compare&gt; {</text:span></text:p>
      <text:p text:style-name="P71"><text:soft-page-break/><text:span text:style-name="T2"><text:tab/> </text:span><text:span text:style-name="T96">public</text:span><text:span text:style-name="T2"> </text:span><text:span text:style-name="T96">int</text:span><text:span text:style-name="T2"> compare(Compare </text:span><text:span text:style-name="T51">s1</text:span><text:span text:style-name="T2">,Compare </text:span><text:span text:style-name="T51">s2</text:span><text:span text:style-name="T2">){ <text:s/></text:span></text:p>
      <text:p text:style-name="P71"><text:span text:style-name="T2"><text:tab/><text:tab/> </text:span><text:span text:style-name="T96">return</text:span><text:span text:style-name="T2"> </text:span><text:span text:style-name="T51">s1</text:span><text:span text:style-name="T2">.</text:span><text:span text:style-name="T102">name</text:span><text:span text:style-name="T2">.compareTo(</text:span><text:span text:style-name="T51">s2</text:span><text:span text:style-name="T2">.</text:span><text:span text:style-name="T102">name</text:span><text:span text:style-name="T2">); <text:s/></text:span></text:p>
      <text:p text:style-name="P71"><text:span text:style-name="T2"><text:tab/><text:tab/> } <text:s/></text:span></text:p>
      <text:p text:style-name="P86"><text:span text:style-name="T2">}</text:span></text:p>
      <text:p text:style-name="P86"><text:span text:style-name="T81">public</text:span><text:span text:style-name="T2"> </text:span><text:span text:style-name="T81">class</text:span><text:span text:style-name="T2"> Exam2 {</text:span></text:p>
      <text:p text:style-name="P71"/>
      <text:p text:style-name="P71"><text:span text:style-name="T2"><text:tab/></text:span><text:span text:style-name="T96">public</text:span><text:span text:style-name="T2"> </text:span><text:span text:style-name="T96">static</text:span><text:span text:style-name="T2"> </text:span><text:span text:style-name="T96">void</text:span><text:span text:style-name="T2"> main(String[] </text:span><text:span text:style-name="T51">args</text:span><text:span text:style-name="T2">) {</text:span></text:p>
      <text:p text:style-name="P71"><text:span text:style-name="T2"><text:tab/><text:tab/></text:span></text:p>
      <text:p text:style-name="P71"><text:span text:style-name="T2"><text:tab/><text:tab/>ArrayList&lt;Compare&gt; </text:span><text:span text:style-name="T51">al</text:span><text:span text:style-name="T2">=</text:span><text:span text:style-name="T96">new</text:span><text:span text:style-name="T2"> ArrayList&lt;Compare&gt;(); <text:s/></text:span></text:p>
      <text:p text:style-name="P71"><text:span text:style-name="T2"><text:tab/><text:tab/></text:span><text:span text:style-name="T51">al</text:span><text:span text:style-name="T2">.add(</text:span><text:span text:style-name="T96">new</text:span><text:span text:style-name="T2"> Compare(1,</text:span><text:span text:style-name="T69">"Harry"</text:span><text:span text:style-name="T2">)); <text:s/></text:span></text:p>
      <text:p text:style-name="P71"><text:span text:style-name="T2"><text:tab/><text:tab/></text:span><text:span text:style-name="T51">al</text:span><text:span text:style-name="T2">.add(</text:span><text:span text:style-name="T96">new</text:span><text:span text:style-name="T2"> Compare(7,</text:span><text:span text:style-name="T69">"Ron"</text:span><text:span text:style-name="T2">)); <text:s/></text:span></text:p>
      <text:p text:style-name="P71"><text:span text:style-name="T2"><text:tab/><text:tab/></text:span><text:span text:style-name="T51">al</text:span><text:span text:style-name="T2">.add(</text:span><text:span text:style-name="T96">new</text:span><text:span text:style-name="T2"> Compare(10,</text:span><text:span text:style-name="T69">"Hermonie"</text:span><text:span text:style-name="T2">)); <text:s/></text:span></text:p>
      <text:p text:style-name="P71"><text:span text:style-name="T2"><text:tab/><text:tab/> <text:s/></text:span></text:p>
      <text:p text:style-name="P71"><text:span text:style-name="T2"><text:tab/><text:tab/>System.</text:span><text:span text:style-name="T113">out</text:span><text:span text:style-name="T2">.println(</text:span><text:span text:style-name="T69">"Sorting by Name"</text:span><text:span text:style-name="T2">); <text:s/><text:tab/><text:tab/></text:span></text:p>
      <text:p text:style-name="P71"><text:span text:style-name="T2"><text:tab/><text:tab/>Collections.</text:span><text:span text:style-name="T35">sort</text:span><text:span text:style-name="T2">(</text:span><text:span text:style-name="T51">al</text:span><text:span text:style-name="T2">,</text:span><text:span text:style-name="T96">new</text:span><text:span text:style-name="T2"> Example()); <text:s/><text:tab/> </text:span></text:p>
      <text:p text:style-name="P71"><text:span text:style-name="T2"><text:tab/><text:tab/></text:span><text:span text:style-name="T96">for</text:span><text:span text:style-name="T2">(Compare </text:span><text:span text:style-name="T51">t</text:span><text:span text:style-name="T2">: </text:span><text:span text:style-name="T51">al</text:span><text:span text:style-name="T2">){ <text:s/></text:span></text:p>
      <text:p text:style-name="P71"><text:span text:style-name="T2"><text:tab/><text:tab/>System.</text:span><text:span text:style-name="T113">out</text:span><text:span text:style-name="T2">.println(</text:span><text:span text:style-name="T51">t</text:span><text:span text:style-name="T2">.</text:span><text:span text:style-name="T102">rollno</text:span><text:span text:style-name="T2">+</text:span><text:span text:style-name="T69">" "</text:span><text:span text:style-name="T2">+</text:span><text:span text:style-name="T51">t</text:span><text:span text:style-name="T2">.</text:span><text:span text:style-name="T102">name</text:span><text:span text:style-name="T2">); <text:s/></text:span></text:p>
      <text:p text:style-name="P71"><text:span text:style-name="T2"><text:tab/><text:tab/>} <text:s/></text:span></text:p>
      <text:p text:style-name="P71"><text:span text:style-name="T2"><text:tab/>}</text:span></text:p>
      <text:p text:style-name="P71"/>
      <text:p text:style-name="P86"><text:span text:style-name="T2">}</text:span></text:p>
      <text:p text:style-name="P88"><text:span text:style-name="T2">Comparable Example:-</text:span></text:p>
      <text:p text:style-name="P88"><text:span text:style-name="T81">public</text:span><text:span text:style-name="T2"> </text:span><text:span text:style-name="T81">class</text:span><text:span text:style-name="T2"> CompareTo </text:span><text:span text:style-name="T81">implements</text:span><text:span text:style-name="T2"> Comparable&lt;CompareTo&gt; {</text:span></text:p>
      <text:p text:style-name="P71"><text:span text:style-name="T2"><text:tab/></text:span><text:span text:style-name="T96">int</text:span><text:span text:style-name="T2"> </text:span><text:span text:style-name="T102">rollno</text:span><text:span text:style-name="T2">; <text:s/></text:span></text:p>
      <text:p text:style-name="P71"><text:span text:style-name="T2"><text:tab/>String </text:span><text:span text:style-name="T102">name</text:span><text:span text:style-name="T2">;</text:span></text:p>
      <text:p text:style-name="P71"><text:span text:style-name="T2"><text:tab/> </text:span><text:span text:style-name="T96">int</text:span><text:span text:style-name="T2"> </text:span><text:span text:style-name="T102">age</text:span><text:span text:style-name="T2">;<text:tab/> <text:s/></text:span></text:p>
      <text:p text:style-name="P71"><text:span text:style-name="T2"><text:tab/>CompareTo(</text:span><text:span text:style-name="T96">int</text:span><text:span text:style-name="T2"> </text:span><text:span text:style-name="T51">rollno</text:span><text:span text:style-name="T2">,String </text:span><text:span text:style-name="T51">name</text:span><text:span text:style-name="T2">,</text:span><text:span text:style-name="T96">int</text:span><text:span text:style-name="T2"> </text:span><text:span text:style-name="T51">age</text:span><text:span text:style-name="T2">){ <text:s/></text:span></text:p>
      <text:p text:style-name="P71"><text:span text:style-name="T2"><text:tab/></text:span><text:span text:style-name="T96">this</text:span><text:span text:style-name="T2">.</text:span><text:span text:style-name="T102">rollno</text:span><text:span text:style-name="T2">=</text:span><text:span text:style-name="T51">rollno</text:span><text:span text:style-name="T2">; <text:s/></text:span></text:p>
      <text:p text:style-name="P71"><text:span text:style-name="T2"><text:tab/> </text:span><text:span text:style-name="T96">this</text:span><text:span text:style-name="T2">.</text:span><text:span text:style-name="T102">name</text:span><text:span text:style-name="T2"> = </text:span><text:span text:style-name="T51">name</text:span><text:span text:style-name="T2">;</text:span></text:p>
      <text:p text:style-name="P71"><text:span text:style-name="T2"><text:tab/> </text:span><text:span text:style-name="T96">this</text:span><text:span text:style-name="T2">.</text:span><text:span text:style-name="T102">age</text:span><text:span text:style-name="T2"> = </text:span><text:span text:style-name="T51">age</text:span><text:span text:style-name="T2">;</text:span></text:p>
      <text:p text:style-name="P71"><text:span text:style-name="T2"><text:tab/>}</text:span></text:p>
      <text:p text:style-name="P71"><text:span text:style-name="T2"><text:tab/></text:span><text:span text:style-name="T96">public</text:span><text:span text:style-name="T2"> </text:span><text:span text:style-name="T96">int</text:span><text:span text:style-name="T2"> compareTo(CompareTo </text:span><text:span text:style-name="T51">t</text:span><text:span text:style-name="T2">){ <text:s/></text:span></text:p>
      <text:p text:style-name="P71"><text:span text:style-name="T2"><text:tab/><text:tab/></text:span><text:span text:style-name="T96">if</text:span><text:span text:style-name="T2">(</text:span><text:span text:style-name="T102">age</text:span><text:span text:style-name="T2">==</text:span><text:span text:style-name="T51">t</text:span><text:span text:style-name="T2">.</text:span><text:span text:style-name="T102">age</text:span><text:span text:style-name="T2">) <text:s/></text:span></text:p>
      <text:p text:style-name="P71"><text:span text:style-name="T2"><text:tab/><text:tab/></text:span><text:span text:style-name="T96">return</text:span><text:span text:style-name="T2"> 0; <text:s/></text:span></text:p>
      <text:p text:style-name="P71"><text:span text:style-name="T2"><text:tab/><text:tab/></text:span><text:span text:style-name="T96">else</text:span><text:span text:style-name="T2"> </text:span><text:span text:style-name="T96">if</text:span><text:span text:style-name="T2">(</text:span><text:span text:style-name="T102">age</text:span><text:span text:style-name="T2">&gt;</text:span><text:span text:style-name="T51">t</text:span><text:span text:style-name="T2">.</text:span><text:span text:style-name="T102">age</text:span><text:span text:style-name="T2">) <text:s/></text:span></text:p>
      <text:p text:style-name="P71"><text:span text:style-name="T2"><text:tab/><text:tab/></text:span><text:span text:style-name="T96">return</text:span><text:span text:style-name="T2"> 1; <text:s/></text:span></text:p>
      <text:p text:style-name="P71"><text:span text:style-name="T2"><text:tab/><text:tab/></text:span><text:span text:style-name="T96">else</text:span><text:span text:style-name="T2"> <text:s/></text:span></text:p>
      <text:p text:style-name="P71"><text:span text:style-name="T2"><text:tab/><text:tab/></text:span><text:span text:style-name="T96">return</text:span><text:span text:style-name="T2"> -1; <text:s/></text:span></text:p>
      <text:p text:style-name="P71"><text:span text:style-name="T2"><text:tab/><text:tab/>} <text:s/></text:span></text:p>
      <text:p text:style-name="P88"><text:span text:style-name="T2">}</text:span></text:p>
      <text:p text:style-name="P88"/>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1" svg:font-family="Monospace"/>
    <style:font-face style:name="Muli" svg:font-family="Muli, Helvetica, Arial, sans-serif"/>
    <style:font-face style:name="Nunito" svg:font-family="Nunito, sans-serif"/>
    <style:font-face style:name="Roboto" svg:font-family="Roboto, Arial, 'Helvetica Neue', Helvetica, sans-serif"/>
    <style:font-face style:name="Roboto1" svg:font-family="Roboto, sans-serif"/>
    <style:font-face style:name="urw-din" svg:font-family="urw-din, sans-serif"/>
    <style:font-face style:name="Liberation Serif" svg:font-family="'Liberation Serif'" style:font-family-generic="roman" style:font-pitch="variable"/>
    <style:font-face style:name="Monospace" svg:font-family="Monospace"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2:15:18.065085046</meta:creation-date>
    <dc:date>2022-07-23T20:40:02.543080364</dc:date>
    <meta:editing-duration>PT9H51M37S</meta:editing-duration>
    <meta:editing-cycles>22</meta:editing-cycles>
    <meta:generator>LibreOffice/6.4.7.2$Linux_X86_64 LibreOffice_project/40$Build-2</meta:generator>
    <meta:document-statistic meta:table-count="0" meta:image-count="0" meta:object-count="0" meta:page-count="16" meta:paragraph-count="590" meta:word-count="2791" meta:character-count="21122" meta:non-whitespace-character-count="17016"/>
  </office:meta>
</office:document-meta>
</file>